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4pt"/>
    </style:style>
    <style:style style:name="co3" style:family="table-column">
      <style:table-column-properties fo:break-before="auto" style:column-width="80.96pt"/>
    </style:style>
    <style:style style:name="co4" style:family="table-column">
      <style:table-column-properties fo:break-before="auto" style:column-width="110.55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84.44pt"/>
    </style:style>
    <style:style style:name="co7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ext-properties style:font-name="Liberation Sans" style:font-name-asian="WenQuanYi Zen Hei Sharp" style:font-name-complex="Lohit Devanagari"/>
    </style:style>
    <style:style style:name="ce3" style:family="table-cell" style:parent-style-name="Default">
      <style:table-cell-properties fo:background-color="#ffff66"/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13" style:family="table-cell" style:parent-style-name="Default">
      <style:table-cell-properties fo:background-color="#ffff99"/>
      <style:text-properties style:font-name="Liberation Sans" style:font-name-asian="WenQuanYi Zen Hei Sharp" style:font-name-complex="Lohit Devanagari"/>
    </style:style>
    <style:style style:name="ce14" style:family="table-cell" style:parent-style-name="Default">
      <style:table-cell-properties fo:background-color="#b2b2b2"/>
      <style:text-properties style:font-name="Liberation Sans" style:font-name-asian="WenQuanYi Zen Hei Sharp" style:font-name-complex="Lohit Devanagari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fromlistofrootfiles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Wasabi Run</text:p>
          </table:table-cell>
          <table:table-cell office:value-type="string" calcext:value-type="string">
            <text:p>Wasabi Subrun Low</text:p>
          </table:table-cell>
          <table:table-cell office:value-type="string" calcext:value-type="string">
            <text:p>Wasabi Subrun High</text:p>
          </table:table-cell>
          <table:table-cell office:value-type="string" calcext:value-type="string">
            <text:p>BRIKEN Run</text:p>
          </table:table-cell>
          <table:table-cell office:value-type="string" calcext:value-type="string">
            <text:p>BigRIPS ru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VALUE(MID([.C8];FIND(&quot;_&quot;;[.C8];1)+2;FIND(&quot;_&quot;;[.C8];FIND(&quot;_&quot;;[.C8];1)+1)-FIND(&quot;_&quot;;[.C8];1)-2))" office:value-type="float" office:value="0" calcext:value-type="float">
            <text:p>0</text:p>
          </table:table-cell>
          <table:table-cell office:value-type="string" calcext:value-type="string">
            <text:p>mergedfinal_a0_4013_4015_br171117_1749_000bgrun2045.root</text:p>
          </table:table-cell>
          <table:table-cell table:number-columns-repeated="8"/>
          <table:table-cell table:style-name="ce4" table:formula="of:=[.A8]" office:value-type="float" office:value="0" calcext:value-type="float">
            <text:p>0</text:p>
          </table:table-cell>
          <table:table-cell table:style-name="ce5" table:formula="of:=MID([.C8];FIND(&quot;_&quot;;[.C8];FIND(&quot;_&quot;;[.C8];1)+1)+1;FIND(&quot;_&quot;;[.C8];(FIND(&quot;_&quot;;[.C8];FIND(&quot;_&quot;;[.C8];1)+1)+1))-FIND(&quot;_&quot;;[.C8];FIND(&quot;_&quot;;[.C8];1)+1)-1)" office:value-type="string" office:string-value="4013" calcext:value-type="string">
            <text:p>4013</text:p>
          </table:table-cell>
          <table:table-cell table:style-name="ce4" table:formula="of:=MID([.C8];FIND(&quot;_&quot;;[.C8];(FIND(&quot;_&quot;;[.C8];FIND(&quot;_&quot;;[.C8];1)+1)+1))+1;FIND(&quot;_&quot;;[.C8];FIND(&quot;_&quot;;[.C8];(FIND(&quot;_&quot;;[.C8];FIND(&quot;_&quot;;[.C8];1)+1)+1))+1)-FIND(&quot;_&quot;;[.C8];(FIND(&quot;_&quot;;[.C8];FIND(&quot;_&quot;;[.C8];1)+1)+1))-1)" office:value-type="string" office:string-value="4015" calcext:value-type="string">
            <text:p>4015</text:p>
          </table:table-cell>
          <table:table-cell table:style-name="ce4" table:formula="of:=MID([.C8];FIND(&quot;_&quot;;[.C8];FIND(&quot;_&quot;;[.C8];(FIND(&quot;_&quot;;[.C8];FIND(&quot;_&quot;;[.C8];1)+1)+1))+1)+15;3)" office:value-type="string" office:string-value="000" calcext:value-type="string">
            <text:p>000</text:p>
          </table:table-cell>
          <table:table-cell table:style-name="ce4" table:formula="of:=LEFT(RIGHT([.C8];9);4)" office:value-type="string" office:string-value="2045" calcext:value-type="string">
            <text:p>20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ALUE(MID([.C9];FIND(&quot;_&quot;;[.C9];1)+2;FIND(&quot;_&quot;;[.C9];FIND(&quot;_&quot;;[.C9];1)+1)-FIND(&quot;_&quot;;[.C9];1)-2))" office:value-type="float" office:value="2" calcext:value-type="float">
            <text:p>2</text:p>
          </table:table-cell>
          <table:table-cell office:value-type="string" calcext:value-type="string">
            <text:p>mergedfinal_a2_4032_4035_br171117_1932_002bgrun2054.root</text:p>
          </table:table-cell>
          <table:table-cell table:number-columns-repeated="8"/>
          <table:table-cell table:style-name="ce4" table:formula="of:=[.A9]" office:value-type="float" office:value="2" calcext:value-type="float">
            <text:p>2</text:p>
          </table:table-cell>
          <table:table-cell table:style-name="ce5" table:formula="of:=MID([.C9];FIND(&quot;_&quot;;[.C9];FIND(&quot;_&quot;;[.C9];1)+1)+1;FIND(&quot;_&quot;;[.C9];(FIND(&quot;_&quot;;[.C9];FIND(&quot;_&quot;;[.C9];1)+1)+1))-FIND(&quot;_&quot;;[.C9];FIND(&quot;_&quot;;[.C9];1)+1)-1)" office:value-type="string" office:string-value="4032" calcext:value-type="string">
            <text:p>4032</text:p>
          </table:table-cell>
          <table:table-cell table:style-name="ce4" table:formula="of:=MID([.C9];FIND(&quot;_&quot;;[.C9];(FIND(&quot;_&quot;;[.C9];FIND(&quot;_&quot;;[.C9];1)+1)+1))+1;FIND(&quot;_&quot;;[.C9];FIND(&quot;_&quot;;[.C9];(FIND(&quot;_&quot;;[.C9];FIND(&quot;_&quot;;[.C9];1)+1)+1))+1)-FIND(&quot;_&quot;;[.C9];(FIND(&quot;_&quot;;[.C9];FIND(&quot;_&quot;;[.C9];1)+1)+1))-1)" office:value-type="string" office:string-value="4035" calcext:value-type="string">
            <text:p>4035</text:p>
          </table:table-cell>
          <table:table-cell table:style-name="ce4" table:formula="of:=MID([.C9];FIND(&quot;_&quot;;[.C9];FIND(&quot;_&quot;;[.C9];(FIND(&quot;_&quot;;[.C9];FIND(&quot;_&quot;;[.C9];1)+1)+1))+1)+15;3)" office:value-type="string" office:string-value="002" calcext:value-type="string">
            <text:p>002</text:p>
          </table:table-cell>
          <table:table-cell table:style-name="ce4" table:formula="of:=LEFT(RIGHT([.C9];9);4)" office:value-type="string" office:string-value="2054" calcext:value-type="string">
            <text:p>20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ALUE(MID([.C10];FIND(&quot;_&quot;;[.C10];1)+2;FIND(&quot;_&quot;;[.C10];FIND(&quot;_&quot;;[.C10];1)+1)-FIND(&quot;_&quot;;[.C10];1)-2))" office:value-type="float" office:value="3" calcext:value-type="float">
            <text:p>3</text:p>
          </table:table-cell>
          <table:table-cell office:value-type="string" calcext:value-type="string">
            <text:p>mergedfinal_a3_4036_4042_br171117_1950_003bgrun2055.root</text:p>
          </table:table-cell>
          <table:table-cell table:number-columns-repeated="8"/>
          <table:table-cell table:formula="of:=[.A10]" office:value-type="float" office:value="3" calcext:value-type="float">
            <text:p>3</text:p>
          </table:table-cell>
          <table:table-cell table:style-name="ce2" table:formula="of:=MID([.C10];FIND(&quot;_&quot;;[.C10];FIND(&quot;_&quot;;[.C10];1)+1)+1;FIND(&quot;_&quot;;[.C10];(FIND(&quot;_&quot;;[.C10];FIND(&quot;_&quot;;[.C10];1)+1)+1))-FIND(&quot;_&quot;;[.C10];FIND(&quot;_&quot;;[.C10];1)+1)-1)" office:value-type="string" office:string-value="4036" calcext:value-type="string">
            <text:p>4036</text:p>
          </table:table-cell>
          <table:table-cell table:formula="of:=MID([.C10];FIND(&quot;_&quot;;[.C10];(FIND(&quot;_&quot;;[.C10];FIND(&quot;_&quot;;[.C10];1)+1)+1))+1;FIND(&quot;_&quot;;[.C10];FIND(&quot;_&quot;;[.C10];(FIND(&quot;_&quot;;[.C10];FIND(&quot;_&quot;;[.C10];1)+1)+1))+1)-FIND(&quot;_&quot;;[.C10];(FIND(&quot;_&quot;;[.C10];FIND(&quot;_&quot;;[.C10];1)+1)+1))-1)" office:value-type="string" office:string-value="4042" calcext:value-type="string">
            <text:p>4042</text:p>
          </table:table-cell>
          <table:table-cell table:formula="of:=MID([.C10];FIND(&quot;_&quot;;[.C10];FIND(&quot;_&quot;;[.C10];(FIND(&quot;_&quot;;[.C10];FIND(&quot;_&quot;;[.C10];1)+1)+1))+1)+15;3)" office:value-type="string" office:string-value="003" calcext:value-type="string">
            <text:p>003</text:p>
          </table:table-cell>
          <table:table-cell table:formula="of:=LEFT(RIGHT([.C10];9);4)" office:value-type="string" office:string-value="2055" calcext:value-type="string">
            <text:p>20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ALUE(MID([.C11];FIND(&quot;_&quot;;[.C11];1)+2;FIND(&quot;_&quot;;[.C11];FIND(&quot;_&quot;;[.C11];1)+1)-FIND(&quot;_&quot;;[.C11];1)-2))" office:value-type="float" office:value="4" calcext:value-type="float">
            <text:p>4</text:p>
          </table:table-cell>
          <table:table-cell office:value-type="string" calcext:value-type="string">
            <text:p>mergedfinal_a4_4042_4047_br171117_2011_115Nb_004bgrun2056.root</text:p>
          </table:table-cell>
          <table:table-cell table:number-columns-repeated="8"/>
          <table:table-cell table:style-name="ce4" table:formula="of:=[.A11]" office:value-type="float" office:value="4" calcext:value-type="float">
            <text:p>4</text:p>
          </table:table-cell>
          <table:table-cell table:style-name="ce5" table:formula="of:=MID([.C11];FIND(&quot;_&quot;;[.C11];FIND(&quot;_&quot;;[.C11];1)+1)+1;FIND(&quot;_&quot;;[.C11];(FIND(&quot;_&quot;;[.C11];FIND(&quot;_&quot;;[.C11];1)+1)+1))-FIND(&quot;_&quot;;[.C11];FIND(&quot;_&quot;;[.C11];1)+1)-1)" office:value-type="string" office:string-value="4042" calcext:value-type="string">
            <text:p>4042</text:p>
          </table:table-cell>
          <table:table-cell table:style-name="ce4" table:formula="of:=MID([.C11];FIND(&quot;_&quot;;[.C11];(FIND(&quot;_&quot;;[.C11];FIND(&quot;_&quot;;[.C11];1)+1)+1))+1;FIND(&quot;_&quot;;[.C11];FIND(&quot;_&quot;;[.C11];(FIND(&quot;_&quot;;[.C11];FIND(&quot;_&quot;;[.C11];1)+1)+1))+1)-FIND(&quot;_&quot;;[.C11];(FIND(&quot;_&quot;;[.C11];FIND(&quot;_&quot;;[.C11];1)+1)+1))-1)" office:value-type="string" office:string-value="4047" calcext:value-type="string">
            <text:p>4047</text:p>
          </table:table-cell>
          <table:table-cell table:style-name="ce4" table:formula="of:=MID([.C11];FIND(&quot;_&quot;;[.C11];FIND(&quot;_&quot;;[.C11];(FIND(&quot;_&quot;;[.C11];FIND(&quot;_&quot;;[.C11];1)+1)+1))+1)+21;3)" office:value-type="string" office:string-value="004" calcext:value-type="string">
            <text:p>004</text:p>
          </table:table-cell>
          <table:table-cell table:style-name="ce4" table:formula="of:=LEFT(RIGHT([.C11];9);4)" office:value-type="string" office:string-value="2056" calcext:value-type="string">
            <text:p>20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ALUE(MID([.C12];FIND(&quot;_&quot;;[.C12];1)+2;FIND(&quot;_&quot;;[.C12];FIND(&quot;_&quot;;[.C12];1)+1)-FIND(&quot;_&quot;;[.C12];1)-2))" office:value-type="float" office:value="7" calcext:value-type="float">
            <text:p>7</text:p>
          </table:table-cell>
          <table:table-cell office:value-type="string" calcext:value-type="string">
            <text:p>mergedfinal_a7_4082_4092_br171117_2301_115Nb_007bgrun2059.root</text:p>
          </table:table-cell>
          <table:table-cell table:number-columns-repeated="8"/>
          <table:table-cell table:style-name="ce4" table:formula="of:=[.A12]" office:value-type="float" office:value="7" calcext:value-type="float">
            <text:p>7</text:p>
          </table:table-cell>
          <table:table-cell table:style-name="ce5" table:formula="of:=MID([.C12];FIND(&quot;_&quot;;[.C12];FIND(&quot;_&quot;;[.C12];1)+1)+1;FIND(&quot;_&quot;;[.C12];(FIND(&quot;_&quot;;[.C12];FIND(&quot;_&quot;;[.C12];1)+1)+1))-FIND(&quot;_&quot;;[.C12];FIND(&quot;_&quot;;[.C12];1)+1)-1)" office:value-type="string" office:string-value="4082" calcext:value-type="string">
            <text:p>4082</text:p>
          </table:table-cell>
          <table:table-cell table:style-name="ce4" table:formula="of:=MID([.C12];FIND(&quot;_&quot;;[.C12];(FIND(&quot;_&quot;;[.C12];FIND(&quot;_&quot;;[.C12];1)+1)+1))+1;FIND(&quot;_&quot;;[.C12];FIND(&quot;_&quot;;[.C12];(FIND(&quot;_&quot;;[.C12];FIND(&quot;_&quot;;[.C12];1)+1)+1))+1)-FIND(&quot;_&quot;;[.C12];(FIND(&quot;_&quot;;[.C12];FIND(&quot;_&quot;;[.C12];1)+1)+1))-1)" office:value-type="string" office:string-value="4092" calcext:value-type="string">
            <text:p>4092</text:p>
          </table:table-cell>
          <table:table-cell table:style-name="ce4" table:formula="of:=MID([.C12];FIND(&quot;_&quot;;[.C12];FIND(&quot;_&quot;;[.C12];(FIND(&quot;_&quot;;[.C12];FIND(&quot;_&quot;;[.C12];1)+1)+1))+1)+21;3)" office:value-type="string" office:string-value="007" calcext:value-type="string">
            <text:p>007</text:p>
          </table:table-cell>
          <table:table-cell table:style-name="ce4" table:formula="of:=LEFT(RIGHT([.C12];9);4)" office:value-type="string" office:string-value="2059" calcext:value-type="string">
            <text:p>205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ALUE(MID([.C13];FIND(&quot;_&quot;;[.C13];1)+2;FIND(&quot;_&quot;;[.C13];FIND(&quot;_&quot;;[.C13];1)+1)-FIND(&quot;_&quot;;[.C13];1)-2))" office:value-type="float" office:value="8" calcext:value-type="float">
            <text:p>8</text:p>
          </table:table-cell>
          <table:table-cell office:value-type="string" calcext:value-type="string">
            <text:p>mergedfinal_a8_4094_4124_br171118_0001_115Nb_008_171118_0001_115Nb_009bgrun2060_tscorrected.root</text:p>
          </table:table-cell>
          <table:table-cell table:number-columns-repeated="8"/>
          <table:table-cell table:formula="of:=[.A13]" office:value-type="float" office:value="8" calcext:value-type="float">
            <text:p>8</text:p>
          </table:table-cell>
          <table:table-cell table:style-name="ce2" table:formula="of:=MID([.C13];FIND(&quot;_&quot;;[.C13];FIND(&quot;_&quot;;[.C13];1)+1)+1;FIND(&quot;_&quot;;[.C13];(FIND(&quot;_&quot;;[.C13];FIND(&quot;_&quot;;[.C13];1)+1)+1))-FIND(&quot;_&quot;;[.C13];FIND(&quot;_&quot;;[.C13];1)+1)-1)" office:value-type="string" office:string-value="4094" calcext:value-type="string">
            <text:p>4094</text:p>
          </table:table-cell>
          <table:table-cell table:formula="of:=MID([.C13];FIND(&quot;_&quot;;[.C13];(FIND(&quot;_&quot;;[.C13];FIND(&quot;_&quot;;[.C13];1)+1)+1))+1;FIND(&quot;_&quot;;[.C13];FIND(&quot;_&quot;;[.C13];(FIND(&quot;_&quot;;[.C13];FIND(&quot;_&quot;;[.C13];1)+1)+1))+1)-FIND(&quot;_&quot;;[.C13];(FIND(&quot;_&quot;;[.C13];FIND(&quot;_&quot;;[.C13];1)+1)+1))-1)" office:value-type="string" office:string-value="4124" calcext:value-type="string">
            <text:p>4124</text:p>
          </table:table-cell>
          <table:table-cell table:formula="of:=MID([.C13];FIND(&quot;_&quot;;[.C13];FIND(&quot;_&quot;;[.C13];(FIND(&quot;_&quot;;[.C13];FIND(&quot;_&quot;;[.C13];1)+1)+1))+1)+21;3)" office:value-type="string" office:string-value="008" calcext:value-type="string">
            <text:p>008</text:p>
          </table:table-cell>
          <table:table-cell table:formula="of:=LEFT(RIGHT([.C13];21);4)" office:value-type="string" office:string-value="2060" calcext:value-type="string">
            <text:p>2060</text:p>
          </table:table-cell>
          <table:table-cell table:formula="of:=LEFT(RIGHT([.C13];29);3)" office:value-type="string" office:string-value="009" calcext:value-type="string">
            <text:p>009</text:p>
          </table:table-cell>
          <table:table-cell/>
          <table:table-cell office:value-type="string" calcext:value-type="string">
            <text:p>008</text:p>
          </table:table-cell>
          <table:table-cell office:value-type="string" calcext:value-type="string">
            <text:p>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ALUE(MID([.C14];FIND(&quot;_&quot;;[.C14];1)+2;FIND(&quot;_&quot;;[.C14];FIND(&quot;_&quot;;[.C14];1)+1)-FIND(&quot;_&quot;;[.C14];1)-2))" office:value-type="float" office:value="10" calcext:value-type="float">
            <text:p>10</text:p>
          </table:table-cell>
          <table:table-cell office:value-type="string" calcext:value-type="string">
            <text:p>mergedfinal_a10_4125_4153_br171118_0202_115Nb_010_171118_0202_115Nb_011bgrun2061_tscorrected.root</text:p>
          </table:table-cell>
          <table:table-cell table:number-columns-repeated="8"/>
          <table:table-cell table:formula="of:=[.A14]" office:value-type="float" office:value="10" calcext:value-type="float">
            <text:p>10</text:p>
          </table:table-cell>
          <table:table-cell table:style-name="ce2" table:formula="of:=MID([.C14];FIND(&quot;_&quot;;[.C14];FIND(&quot;_&quot;;[.C14];1)+1)+1;FIND(&quot;_&quot;;[.C14];(FIND(&quot;_&quot;;[.C14];FIND(&quot;_&quot;;[.C14];1)+1)+1))-FIND(&quot;_&quot;;[.C14];FIND(&quot;_&quot;;[.C14];1)+1)-1)" office:value-type="string" office:string-value="4125" calcext:value-type="string">
            <text:p>4125</text:p>
          </table:table-cell>
          <table:table-cell table:formula="of:=MID([.C14];FIND(&quot;_&quot;;[.C14];(FIND(&quot;_&quot;;[.C14];FIND(&quot;_&quot;;[.C14];1)+1)+1))+1;FIND(&quot;_&quot;;[.C14];FIND(&quot;_&quot;;[.C14];(FIND(&quot;_&quot;;[.C14];FIND(&quot;_&quot;;[.C14];1)+1)+1))+1)-FIND(&quot;_&quot;;[.C14];(FIND(&quot;_&quot;;[.C14];FIND(&quot;_&quot;;[.C14];1)+1)+1))-1)" office:value-type="string" office:string-value="4153" calcext:value-type="string">
            <text:p>4153</text:p>
          </table:table-cell>
          <table:table-cell table:formula="of:=MID([.C14];FIND(&quot;_&quot;;[.C14];FIND(&quot;_&quot;;[.C14];(FIND(&quot;_&quot;;[.C14];FIND(&quot;_&quot;;[.C14];1)+1)+1))+1)+21;3)" office:value-type="string" office:string-value="010" calcext:value-type="string">
            <text:p>010</text:p>
          </table:table-cell>
          <table:table-cell table:formula="of:=LEFT(RIGHT([.C14];21);4)" office:value-type="string" office:string-value="2061" calcext:value-type="string">
            <text:p>2061</text:p>
          </table:table-cell>
          <table:table-cell table:formula="of:=LEFT(RIGHT([.C14];29);3)" office:value-type="string" office:string-value="011" calcext:value-type="string">
            <text:p>011</text:p>
          </table:table-cell>
          <table:table-cell/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ALUE(MID([.C15];FIND(&quot;_&quot;;[.C15];1)+2;FIND(&quot;_&quot;;[.C15];FIND(&quot;_&quot;;[.C15];1)+1)-FIND(&quot;_&quot;;[.C15];1)-2))" office:value-type="float" office:value="12" calcext:value-type="float">
            <text:p>12</text:p>
          </table:table-cell>
          <table:table-cell office:value-type="string" calcext:value-type="string">
            <text:p>mergedfinal_a12_4154_4186_br171118_0402_115Nb_012_171118_0402_115Nb_013bgrun2062_tscorrected.root</text:p>
          </table:table-cell>
          <table:table-cell table:number-columns-repeated="8"/>
          <table:table-cell table:formula="of:=[.A15]" office:value-type="float" office:value="12" calcext:value-type="float">
            <text:p>12</text:p>
          </table:table-cell>
          <table:table-cell table:style-name="ce2" table:formula="of:=MID([.C15];FIND(&quot;_&quot;;[.C15];FIND(&quot;_&quot;;[.C15];1)+1)+1;FIND(&quot;_&quot;;[.C15];(FIND(&quot;_&quot;;[.C15];FIND(&quot;_&quot;;[.C15];1)+1)+1))-FIND(&quot;_&quot;;[.C15];FIND(&quot;_&quot;;[.C15];1)+1)-1)" office:value-type="string" office:string-value="4154" calcext:value-type="string">
            <text:p>4154</text:p>
          </table:table-cell>
          <table:table-cell table:formula="of:=MID([.C15];FIND(&quot;_&quot;;[.C15];(FIND(&quot;_&quot;;[.C15];FIND(&quot;_&quot;;[.C15];1)+1)+1))+1;FIND(&quot;_&quot;;[.C15];FIND(&quot;_&quot;;[.C15];(FIND(&quot;_&quot;;[.C15];FIND(&quot;_&quot;;[.C15];1)+1)+1))+1)-FIND(&quot;_&quot;;[.C15];(FIND(&quot;_&quot;;[.C15];FIND(&quot;_&quot;;[.C15];1)+1)+1))-1)" office:value-type="string" office:string-value="4186" calcext:value-type="string">
            <text:p>4186</text:p>
          </table:table-cell>
          <table:table-cell table:formula="of:=MID([.C15];FIND(&quot;_&quot;;[.C15];FIND(&quot;_&quot;;[.C15];(FIND(&quot;_&quot;;[.C15];FIND(&quot;_&quot;;[.C15];1)+1)+1))+1)+21;3)" office:value-type="string" office:string-value="012" calcext:value-type="string">
            <text:p>012</text:p>
          </table:table-cell>
          <table:table-cell table:formula="of:=LEFT(RIGHT([.C15];21);4)" office:value-type="string" office:string-value="2062" calcext:value-type="string">
            <text:p>2062</text:p>
          </table:table-cell>
          <table:table-cell table:formula="of:=LEFT(RIGHT([.C15];29);3)" office:value-type="string" office:string-value="013" calcext:value-type="string">
            <text:p>013</text:p>
          </table:table-cell>
          <table:table-cell/>
          <table:table-cell office:value-type="string" calcext:value-type="string">
            <text:p>012</text:p>
          </table:table-cell>
          <table:table-cell office:value-type="string" calcext:value-type="string">
            <text:p>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ALUE(MID([.C16];FIND(&quot;_&quot;;[.C16];1)+2;FIND(&quot;_&quot;;[.C16];FIND(&quot;_&quot;;[.C16];1)+1)-FIND(&quot;_&quot;;[.C16];1)-2))" office:value-type="float" office:value="14" calcext:value-type="float">
            <text:p>14</text:p>
          </table:table-cell>
          <table:table-cell office:value-type="string" calcext:value-type="string">
            <text:p>mergedfinal_a14_4187_4219_br171118_0603_115Nb_014_171118_0603_115Nb_015bgrun2063_tscorrected.root</text:p>
          </table:table-cell>
          <table:table-cell table:number-columns-repeated="8"/>
          <table:table-cell table:formula="of:=[.A16]" office:value-type="float" office:value="14" calcext:value-type="float">
            <text:p>14</text:p>
          </table:table-cell>
          <table:table-cell table:style-name="ce2" table:formula="of:=MID([.C16];FIND(&quot;_&quot;;[.C16];FIND(&quot;_&quot;;[.C16];1)+1)+1;FIND(&quot;_&quot;;[.C16];(FIND(&quot;_&quot;;[.C16];FIND(&quot;_&quot;;[.C16];1)+1)+1))-FIND(&quot;_&quot;;[.C16];FIND(&quot;_&quot;;[.C16];1)+1)-1)" office:value-type="string" office:string-value="4187" calcext:value-type="string">
            <text:p>4187</text:p>
          </table:table-cell>
          <table:table-cell table:formula="of:=MID([.C16];FIND(&quot;_&quot;;[.C16];(FIND(&quot;_&quot;;[.C16];FIND(&quot;_&quot;;[.C16];1)+1)+1))+1;FIND(&quot;_&quot;;[.C16];FIND(&quot;_&quot;;[.C16];(FIND(&quot;_&quot;;[.C16];FIND(&quot;_&quot;;[.C16];1)+1)+1))+1)-FIND(&quot;_&quot;;[.C16];(FIND(&quot;_&quot;;[.C16];FIND(&quot;_&quot;;[.C16];1)+1)+1))-1)" office:value-type="string" office:string-value="4219" calcext:value-type="string">
            <text:p>4219</text:p>
          </table:table-cell>
          <table:table-cell table:formula="of:=MID([.C16];FIND(&quot;_&quot;;[.C16];FIND(&quot;_&quot;;[.C16];(FIND(&quot;_&quot;;[.C16];FIND(&quot;_&quot;;[.C16];1)+1)+1))+1)+21;3)" office:value-type="string" office:string-value="014" calcext:value-type="string">
            <text:p>014</text:p>
          </table:table-cell>
          <table:table-cell table:formula="of:=LEFT(RIGHT([.C16];21);4)" office:value-type="string" office:string-value="2063" calcext:value-type="string">
            <text:p>2063</text:p>
          </table:table-cell>
          <table:table-cell table:formula="of:=LEFT(RIGHT([.C16];29);3)" office:value-type="string" office:string-value="015" calcext:value-type="string">
            <text:p>015</text:p>
          </table:table-cell>
          <table:table-cell/>
          <table:table-cell office:value-type="string" calcext:value-type="string">
            <text:p>014</text:p>
          </table:table-cell>
          <table:table-cell office:value-type="string" calcext:value-type="string">
            <text:p>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ALUE(MID([.C17];FIND(&quot;_&quot;;[.C17];1)+2;FIND(&quot;_&quot;;[.C17];FIND(&quot;_&quot;;[.C17];1)+1)-FIND(&quot;_&quot;;[.C17];1)-2))" office:value-type="float" office:value="16" calcext:value-type="float">
            <text:p>16</text:p>
          </table:table-cell>
          <table:table-cell office:value-type="string" calcext:value-type="string">
            <text:p>mergedfinal_a16_4220_4249_br171118_0801_115Nb_016_171118_0801_115Nb_017bgrun2064_tscorrected.root</text:p>
          </table:table-cell>
          <table:table-cell table:number-columns-repeated="8"/>
          <table:table-cell table:style-name="ce4" table:formula="of:=[.A17]" office:value-type="float" office:value="16" calcext:value-type="float">
            <text:p>16</text:p>
          </table:table-cell>
          <table:table-cell table:style-name="ce5" table:formula="of:=MID([.C17];FIND(&quot;_&quot;;[.C17];FIND(&quot;_&quot;;[.C17];1)+1)+1;FIND(&quot;_&quot;;[.C17];(FIND(&quot;_&quot;;[.C17];FIND(&quot;_&quot;;[.C17];1)+1)+1))-FIND(&quot;_&quot;;[.C17];FIND(&quot;_&quot;;[.C17];1)+1)-1)" office:value-type="string" office:string-value="4220" calcext:value-type="string">
            <text:p>4220</text:p>
          </table:table-cell>
          <table:table-cell table:style-name="ce4" table:formula="of:=MID([.C17];FIND(&quot;_&quot;;[.C17];(FIND(&quot;_&quot;;[.C17];FIND(&quot;_&quot;;[.C17];1)+1)+1))+1;FIND(&quot;_&quot;;[.C17];FIND(&quot;_&quot;;[.C17];(FIND(&quot;_&quot;;[.C17];FIND(&quot;_&quot;;[.C17];1)+1)+1))+1)-FIND(&quot;_&quot;;[.C17];(FIND(&quot;_&quot;;[.C17];FIND(&quot;_&quot;;[.C17];1)+1)+1))-1)" office:value-type="string" office:string-value="4249" calcext:value-type="string">
            <text:p>4249</text:p>
          </table:table-cell>
          <table:table-cell table:style-name="ce4" table:formula="of:=MID([.C17];FIND(&quot;_&quot;;[.C17];FIND(&quot;_&quot;;[.C17];(FIND(&quot;_&quot;;[.C17];FIND(&quot;_&quot;;[.C17];1)+1)+1))+1)+21;3)" office:value-type="string" office:string-value="016" calcext:value-type="string">
            <text:p>016</text:p>
          </table:table-cell>
          <table:table-cell table:style-name="ce4" table:formula="of:=LEFT(RIGHT([.C17];21);4)" office:value-type="string" office:string-value="2064" calcext:value-type="string">
            <text:p>2064</text:p>
          </table:table-cell>
          <table:table-cell table:formula="of:=LEFT(RIGHT([.C17];29);3)" office:value-type="string" office:string-value="017" calcext:value-type="string">
            <text:p>017</text:p>
          </table:table-cell>
          <table:table-cell/>
          <table:table-cell office:value-type="string" calcext:value-type="string">
            <text:p>016</text:p>
          </table:table-cell>
          <table:table-cell office:value-type="string" calcext:value-type="string">
            <text:p>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ALUE(MID([.C18];FIND(&quot;_&quot;;[.C18];1)+2;FIND(&quot;_&quot;;[.C18];FIND(&quot;_&quot;;[.C18];1)+1)-FIND(&quot;_&quot;;[.C18];1)-2))" office:value-type="float" office:value="20" calcext:value-type="float">
            <text:p>20</text:p>
          </table:table-cell>
          <table:table-cell office:value-type="string" calcext:value-type="string">
            <text:p>mergedfinal_a20_4255_4257_br171118_1137_115Nb_020_171118_1137_115Nb_021bgrun2067.root</text:p>
          </table:table-cell>
          <table:table-cell table:number-columns-repeated="8"/>
          <table:table-cell table:style-name="ce4" table:formula="of:=[.A18]" office:value-type="float" office:value="20" calcext:value-type="float">
            <text:p>20</text:p>
          </table:table-cell>
          <table:table-cell table:style-name="ce5" table:formula="of:=MID([.C18];FIND(&quot;_&quot;;[.C18];FIND(&quot;_&quot;;[.C18];1)+1)+1;FIND(&quot;_&quot;;[.C18];(FIND(&quot;_&quot;;[.C18];FIND(&quot;_&quot;;[.C18];1)+1)+1))-FIND(&quot;_&quot;;[.C18];FIND(&quot;_&quot;;[.C18];1)+1)-1)" office:value-type="string" office:string-value="4255" calcext:value-type="string">
            <text:p>4255</text:p>
          </table:table-cell>
          <table:table-cell table:style-name="ce4" table:formula="of:=MID([.C18];FIND(&quot;_&quot;;[.C18];(FIND(&quot;_&quot;;[.C18];FIND(&quot;_&quot;;[.C18];1)+1)+1))+1;FIND(&quot;_&quot;;[.C18];FIND(&quot;_&quot;;[.C18];(FIND(&quot;_&quot;;[.C18];FIND(&quot;_&quot;;[.C18];1)+1)+1))+1)-FIND(&quot;_&quot;;[.C18];(FIND(&quot;_&quot;;[.C18];FIND(&quot;_&quot;;[.C18];1)+1)+1))-1)" office:value-type="string" office:string-value="4257" calcext:value-type="string">
            <text:p>4257</text:p>
          </table:table-cell>
          <table:table-cell table:style-name="ce4" table:formula="of:=MID([.C18];FIND(&quot;_&quot;;[.C18];FIND(&quot;_&quot;;[.C18];(FIND(&quot;_&quot;;[.C18];FIND(&quot;_&quot;;[.C18];1)+1)+1))+1)+21;3)" office:value-type="string" office:string-value="020" calcext:value-type="string">
            <text:p>020</text:p>
          </table:table-cell>
          <table:table-cell table:style-name="ce4" table:formula="of:=LEFT(RIGHT([.C18];9);4)" office:value-type="string" office:string-value="2067" calcext:value-type="string">
            <text:p>2067</text:p>
          </table:table-cell>
          <table:table-cell table:formula="of:=LEFT(RIGHT([.C18];17);3)" office:value-type="string" office:string-value="021" calcext:value-type="string">
            <text:p>021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ALUE(MID([.C19];FIND(&quot;_&quot;;[.C19];1)+2;FIND(&quot;_&quot;;[.C19];FIND(&quot;_&quot;;[.C19];1)+1)-FIND(&quot;_&quot;;[.C19];1)-2))" office:value-type="float" office:value="21" calcext:value-type="float">
            <text:p>21</text:p>
          </table:table-cell>
          <table:table-cell office:value-type="string" calcext:value-type="string">
            <text:p>mergedfinal_a21_4257_4289_br171118_1150_115Nb_021_171118_1150_115Nb_022bgrun2068.root</text:p>
          </table:table-cell>
          <table:table-cell table:number-columns-repeated="8"/>
          <table:table-cell table:formula="of:=[.A19]" office:value-type="float" office:value="21" calcext:value-type="float">
            <text:p>21</text:p>
          </table:table-cell>
          <table:table-cell table:style-name="ce2" table:formula="of:=MID([.C19];FIND(&quot;_&quot;;[.C19];FIND(&quot;_&quot;;[.C19];1)+1)+1;FIND(&quot;_&quot;;[.C19];(FIND(&quot;_&quot;;[.C19];FIND(&quot;_&quot;;[.C19];1)+1)+1))-FIND(&quot;_&quot;;[.C19];FIND(&quot;_&quot;;[.C19];1)+1)-1)" office:value-type="string" office:string-value="4257" calcext:value-type="string">
            <text:p>4257</text:p>
          </table:table-cell>
          <table:table-cell table:formula="of:=MID([.C19];FIND(&quot;_&quot;;[.C19];(FIND(&quot;_&quot;;[.C19];FIND(&quot;_&quot;;[.C19];1)+1)+1))+1;FIND(&quot;_&quot;;[.C19];FIND(&quot;_&quot;;[.C19];(FIND(&quot;_&quot;;[.C19];FIND(&quot;_&quot;;[.C19];1)+1)+1))+1)-FIND(&quot;_&quot;;[.C19];(FIND(&quot;_&quot;;[.C19];FIND(&quot;_&quot;;[.C19];1)+1)+1))-1)" office:value-type="string" office:string-value="4289" calcext:value-type="string">
            <text:p>4289</text:p>
          </table:table-cell>
          <table:table-cell table:formula="of:=MID([.C19];FIND(&quot;_&quot;;[.C19];FIND(&quot;_&quot;;[.C19];(FIND(&quot;_&quot;;[.C19];FIND(&quot;_&quot;;[.C19];1)+1)+1))+1)+21;3)" office:value-type="string" office:string-value="021" calcext:value-type="string">
            <text:p>021</text:p>
          </table:table-cell>
          <table:table-cell table:formula="of:=LEFT(RIGHT([.C19];9);4)" office:value-type="string" office:string-value="2068" calcext:value-type="string">
            <text:p>2068</text:p>
          </table:table-cell>
          <table:table-cell table:formula="of:=LEFT(RIGHT([.C19];17);3)" office:value-type="string" office:string-value="022" calcext:value-type="string">
            <text:p>022</text:p>
          </table:table-cell>
          <table:table-cell/>
          <table:table-cell office:value-type="string" calcext:value-type="string">
            <text:p>021</text:p>
          </table:table-cell>
          <table:table-cell office:value-type="string" calcext:value-type="string">
            <text:p>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ALUE(MID([.C20];FIND(&quot;_&quot;;[.C20];1)+2;FIND(&quot;_&quot;;[.C20];FIND(&quot;_&quot;;[.C20];1)+1)-FIND(&quot;_&quot;;[.C20];1)-2))" office:value-type="float" office:value="23" calcext:value-type="float">
            <text:p>23</text:p>
          </table:table-cell>
          <table:table-cell office:value-type="string" calcext:value-type="string">
            <text:p>mergedfinal_a23_4290_4324_br171118_1358_115Nb_023_171118_1358_115Nb_024bgrun2069.root</text:p>
          </table:table-cell>
          <table:table-cell table:number-columns-repeated="8"/>
          <table:table-cell table:formula="of:=[.A20]" office:value-type="float" office:value="23" calcext:value-type="float">
            <text:p>23</text:p>
          </table:table-cell>
          <table:table-cell table:style-name="ce2" table:formula="of:=MID([.C20];FIND(&quot;_&quot;;[.C20];FIND(&quot;_&quot;;[.C20];1)+1)+1;FIND(&quot;_&quot;;[.C20];(FIND(&quot;_&quot;;[.C20];FIND(&quot;_&quot;;[.C20];1)+1)+1))-FIND(&quot;_&quot;;[.C20];FIND(&quot;_&quot;;[.C20];1)+1)-1)" office:value-type="string" office:string-value="4290" calcext:value-type="string">
            <text:p>4290</text:p>
          </table:table-cell>
          <table:table-cell table:formula="of:=MID([.C20];FIND(&quot;_&quot;;[.C20];(FIND(&quot;_&quot;;[.C20];FIND(&quot;_&quot;;[.C20];1)+1)+1))+1;FIND(&quot;_&quot;;[.C20];FIND(&quot;_&quot;;[.C20];(FIND(&quot;_&quot;;[.C20];FIND(&quot;_&quot;;[.C20];1)+1)+1))+1)-FIND(&quot;_&quot;;[.C20];(FIND(&quot;_&quot;;[.C20];FIND(&quot;_&quot;;[.C20];1)+1)+1))-1)" office:value-type="string" office:string-value="4324" calcext:value-type="string">
            <text:p>4324</text:p>
          </table:table-cell>
          <table:table-cell table:formula="of:=MID([.C20];FIND(&quot;_&quot;;[.C20];FIND(&quot;_&quot;;[.C20];(FIND(&quot;_&quot;;[.C20];FIND(&quot;_&quot;;[.C20];1)+1)+1))+1)+21;3)" office:value-type="string" office:string-value="023" calcext:value-type="string">
            <text:p>023</text:p>
          </table:table-cell>
          <table:table-cell table:formula="of:=LEFT(RIGHT([.C20];9);4)" office:value-type="string" office:string-value="2069" calcext:value-type="string">
            <text:p>2069</text:p>
          </table:table-cell>
          <table:table-cell table:formula="of:=LEFT(RIGHT([.C20];17);3)" office:value-type="string" office:string-value="024" calcext:value-type="string">
            <text:p>024</text:p>
          </table:table-cell>
          <table:table-cell/>
          <table:table-cell office:value-type="string" calcext:value-type="string">
            <text:p>023</text:p>
          </table:table-cell>
          <table:table-cell office:value-type="string" calcext:value-type="string">
            <text:p>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ALUE(MID([.C21];FIND(&quot;_&quot;;[.C21];1)+2;FIND(&quot;_&quot;;[.C21];FIND(&quot;_&quot;;[.C21];1)+1)-FIND(&quot;_&quot;;[.C21];1)-2))" office:value-type="float" office:value="25" calcext:value-type="float">
            <text:p>25</text:p>
          </table:table-cell>
          <table:table-cell office:value-type="string" calcext:value-type="string">
            <text:p>mergedfinal_a25_4325_4332_br171118_1610_115Nb_025_171118_1610_115Nb_026bgrun2070.root</text:p>
          </table:table-cell>
          <table:table-cell table:number-columns-repeated="8"/>
          <table:table-cell table:formula="of:=[.A21]" office:value-type="float" office:value="25" calcext:value-type="float">
            <text:p>25</text:p>
          </table:table-cell>
          <table:table-cell table:style-name="ce2" table:formula="of:=MID([.C21];FIND(&quot;_&quot;;[.C21];FIND(&quot;_&quot;;[.C21];1)+1)+1;FIND(&quot;_&quot;;[.C21];(FIND(&quot;_&quot;;[.C21];FIND(&quot;_&quot;;[.C21];1)+1)+1))-FIND(&quot;_&quot;;[.C21];FIND(&quot;_&quot;;[.C21];1)+1)-1)" office:value-type="string" office:string-value="4325" calcext:value-type="string">
            <text:p>4325</text:p>
          </table:table-cell>
          <table:table-cell table:formula="of:=MID([.C21];FIND(&quot;_&quot;;[.C21];(FIND(&quot;_&quot;;[.C21];FIND(&quot;_&quot;;[.C21];1)+1)+1))+1;FIND(&quot;_&quot;;[.C21];FIND(&quot;_&quot;;[.C21];(FIND(&quot;_&quot;;[.C21];FIND(&quot;_&quot;;[.C21];1)+1)+1))+1)-FIND(&quot;_&quot;;[.C21];(FIND(&quot;_&quot;;[.C21];FIND(&quot;_&quot;;[.C21];1)+1)+1))-1)" office:value-type="string" office:string-value="4332" calcext:value-type="string">
            <text:p>4332</text:p>
          </table:table-cell>
          <table:table-cell table:formula="of:=MID([.C21];FIND(&quot;_&quot;;[.C21];FIND(&quot;_&quot;;[.C21];(FIND(&quot;_&quot;;[.C21];FIND(&quot;_&quot;;[.C21];1)+1)+1))+1)+21;3)" office:value-type="string" office:string-value="025" calcext:value-type="string">
            <text:p>025</text:p>
          </table:table-cell>
          <table:table-cell table:formula="of:=LEFT(RIGHT([.C21];9);4)" office:value-type="string" office:string-value="2070" calcext:value-type="string">
            <text:p>2070</text:p>
          </table:table-cell>
          <table:table-cell table:formula="of:=LEFT(RIGHT([.C21];17);3)" office:value-type="string" office:string-value="026" calcext:value-type="string">
            <text:p>026</text:p>
          </table:table-cell>
          <table:table-cell/>
          <table:table-cell office:value-type="string" calcext:value-type="string">
            <text:p>025</text:p>
          </table:table-cell>
          <table:table-cell office:value-type="string" calcext:value-type="string">
            <text:p>0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VALUE(MID([.C22];FIND(&quot;_&quot;;[.C22];1)+2;FIND(&quot;_&quot;;[.C22];FIND(&quot;_&quot;;[.C22];1)+1)-FIND(&quot;_&quot;;[.C22];1)-2))" office:value-type="float" office:value="26" calcext:value-type="float">
            <text:p>26</text:p>
          </table:table-cell>
          <table:table-cell office:value-type="string" calcext:value-type="string">
            <text:p>mergedfinal_a26_4333_4345_br171118_1643_115Nb_026bgrun2071.root</text:p>
          </table:table-cell>
          <table:table-cell table:number-columns-repeated="8"/>
          <table:table-cell table:formula="of:=[.A22]" office:value-type="float" office:value="26" calcext:value-type="float">
            <text:p>26</text:p>
          </table:table-cell>
          <table:table-cell table:style-name="ce2" table:formula="of:=MID([.C22];FIND(&quot;_&quot;;[.C22];FIND(&quot;_&quot;;[.C22];1)+1)+1;FIND(&quot;_&quot;;[.C22];(FIND(&quot;_&quot;;[.C22];FIND(&quot;_&quot;;[.C22];1)+1)+1))-FIND(&quot;_&quot;;[.C22];FIND(&quot;_&quot;;[.C22];1)+1)-1)" office:value-type="string" office:string-value="4333" calcext:value-type="string">
            <text:p>4333</text:p>
          </table:table-cell>
          <table:table-cell table:formula="of:=MID([.C22];FIND(&quot;_&quot;;[.C22];(FIND(&quot;_&quot;;[.C22];FIND(&quot;_&quot;;[.C22];1)+1)+1))+1;FIND(&quot;_&quot;;[.C22];FIND(&quot;_&quot;;[.C22];(FIND(&quot;_&quot;;[.C22];FIND(&quot;_&quot;;[.C22];1)+1)+1))+1)-FIND(&quot;_&quot;;[.C22];(FIND(&quot;_&quot;;[.C22];FIND(&quot;_&quot;;[.C22];1)+1)+1))-1)" office:value-type="string" office:string-value="4345" calcext:value-type="string">
            <text:p>4345</text:p>
          </table:table-cell>
          <table:table-cell table:formula="of:=MID([.C22];FIND(&quot;_&quot;;[.C22];FIND(&quot;_&quot;;[.C22];(FIND(&quot;_&quot;;[.C22];FIND(&quot;_&quot;;[.C22];1)+1)+1))+1)+21;3)" office:value-type="string" office:string-value="026" calcext:value-type="string">
            <text:p>026</text:p>
          </table:table-cell>
          <table:table-cell table:formula="of:=LEFT(RIGHT([.C22];9);4)" office:value-type="string" office:string-value="2071" calcext:value-type="string">
            <text:p>2071</text:p>
          </table:table-cell>
          <table:table-cell table:formula="of:=LEFT(RIGHT([.C22];17);3)" office:value-type="string" office:string-value="026" calcext:value-type="string">
            <text:p>026</text:p>
          </table:table-cell>
          <table:table-cell/>
          <table:table-cell table:number-columns-repeated="2" office:value-type="string" calcext:value-type="string">
            <text:p>0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ALUE(MID([.C23];FIND(&quot;_&quot;;[.C23];1)+2;FIND(&quot;_&quot;;[.C23];FIND(&quot;_&quot;;[.C23];1)+1)-FIND(&quot;_&quot;;[.C23];1)-2))" office:value-type="float" office:value="27" calcext:value-type="float">
            <text:p>27</text:p>
          </table:table-cell>
          <table:table-cell office:value-type="string" calcext:value-type="string">
            <text:p>mergedfinal_a27_4346_4362_br171118_1735_115Nb_027_171118_1735_115Nb_028bgrun2072.root</text:p>
          </table:table-cell>
          <table:table-cell table:number-columns-repeated="8"/>
          <table:table-cell table:formula="of:=[.A23]" office:value-type="float" office:value="27" calcext:value-type="float">
            <text:p>27</text:p>
          </table:table-cell>
          <table:table-cell table:style-name="ce2" table:formula="of:=MID([.C23];FIND(&quot;_&quot;;[.C23];FIND(&quot;_&quot;;[.C23];1)+1)+1;FIND(&quot;_&quot;;[.C23];(FIND(&quot;_&quot;;[.C23];FIND(&quot;_&quot;;[.C23];1)+1)+1))-FIND(&quot;_&quot;;[.C23];FIND(&quot;_&quot;;[.C23];1)+1)-1)" office:value-type="string" office:string-value="4346" calcext:value-type="string">
            <text:p>4346</text:p>
          </table:table-cell>
          <table:table-cell table:formula="of:=MID([.C23];FIND(&quot;_&quot;;[.C23];(FIND(&quot;_&quot;;[.C23];FIND(&quot;_&quot;;[.C23];1)+1)+1))+1;FIND(&quot;_&quot;;[.C23];FIND(&quot;_&quot;;[.C23];(FIND(&quot;_&quot;;[.C23];FIND(&quot;_&quot;;[.C23];1)+1)+1))+1)-FIND(&quot;_&quot;;[.C23];(FIND(&quot;_&quot;;[.C23];FIND(&quot;_&quot;;[.C23];1)+1)+1))-1)" office:value-type="string" office:string-value="4362" calcext:value-type="string">
            <text:p>4362</text:p>
          </table:table-cell>
          <table:table-cell table:formula="of:=MID([.C23];FIND(&quot;_&quot;;[.C23];FIND(&quot;_&quot;;[.C23];(FIND(&quot;_&quot;;[.C23];FIND(&quot;_&quot;;[.C23];1)+1)+1))+1)+21;3)" office:value-type="string" office:string-value="027" calcext:value-type="string">
            <text:p>027</text:p>
          </table:table-cell>
          <table:table-cell table:formula="of:=LEFT(RIGHT([.C23];9);4)" office:value-type="string" office:string-value="2072" calcext:value-type="string">
            <text:p>2072</text:p>
          </table:table-cell>
          <table:table-cell table:formula="of:=LEFT(RIGHT([.C23];17);3)" office:value-type="string" office:string-value="028" calcext:value-type="string">
            <text:p>028</text:p>
          </table:table-cell>
          <table:table-cell/>
          <table:table-cell office:value-type="string" calcext:value-type="string">
            <text:p>027</text:p>
          </table:table-cell>
          <table:table-cell office:value-type="string" calcext:value-type="string">
            <text:p>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ALUE(MID([.C24];FIND(&quot;_&quot;;[.C24];1)+2;FIND(&quot;_&quot;;[.C24];FIND(&quot;_&quot;;[.C24];1)+1)-FIND(&quot;_&quot;;[.C24];1)-2))" office:value-type="float" office:value="28" calcext:value-type="float">
            <text:p>28</text:p>
          </table:table-cell>
          <table:table-cell office:value-type="string" calcext:value-type="string">
            <text:p>mergedfinal_a28_4363_4391_br171118_1842_115Nb_028_171118_1842_115Nb_029bgrun2073.root</text:p>
          </table:table-cell>
          <table:table-cell table:number-columns-repeated="8"/>
          <table:table-cell table:formula="of:=[.A24]" office:value-type="float" office:value="28" calcext:value-type="float">
            <text:p>28</text:p>
          </table:table-cell>
          <table:table-cell table:style-name="ce2" table:formula="of:=MID([.C24];FIND(&quot;_&quot;;[.C24];FIND(&quot;_&quot;;[.C24];1)+1)+1;FIND(&quot;_&quot;;[.C24];(FIND(&quot;_&quot;;[.C24];FIND(&quot;_&quot;;[.C24];1)+1)+1))-FIND(&quot;_&quot;;[.C24];FIND(&quot;_&quot;;[.C24];1)+1)-1)" office:value-type="string" office:string-value="4363" calcext:value-type="string">
            <text:p>4363</text:p>
          </table:table-cell>
          <table:table-cell table:formula="of:=MID([.C24];FIND(&quot;_&quot;;[.C24];(FIND(&quot;_&quot;;[.C24];FIND(&quot;_&quot;;[.C24];1)+1)+1))+1;FIND(&quot;_&quot;;[.C24];FIND(&quot;_&quot;;[.C24];(FIND(&quot;_&quot;;[.C24];FIND(&quot;_&quot;;[.C24];1)+1)+1))+1)-FIND(&quot;_&quot;;[.C24];(FIND(&quot;_&quot;;[.C24];FIND(&quot;_&quot;;[.C24];1)+1)+1))-1)" office:value-type="string" office:string-value="4391" calcext:value-type="string">
            <text:p>4391</text:p>
          </table:table-cell>
          <table:table-cell table:formula="of:=MID([.C24];FIND(&quot;_&quot;;[.C24];FIND(&quot;_&quot;;[.C24];(FIND(&quot;_&quot;;[.C24];FIND(&quot;_&quot;;[.C24];1)+1)+1))+1)+21;3)" office:value-type="string" office:string-value="028" calcext:value-type="string">
            <text:p>028</text:p>
          </table:table-cell>
          <table:table-cell table:formula="of:=LEFT(RIGHT([.C24];9);4)" office:value-type="string" office:string-value="2073" calcext:value-type="string">
            <text:p>2073</text:p>
          </table:table-cell>
          <table:table-cell table:formula="of:=LEFT(RIGHT([.C24];17);3)" office:value-type="string" office:string-value="029" calcext:value-type="string">
            <text:p>029</text:p>
          </table:table-cell>
          <table:table-cell/>
          <table:table-cell office:value-type="string" calcext:value-type="string">
            <text:p>028</text:p>
          </table:table-cell>
          <table:table-cell office:value-type="string" calcext:value-type="string">
            <text:p>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ALUE(MID([.C25];FIND(&quot;_&quot;;[.C25];1)+2;FIND(&quot;_&quot;;[.C25];FIND(&quot;_&quot;;[.C25];1)+1)-FIND(&quot;_&quot;;[.C25];1)-2))" office:value-type="float" office:value="30" calcext:value-type="float">
            <text:p>30</text:p>
          </table:table-cell>
          <table:table-cell office:value-type="string" calcext:value-type="string">
            <text:p>mergedfinal_a30_4392_4416_br171118_2037_115Nb_030_171118_2037_115Nb_031bgrun2074.root</text:p>
          </table:table-cell>
          <table:table-cell table:number-columns-repeated="8"/>
          <table:table-cell table:formula="of:=[.A25]" office:value-type="float" office:value="30" calcext:value-type="float">
            <text:p>30</text:p>
          </table:table-cell>
          <table:table-cell table:style-name="ce2" table:formula="of:=MID([.C25];FIND(&quot;_&quot;;[.C25];FIND(&quot;_&quot;;[.C25];1)+1)+1;FIND(&quot;_&quot;;[.C25];(FIND(&quot;_&quot;;[.C25];FIND(&quot;_&quot;;[.C25];1)+1)+1))-FIND(&quot;_&quot;;[.C25];FIND(&quot;_&quot;;[.C25];1)+1)-1)" office:value-type="string" office:string-value="4392" calcext:value-type="string">
            <text:p>4392</text:p>
          </table:table-cell>
          <table:table-cell table:formula="of:=MID([.C25];FIND(&quot;_&quot;;[.C25];(FIND(&quot;_&quot;;[.C25];FIND(&quot;_&quot;;[.C25];1)+1)+1))+1;FIND(&quot;_&quot;;[.C25];FIND(&quot;_&quot;;[.C25];(FIND(&quot;_&quot;;[.C25];FIND(&quot;_&quot;;[.C25];1)+1)+1))+1)-FIND(&quot;_&quot;;[.C25];(FIND(&quot;_&quot;;[.C25];FIND(&quot;_&quot;;[.C25];1)+1)+1))-1)" office:value-type="string" office:string-value="4416" calcext:value-type="string">
            <text:p>4416</text:p>
          </table:table-cell>
          <table:table-cell table:formula="of:=MID([.C25];FIND(&quot;_&quot;;[.C25];FIND(&quot;_&quot;;[.C25];(FIND(&quot;_&quot;;[.C25];FIND(&quot;_&quot;;[.C25];1)+1)+1))+1)+21;3)" office:value-type="string" office:string-value="030" calcext:value-type="string">
            <text:p>030</text:p>
          </table:table-cell>
          <table:table-cell table:formula="of:=LEFT(RIGHT([.C25];9);4)" office:value-type="string" office:string-value="2074" calcext:value-type="string">
            <text:p>2074</text:p>
          </table:table-cell>
          <table:table-cell table:formula="of:=LEFT(RIGHT([.C25];17);3)" office:value-type="string" office:string-value="031" calcext:value-type="string">
            <text:p>031</text:p>
          </table:table-cell>
          <table:table-cell/>
          <table:table-cell office:value-type="string" calcext:value-type="string">
            <text:p>030</text:p>
          </table:table-cell>
          <table:table-cell office:value-type="string" calcext:value-type="string">
            <text:p>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ALUE(MID([.C26];FIND(&quot;_&quot;;[.C26];1)+2;FIND(&quot;_&quot;;[.C26];FIND(&quot;_&quot;;[.C26];1)+1)-FIND(&quot;_&quot;;[.C26];1)-2))" office:value-type="float" office:value="32" calcext:value-type="float">
            <text:p>32</text:p>
          </table:table-cell>
          <table:table-cell office:value-type="string" calcext:value-type="string">
            <text:p>mergedfinal_a32_4417_4443_br171118_2229_115Nb_032_171118_2229_115Nb_033bgrun2075.root</text:p>
          </table:table-cell>
          <table:table-cell table:number-columns-repeated="8"/>
          <table:table-cell table:formula="of:=[.A26]" office:value-type="float" office:value="32" calcext:value-type="float">
            <text:p>32</text:p>
          </table:table-cell>
          <table:table-cell table:style-name="ce2" table:formula="of:=MID([.C26];FIND(&quot;_&quot;;[.C26];FIND(&quot;_&quot;;[.C26];1)+1)+1;FIND(&quot;_&quot;;[.C26];(FIND(&quot;_&quot;;[.C26];FIND(&quot;_&quot;;[.C26];1)+1)+1))-FIND(&quot;_&quot;;[.C26];FIND(&quot;_&quot;;[.C26];1)+1)-1)" office:value-type="string" office:string-value="4417" calcext:value-type="string">
            <text:p>4417</text:p>
          </table:table-cell>
          <table:table-cell table:formula="of:=MID([.C26];FIND(&quot;_&quot;;[.C26];(FIND(&quot;_&quot;;[.C26];FIND(&quot;_&quot;;[.C26];1)+1)+1))+1;FIND(&quot;_&quot;;[.C26];FIND(&quot;_&quot;;[.C26];(FIND(&quot;_&quot;;[.C26];FIND(&quot;_&quot;;[.C26];1)+1)+1))+1)-FIND(&quot;_&quot;;[.C26];(FIND(&quot;_&quot;;[.C26];FIND(&quot;_&quot;;[.C26];1)+1)+1))-1)" office:value-type="string" office:string-value="4443" calcext:value-type="string">
            <text:p>4443</text:p>
          </table:table-cell>
          <table:table-cell table:formula="of:=MID([.C26];FIND(&quot;_&quot;;[.C26];FIND(&quot;_&quot;;[.C26];(FIND(&quot;_&quot;;[.C26];FIND(&quot;_&quot;;[.C26];1)+1)+1))+1)+21;3)" office:value-type="string" office:string-value="032" calcext:value-type="string">
            <text:p>032</text:p>
          </table:table-cell>
          <table:table-cell table:formula="of:=LEFT(RIGHT([.C26];9);4)" office:value-type="string" office:string-value="2075" calcext:value-type="string">
            <text:p>2075</text:p>
          </table:table-cell>
          <table:table-cell table:formula="of:=LEFT(RIGHT([.C26];17);3)" office:value-type="string" office:string-value="033" calcext:value-type="string">
            <text:p>033</text:p>
          </table:table-cell>
          <table:table-cell/>
          <table:table-cell office:value-type="string" calcext:value-type="string">
            <text:p>032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ALUE(MID([.C27];FIND(&quot;_&quot;;[.C27];1)+2;FIND(&quot;_&quot;;[.C27];FIND(&quot;_&quot;;[.C27];1)+1)-FIND(&quot;_&quot;;[.C27];1)-2))" office:value-type="float" office:value="34" calcext:value-type="float">
            <text:p>34</text:p>
          </table:table-cell>
          <table:table-cell office:value-type="string" calcext:value-type="string">
            <text:p>mergedfinal_a34_4444_4471_br171119_0030_115Nb_034_171119_0030_115Nb_035bgrun2076.root</text:p>
          </table:table-cell>
          <table:table-cell table:number-columns-repeated="8"/>
          <table:table-cell table:formula="of:=[.A27]" office:value-type="float" office:value="34" calcext:value-type="float">
            <text:p>34</text:p>
          </table:table-cell>
          <table:table-cell table:style-name="ce2" table:formula="of:=MID([.C27];FIND(&quot;_&quot;;[.C27];FIND(&quot;_&quot;;[.C27];1)+1)+1;FIND(&quot;_&quot;;[.C27];(FIND(&quot;_&quot;;[.C27];FIND(&quot;_&quot;;[.C27];1)+1)+1))-FIND(&quot;_&quot;;[.C27];FIND(&quot;_&quot;;[.C27];1)+1)-1)" office:value-type="string" office:string-value="4444" calcext:value-type="string">
            <text:p>4444</text:p>
          </table:table-cell>
          <table:table-cell table:formula="of:=MID([.C27];FIND(&quot;_&quot;;[.C27];(FIND(&quot;_&quot;;[.C27];FIND(&quot;_&quot;;[.C27];1)+1)+1))+1;FIND(&quot;_&quot;;[.C27];FIND(&quot;_&quot;;[.C27];(FIND(&quot;_&quot;;[.C27];FIND(&quot;_&quot;;[.C27];1)+1)+1))+1)-FIND(&quot;_&quot;;[.C27];(FIND(&quot;_&quot;;[.C27];FIND(&quot;_&quot;;[.C27];1)+1)+1))-1)" office:value-type="string" office:string-value="4471" calcext:value-type="string">
            <text:p>4471</text:p>
          </table:table-cell>
          <table:table-cell table:formula="of:=MID([.C27];FIND(&quot;_&quot;;[.C27];FIND(&quot;_&quot;;[.C27];(FIND(&quot;_&quot;;[.C27];FIND(&quot;_&quot;;[.C27];1)+1)+1))+1)+21;3)" office:value-type="string" office:string-value="034" calcext:value-type="string">
            <text:p>034</text:p>
          </table:table-cell>
          <table:table-cell table:formula="of:=LEFT(RIGHT([.C27];9);4)" office:value-type="string" office:string-value="2076" calcext:value-type="string">
            <text:p>2076</text:p>
          </table:table-cell>
          <table:table-cell table:formula="of:=LEFT(RIGHT([.C27];17);3)" office:value-type="string" office:string-value="035" calcext:value-type="string">
            <text:p>035</text:p>
          </table:table-cell>
          <table:table-cell/>
          <table:table-cell office:value-type="string" calcext:value-type="string">
            <text:p>034</text:p>
          </table:table-cell>
          <table:table-cell office:value-type="string" calcext:value-type="string">
            <text:p>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VALUE(MID([.C28];FIND(&quot;_&quot;;[.C28];1)+2;FIND(&quot;_&quot;;[.C28];FIND(&quot;_&quot;;[.C28];1)+1)-FIND(&quot;_&quot;;[.C28];1)-2))" office:value-type="float" office:value="36" calcext:value-type="float">
            <text:p>36</text:p>
          </table:table-cell>
          <table:table-cell office:value-type="string" calcext:value-type="string">
            <text:p>mergedfinal_a36_4472_4503_br171119_0230_115Nb_036_171119_0230_115Nb_037bgrun2077.root</text:p>
          </table:table-cell>
          <table:table-cell table:number-columns-repeated="8"/>
          <table:table-cell table:formula="of:=[.A28]" office:value-type="float" office:value="36" calcext:value-type="float">
            <text:p>36</text:p>
          </table:table-cell>
          <table:table-cell table:style-name="ce2" table:formula="of:=MID([.C28];FIND(&quot;_&quot;;[.C28];FIND(&quot;_&quot;;[.C28];1)+1)+1;FIND(&quot;_&quot;;[.C28];(FIND(&quot;_&quot;;[.C28];FIND(&quot;_&quot;;[.C28];1)+1)+1))-FIND(&quot;_&quot;;[.C28];FIND(&quot;_&quot;;[.C28];1)+1)-1)" office:value-type="string" office:string-value="4472" calcext:value-type="string">
            <text:p>4472</text:p>
          </table:table-cell>
          <table:table-cell table:formula="of:=MID([.C28];FIND(&quot;_&quot;;[.C28];(FIND(&quot;_&quot;;[.C28];FIND(&quot;_&quot;;[.C28];1)+1)+1))+1;FIND(&quot;_&quot;;[.C28];FIND(&quot;_&quot;;[.C28];(FIND(&quot;_&quot;;[.C28];FIND(&quot;_&quot;;[.C28];1)+1)+1))+1)-FIND(&quot;_&quot;;[.C28];(FIND(&quot;_&quot;;[.C28];FIND(&quot;_&quot;;[.C28];1)+1)+1))-1)" office:value-type="string" office:string-value="4503" calcext:value-type="string">
            <text:p>4503</text:p>
          </table:table-cell>
          <table:table-cell table:formula="of:=MID([.C28];FIND(&quot;_&quot;;[.C28];FIND(&quot;_&quot;;[.C28];(FIND(&quot;_&quot;;[.C28];FIND(&quot;_&quot;;[.C28];1)+1)+1))+1)+21;3)" office:value-type="string" office:string-value="036" calcext:value-type="string">
            <text:p>036</text:p>
          </table:table-cell>
          <table:table-cell table:formula="of:=LEFT(RIGHT([.C28];9);4)" office:value-type="string" office:string-value="2077" calcext:value-type="string">
            <text:p>2077</text:p>
          </table:table-cell>
          <table:table-cell table:formula="of:=LEFT(RIGHT([.C28];17);3)" office:value-type="string" office:string-value="037" calcext:value-type="string">
            <text:p>037</text:p>
          </table:table-cell>
          <table:table-cell/>
          <table:table-cell office:value-type="string" calcext:value-type="string">
            <text:p>036</text:p>
          </table:table-cell>
          <table:table-cell office:value-type="string" calcext:value-type="string">
            <text:p>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VALUE(MID([.C29];FIND(&quot;_&quot;;[.C29];1)+2;FIND(&quot;_&quot;;[.C29];FIND(&quot;_&quot;;[.C29];1)+1)-FIND(&quot;_&quot;;[.C29];1)-2))" office:value-type="float" office:value="38" calcext:value-type="float">
            <text:p>38</text:p>
          </table:table-cell>
          <table:table-cell office:value-type="string" calcext:value-type="string">
            <text:p>mergedfinal_a38_4505_4533_br171119_0433_115Nb_038_171119_0433_115Nb_039bgrun2078.root</text:p>
          </table:table-cell>
          <table:table-cell table:number-columns-repeated="8"/>
          <table:table-cell table:formula="of:=[.A29]" office:value-type="float" office:value="38" calcext:value-type="float">
            <text:p>38</text:p>
          </table:table-cell>
          <table:table-cell table:style-name="ce2" table:formula="of:=MID([.C29];FIND(&quot;_&quot;;[.C29];FIND(&quot;_&quot;;[.C29];1)+1)+1;FIND(&quot;_&quot;;[.C29];(FIND(&quot;_&quot;;[.C29];FIND(&quot;_&quot;;[.C29];1)+1)+1))-FIND(&quot;_&quot;;[.C29];FIND(&quot;_&quot;;[.C29];1)+1)-1)" office:value-type="string" office:string-value="4505" calcext:value-type="string">
            <text:p>4505</text:p>
          </table:table-cell>
          <table:table-cell table:formula="of:=MID([.C29];FIND(&quot;_&quot;;[.C29];(FIND(&quot;_&quot;;[.C29];FIND(&quot;_&quot;;[.C29];1)+1)+1))+1;FIND(&quot;_&quot;;[.C29];FIND(&quot;_&quot;;[.C29];(FIND(&quot;_&quot;;[.C29];FIND(&quot;_&quot;;[.C29];1)+1)+1))+1)-FIND(&quot;_&quot;;[.C29];(FIND(&quot;_&quot;;[.C29];FIND(&quot;_&quot;;[.C29];1)+1)+1))-1)" office:value-type="string" office:string-value="4533" calcext:value-type="string">
            <text:p>4533</text:p>
          </table:table-cell>
          <table:table-cell table:formula="of:=MID([.C29];FIND(&quot;_&quot;;[.C29];FIND(&quot;_&quot;;[.C29];(FIND(&quot;_&quot;;[.C29];FIND(&quot;_&quot;;[.C29];1)+1)+1))+1)+21;3)" office:value-type="string" office:string-value="038" calcext:value-type="string">
            <text:p>038</text:p>
          </table:table-cell>
          <table:table-cell table:formula="of:=LEFT(RIGHT([.C29];9);4)" office:value-type="string" office:string-value="2078" calcext:value-type="string">
            <text:p>2078</text:p>
          </table:table-cell>
          <table:table-cell table:formula="of:=LEFT(RIGHT([.C29];17);3)" office:value-type="string" office:string-value="039" calcext:value-type="string">
            <text:p>039</text:p>
          </table:table-cell>
          <table:table-cell/>
          <table:table-cell office:value-type="string" calcext:value-type="string">
            <text:p>038</text:p>
          </table:table-cell>
          <table:table-cell office:value-type="string" calcext:value-type="string">
            <text:p>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VALUE(MID([.C30];FIND(&quot;_&quot;;[.C30];1)+2;FIND(&quot;_&quot;;[.C30];FIND(&quot;_&quot;;[.C30];1)+1)-FIND(&quot;_&quot;;[.C30];1)-2))" office:value-type="float" office:value="40" calcext:value-type="float">
            <text:p>40</text:p>
          </table:table-cell>
          <table:table-cell office:value-type="string" calcext:value-type="string">
            <text:p>mergedfinal_a40_4533_4561_br171119_0633_115Nb_040_171119_0633_115Nb_041bgrun2079.root</text:p>
          </table:table-cell>
          <table:table-cell table:number-columns-repeated="8"/>
          <table:table-cell table:formula="of:=[.A30]" office:value-type="float" office:value="40" calcext:value-type="float">
            <text:p>40</text:p>
          </table:table-cell>
          <table:table-cell table:style-name="ce2" table:formula="of:=MID([.C30];FIND(&quot;_&quot;;[.C30];FIND(&quot;_&quot;;[.C30];1)+1)+1;FIND(&quot;_&quot;;[.C30];(FIND(&quot;_&quot;;[.C30];FIND(&quot;_&quot;;[.C30];1)+1)+1))-FIND(&quot;_&quot;;[.C30];FIND(&quot;_&quot;;[.C30];1)+1)-1)" office:value-type="string" office:string-value="4533" calcext:value-type="string">
            <text:p>4533</text:p>
          </table:table-cell>
          <table:table-cell table:formula="of:=MID([.C30];FIND(&quot;_&quot;;[.C30];(FIND(&quot;_&quot;;[.C30];FIND(&quot;_&quot;;[.C30];1)+1)+1))+1;FIND(&quot;_&quot;;[.C30];FIND(&quot;_&quot;;[.C30];(FIND(&quot;_&quot;;[.C30];FIND(&quot;_&quot;;[.C30];1)+1)+1))+1)-FIND(&quot;_&quot;;[.C30];(FIND(&quot;_&quot;;[.C30];FIND(&quot;_&quot;;[.C30];1)+1)+1))-1)" office:value-type="string" office:string-value="4561" calcext:value-type="string">
            <text:p>4561</text:p>
          </table:table-cell>
          <table:table-cell table:formula="of:=MID([.C30];FIND(&quot;_&quot;;[.C30];FIND(&quot;_&quot;;[.C30];(FIND(&quot;_&quot;;[.C30];FIND(&quot;_&quot;;[.C30];1)+1)+1))+1)+21;3)" office:value-type="string" office:string-value="040" calcext:value-type="string">
            <text:p>040</text:p>
          </table:table-cell>
          <table:table-cell table:formula="of:=LEFT(RIGHT([.C30];9);4)" office:value-type="string" office:string-value="2079" calcext:value-type="string">
            <text:p>2079</text:p>
          </table:table-cell>
          <table:table-cell table:formula="of:=LEFT(RIGHT([.C30];17);3)" office:value-type="string" office:string-value="041" calcext:value-type="string">
            <text:p>041</text:p>
          </table:table-cell>
          <table:table-cell/>
          <table:table-cell office:value-type="string" calcext:value-type="string">
            <text:p>040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ALUE(MID([.C31];FIND(&quot;_&quot;;[.C31];1)+2;FIND(&quot;_&quot;;[.C31];FIND(&quot;_&quot;;[.C31];1)+1)-FIND(&quot;_&quot;;[.C31];1)-2))" office:value-type="float" office:value="42" calcext:value-type="float">
            <text:p>42</text:p>
          </table:table-cell>
          <table:table-cell office:value-type="string" calcext:value-type="string">
            <text:p>mergedfinal_a42_4562_4572_br171119_0829_115Nb_042bgrun2080.root</text:p>
          </table:table-cell>
          <table:table-cell table:number-columns-repeated="8"/>
          <table:table-cell table:style-name="ce4" table:formula="of:=[.A31]" office:value-type="float" office:value="42" calcext:value-type="float">
            <text:p>42</text:p>
          </table:table-cell>
          <table:table-cell table:style-name="ce5" table:formula="of:=MID([.C31];FIND(&quot;_&quot;;[.C31];FIND(&quot;_&quot;;[.C31];1)+1)+1;FIND(&quot;_&quot;;[.C31];(FIND(&quot;_&quot;;[.C31];FIND(&quot;_&quot;;[.C31];1)+1)+1))-FIND(&quot;_&quot;;[.C31];FIND(&quot;_&quot;;[.C31];1)+1)-1)" office:value-type="string" office:string-value="4562" calcext:value-type="string">
            <text:p>4562</text:p>
          </table:table-cell>
          <table:table-cell table:style-name="ce4" table:formula="of:=MID([.C31];FIND(&quot;_&quot;;[.C31];(FIND(&quot;_&quot;;[.C31];FIND(&quot;_&quot;;[.C31];1)+1)+1))+1;FIND(&quot;_&quot;;[.C31];FIND(&quot;_&quot;;[.C31];(FIND(&quot;_&quot;;[.C31];FIND(&quot;_&quot;;[.C31];1)+1)+1))+1)-FIND(&quot;_&quot;;[.C31];(FIND(&quot;_&quot;;[.C31];FIND(&quot;_&quot;;[.C31];1)+1)+1))-1)" office:value-type="string" office:string-value="4572" calcext:value-type="string">
            <text:p>4572</text:p>
          </table:table-cell>
          <table:table-cell table:style-name="ce4" table:formula="of:=MID([.C31];FIND(&quot;_&quot;;[.C31];FIND(&quot;_&quot;;[.C31];(FIND(&quot;_&quot;;[.C31];FIND(&quot;_&quot;;[.C31];1)+1)+1))+1)+21;3)" office:value-type="string" office:string-value="042" calcext:value-type="string">
            <text:p>042</text:p>
          </table:table-cell>
          <table:table-cell table:style-name="ce4" table:formula="of:=LEFT(RIGHT([.C31];9);4)" office:value-type="string" office:string-value="2080" calcext:value-type="string">
            <text:p>2080</text:p>
          </table:table-cell>
          <table:table-cell table:formula="of:=LEFT(RIGHT([.C31];17);3)" office:value-type="string" office:string-value="042" calcext:value-type="string">
            <text:p>042</text:p>
          </table:table-cell>
          <table:table-cell/>
          <table:table-cell table:number-columns-repeated="2" office:value-type="string" calcext:value-type="string">
            <text:p>0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ALUE(MID([.C32];FIND(&quot;_&quot;;[.C32];1)+2;FIND(&quot;_&quot;;[.C32];FIND(&quot;_&quot;;[.C32];1)+1)-FIND(&quot;_&quot;;[.C32];1)-2))" office:value-type="float" office:value="49" calcext:value-type="float">
            <text:p>49</text:p>
          </table:table-cell>
          <table:table-cell office:value-type="string" calcext:value-type="string">
            <text:p>mergedfinal_a49_4603_4610_br171119_1126_115Nb_049bgrun2082.root</text:p>
          </table:table-cell>
          <table:table-cell table:number-columns-repeated="8"/>
          <table:table-cell table:style-name="ce4" table:formula="of:=[.A32]" office:value-type="float" office:value="49" calcext:value-type="float">
            <text:p>49</text:p>
          </table:table-cell>
          <table:table-cell table:style-name="ce5" table:formula="of:=MID([.C32];FIND(&quot;_&quot;;[.C32];FIND(&quot;_&quot;;[.C32];1)+1)+1;FIND(&quot;_&quot;;[.C32];(FIND(&quot;_&quot;;[.C32];FIND(&quot;_&quot;;[.C32];1)+1)+1))-FIND(&quot;_&quot;;[.C32];FIND(&quot;_&quot;;[.C32];1)+1)-1)" office:value-type="string" office:string-value="4603" calcext:value-type="string">
            <text:p>4603</text:p>
          </table:table-cell>
          <table:table-cell table:style-name="ce4" table:formula="of:=MID([.C32];FIND(&quot;_&quot;;[.C32];(FIND(&quot;_&quot;;[.C32];FIND(&quot;_&quot;;[.C32];1)+1)+1))+1;FIND(&quot;_&quot;;[.C32];FIND(&quot;_&quot;;[.C32];(FIND(&quot;_&quot;;[.C32];FIND(&quot;_&quot;;[.C32];1)+1)+1))+1)-FIND(&quot;_&quot;;[.C32];(FIND(&quot;_&quot;;[.C32];FIND(&quot;_&quot;;[.C32];1)+1)+1))-1)" office:value-type="string" office:string-value="4610" calcext:value-type="string">
            <text:p>4610</text:p>
          </table:table-cell>
          <table:table-cell table:style-name="ce4" table:formula="of:=MID([.C32];FIND(&quot;_&quot;;[.C32];FIND(&quot;_&quot;;[.C32];(FIND(&quot;_&quot;;[.C32];FIND(&quot;_&quot;;[.C32];1)+1)+1))+1)+21;3)" office:value-type="string" office:string-value="049" calcext:value-type="string">
            <text:p>049</text:p>
          </table:table-cell>
          <table:table-cell table:style-name="ce4" table:formula="of:=LEFT(RIGHT([.C32];9);4)" office:value-type="string" office:string-value="2082" calcext:value-type="string">
            <text:p>2082</text:p>
          </table:table-cell>
          <table:table-cell table:formula="of:=LEFT(RIGHT([.C32];17);3)" office:value-type="string" office:string-value="049" calcext:value-type="string">
            <text:p>049</text:p>
          </table:table-cell>
          <table:table-cell/>
          <table:table-cell table:number-columns-repeated="2" office:value-type="string" calcext:value-type="string">
            <text:p>0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ALUE(MID([.C33];FIND(&quot;_&quot;;[.C33];1)+2;FIND(&quot;_&quot;;[.C33];FIND(&quot;_&quot;;[.C33];1)+1)-FIND(&quot;_&quot;;[.C33];1)-2))" office:value-type="float" office:value="51" calcext:value-type="float">
            <text:p>51</text:p>
          </table:table-cell>
          <table:table-cell office:value-type="string" calcext:value-type="string">
            <text:p>mergedfinal_a51_4611_4644_br171119_1214_115Nb_051_171119_1214_115Nb_052bgrun2083.root</text:p>
          </table:table-cell>
          <table:table-cell table:number-columns-repeated="8"/>
          <table:table-cell table:style-name="ce4" table:formula="of:=[.A33]" office:value-type="float" office:value="51" calcext:value-type="float">
            <text:p>51</text:p>
          </table:table-cell>
          <table:table-cell table:style-name="ce5" table:formula="of:=MID([.C33];FIND(&quot;_&quot;;[.C33];FIND(&quot;_&quot;;[.C33];1)+1)+1;FIND(&quot;_&quot;;[.C33];(FIND(&quot;_&quot;;[.C33];FIND(&quot;_&quot;;[.C33];1)+1)+1))-FIND(&quot;_&quot;;[.C33];FIND(&quot;_&quot;;[.C33];1)+1)-1)" office:value-type="string" office:string-value="4611" calcext:value-type="string">
            <text:p>4611</text:p>
          </table:table-cell>
          <table:table-cell table:style-name="ce4" table:formula="of:=MID([.C33];FIND(&quot;_&quot;;[.C33];(FIND(&quot;_&quot;;[.C33];FIND(&quot;_&quot;;[.C33];1)+1)+1))+1;FIND(&quot;_&quot;;[.C33];FIND(&quot;_&quot;;[.C33];(FIND(&quot;_&quot;;[.C33];FIND(&quot;_&quot;;[.C33];1)+1)+1))+1)-FIND(&quot;_&quot;;[.C33];(FIND(&quot;_&quot;;[.C33];FIND(&quot;_&quot;;[.C33];1)+1)+1))-1)" office:value-type="string" office:string-value="4644" calcext:value-type="string">
            <text:p>4644</text:p>
          </table:table-cell>
          <table:table-cell table:style-name="ce4" table:formula="of:=MID([.C33];FIND(&quot;_&quot;;[.C33];FIND(&quot;_&quot;;[.C33];(FIND(&quot;_&quot;;[.C33];FIND(&quot;_&quot;;[.C33];1)+1)+1))+1)+21;3)" office:value-type="string" office:string-value="051" calcext:value-type="string">
            <text:p>051</text:p>
          </table:table-cell>
          <table:table-cell table:style-name="ce4" table:formula="of:=LEFT(RIGHT([.C33];9);4)" office:value-type="string" office:string-value="2083" calcext:value-type="string">
            <text:p>2083</text:p>
          </table:table-cell>
          <table:table-cell table:formula="of:=LEFT(RIGHT([.C33];17);3)" office:value-type="string" office:string-value="052" calcext:value-type="string">
            <text:p>052</text:p>
          </table:table-cell>
          <table:table-cell/>
          <table:table-cell office:value-type="string" calcext:value-type="string">
            <text:p>051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ALUE(MID([.C34];FIND(&quot;_&quot;;[.C34];1)+2;FIND(&quot;_&quot;;[.C34];FIND(&quot;_&quot;;[.C34];1)+1)-FIND(&quot;_&quot;;[.C34];1)-2))" office:value-type="float" office:value="54" calcext:value-type="float">
            <text:p>54</text:p>
          </table:table-cell>
          <table:table-cell office:value-type="string" calcext:value-type="string">
            <text:p>mergedfinal_a54_4646_4679_br171119_1435_115Nb_054_171119_1435_115Nb_055bgrun2085.root</text:p>
          </table:table-cell>
          <table:table-cell table:number-columns-repeated="8"/>
          <table:table-cell table:style-name="ce4" table:formula="of:=[.A34]" office:value-type="float" office:value="54" calcext:value-type="float">
            <text:p>54</text:p>
          </table:table-cell>
          <table:table-cell table:style-name="ce5" table:formula="of:=MID([.C34];FIND(&quot;_&quot;;[.C34];FIND(&quot;_&quot;;[.C34];1)+1)+1;FIND(&quot;_&quot;;[.C34];(FIND(&quot;_&quot;;[.C34];FIND(&quot;_&quot;;[.C34];1)+1)+1))-FIND(&quot;_&quot;;[.C34];FIND(&quot;_&quot;;[.C34];1)+1)-1)" office:value-type="string" office:string-value="4646" calcext:value-type="string">
            <text:p>4646</text:p>
          </table:table-cell>
          <table:table-cell table:style-name="ce4" table:formula="of:=MID([.C34];FIND(&quot;_&quot;;[.C34];(FIND(&quot;_&quot;;[.C34];FIND(&quot;_&quot;;[.C34];1)+1)+1))+1;FIND(&quot;_&quot;;[.C34];FIND(&quot;_&quot;;[.C34];(FIND(&quot;_&quot;;[.C34];FIND(&quot;_&quot;;[.C34];1)+1)+1))+1)-FIND(&quot;_&quot;;[.C34];(FIND(&quot;_&quot;;[.C34];FIND(&quot;_&quot;;[.C34];1)+1)+1))-1)" office:value-type="string" office:string-value="4679" calcext:value-type="string">
            <text:p>4679</text:p>
          </table:table-cell>
          <table:table-cell table:style-name="ce4" table:formula="of:=MID([.C34];FIND(&quot;_&quot;;[.C34];FIND(&quot;_&quot;;[.C34];(FIND(&quot;_&quot;;[.C34];FIND(&quot;_&quot;;[.C34];1)+1)+1))+1)+21;3)" office:value-type="string" office:string-value="054" calcext:value-type="string">
            <text:p>054</text:p>
          </table:table-cell>
          <table:table-cell table:style-name="ce4" table:formula="of:=LEFT(RIGHT([.C34];9);4)" office:value-type="string" office:string-value="2085" calcext:value-type="string">
            <text:p>2085</text:p>
          </table:table-cell>
          <table:table-cell table:formula="of:=LEFT(RIGHT([.C34];17);3)" office:value-type="string" office:string-value="055" calcext:value-type="string">
            <text:p>055</text:p>
          </table:table-cell>
          <table:table-cell/>
          <table:table-cell office:value-type="string" calcext:value-type="string">
            <text:p>054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ALUE(MID([.C35];FIND(&quot;_&quot;;[.C35];1)+2;FIND(&quot;_&quot;;[.C35];FIND(&quot;_&quot;;[.C35];1)+1)-FIND(&quot;_&quot;;[.C35];1)-2))" office:value-type="float" office:value="56" calcext:value-type="float">
            <text:p>56</text:p>
          </table:table-cell>
          <table:table-cell office:value-type="string" calcext:value-type="string">
            <text:p>mergedfinal_a56_4680_4710_br171119_1643_115Nb_056_171119_1643_115Nb_057bgrun2086.root</text:p>
          </table:table-cell>
          <table:table-cell table:number-columns-repeated="8"/>
          <table:table-cell table:formula="of:=[.A35]" office:value-type="float" office:value="56" calcext:value-type="float">
            <text:p>56</text:p>
          </table:table-cell>
          <table:table-cell table:style-name="ce2" table:formula="of:=MID([.C35];FIND(&quot;_&quot;;[.C35];FIND(&quot;_&quot;;[.C35];1)+1)+1;FIND(&quot;_&quot;;[.C35];(FIND(&quot;_&quot;;[.C35];FIND(&quot;_&quot;;[.C35];1)+1)+1))-FIND(&quot;_&quot;;[.C35];FIND(&quot;_&quot;;[.C35];1)+1)-1)" office:value-type="string" office:string-value="4680" calcext:value-type="string">
            <text:p>4680</text:p>
          </table:table-cell>
          <table:table-cell table:formula="of:=MID([.C35];FIND(&quot;_&quot;;[.C35];(FIND(&quot;_&quot;;[.C35];FIND(&quot;_&quot;;[.C35];1)+1)+1))+1;FIND(&quot;_&quot;;[.C35];FIND(&quot;_&quot;;[.C35];(FIND(&quot;_&quot;;[.C35];FIND(&quot;_&quot;;[.C35];1)+1)+1))+1)-FIND(&quot;_&quot;;[.C35];(FIND(&quot;_&quot;;[.C35];FIND(&quot;_&quot;;[.C35];1)+1)+1))-1)" office:value-type="string" office:string-value="4710" calcext:value-type="string">
            <text:p>4710</text:p>
          </table:table-cell>
          <table:table-cell table:formula="of:=MID([.C35];FIND(&quot;_&quot;;[.C35];FIND(&quot;_&quot;;[.C35];(FIND(&quot;_&quot;;[.C35];FIND(&quot;_&quot;;[.C35];1)+1)+1))+1)+21;3)" office:value-type="string" office:string-value="056" calcext:value-type="string">
            <text:p>056</text:p>
          </table:table-cell>
          <table:table-cell table:formula="of:=LEFT(RIGHT([.C35];9);4)" office:value-type="string" office:string-value="2086" calcext:value-type="string">
            <text:p>2086</text:p>
          </table:table-cell>
          <table:table-cell table:formula="of:=LEFT(RIGHT([.C35];17);3)" office:value-type="string" office:string-value="057" calcext:value-type="string">
            <text:p>057</text:p>
          </table:table-cell>
          <table:table-cell/>
          <table:table-cell office:value-type="string" calcext:value-type="string">
            <text:p>056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ALUE(MID([.C36];FIND(&quot;_&quot;;[.C36];1)+2;FIND(&quot;_&quot;;[.C36];FIND(&quot;_&quot;;[.C36];1)+1)-FIND(&quot;_&quot;;[.C36];1)-2))" office:value-type="float" office:value="58" calcext:value-type="float">
            <text:p>58</text:p>
          </table:table-cell>
          <table:table-cell office:value-type="string" calcext:value-type="string">
            <text:p>mergedfinal_a58_4711_4741_br171119_1850_115Nb_058_171119_1850_115Nb_059bgrun2087.root</text:p>
          </table:table-cell>
          <table:table-cell table:number-columns-repeated="8"/>
          <table:table-cell table:formula="of:=[.A36]" office:value-type="float" office:value="58" calcext:value-type="float">
            <text:p>58</text:p>
          </table:table-cell>
          <table:table-cell table:style-name="ce2" table:formula="of:=MID([.C36];FIND(&quot;_&quot;;[.C36];FIND(&quot;_&quot;;[.C36];1)+1)+1;FIND(&quot;_&quot;;[.C36];(FIND(&quot;_&quot;;[.C36];FIND(&quot;_&quot;;[.C36];1)+1)+1))-FIND(&quot;_&quot;;[.C36];FIND(&quot;_&quot;;[.C36];1)+1)-1)" office:value-type="string" office:string-value="4711" calcext:value-type="string">
            <text:p>4711</text:p>
          </table:table-cell>
          <table:table-cell table:formula="of:=MID([.C36];FIND(&quot;_&quot;;[.C36];(FIND(&quot;_&quot;;[.C36];FIND(&quot;_&quot;;[.C36];1)+1)+1))+1;FIND(&quot;_&quot;;[.C36];FIND(&quot;_&quot;;[.C36];(FIND(&quot;_&quot;;[.C36];FIND(&quot;_&quot;;[.C36];1)+1)+1))+1)-FIND(&quot;_&quot;;[.C36];(FIND(&quot;_&quot;;[.C36];FIND(&quot;_&quot;;[.C36];1)+1)+1))-1)" office:value-type="string" office:string-value="4741" calcext:value-type="string">
            <text:p>4741</text:p>
          </table:table-cell>
          <table:table-cell table:formula="of:=MID([.C36];FIND(&quot;_&quot;;[.C36];FIND(&quot;_&quot;;[.C36];(FIND(&quot;_&quot;;[.C36];FIND(&quot;_&quot;;[.C36];1)+1)+1))+1)+21;3)" office:value-type="string" office:string-value="058" calcext:value-type="string">
            <text:p>058</text:p>
          </table:table-cell>
          <table:table-cell table:formula="of:=LEFT(RIGHT([.C36];9);4)" office:value-type="string" office:string-value="2087" calcext:value-type="string">
            <text:p>2087</text:p>
          </table:table-cell>
          <table:table-cell table:formula="of:=LEFT(RIGHT([.C36];17);3)" office:value-type="string" office:string-value="059" calcext:value-type="string">
            <text:p>059</text:p>
          </table:table-cell>
          <table:table-cell/>
          <table:table-cell office:value-type="string" calcext:value-type="string">
            <text:p>058</text:p>
          </table:table-cell>
          <table:table-cell office:value-type="string" calcext:value-type="string">
            <text:p>0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ALUE(MID([.C37];FIND(&quot;_&quot;;[.C37];1)+2;FIND(&quot;_&quot;;[.C37];FIND(&quot;_&quot;;[.C37];1)+1)-FIND(&quot;_&quot;;[.C37];1)-2))" office:value-type="float" office:value="60" calcext:value-type="float">
            <text:p>60</text:p>
          </table:table-cell>
          <table:table-cell office:value-type="string" calcext:value-type="string">
            <text:p>mergedfinal_a60_4742_4743_br171119_2054_115Nb_060_171119_2054_115Nb_061bgrun2088.root</text:p>
          </table:table-cell>
          <table:table-cell table:number-columns-repeated="8"/>
          <table:table-cell table:formula="of:=[.A37]" office:value-type="float" office:value="60" calcext:value-type="float">
            <text:p>60</text:p>
          </table:table-cell>
          <table:table-cell table:style-name="ce2" table:formula="of:=MID([.C37];FIND(&quot;_&quot;;[.C37];FIND(&quot;_&quot;;[.C37];1)+1)+1;FIND(&quot;_&quot;;[.C37];(FIND(&quot;_&quot;;[.C37];FIND(&quot;_&quot;;[.C37];1)+1)+1))-FIND(&quot;_&quot;;[.C37];FIND(&quot;_&quot;;[.C37];1)+1)-1)" office:value-type="string" office:string-value="4742" calcext:value-type="string">
            <text:p>4742</text:p>
          </table:table-cell>
          <table:table-cell table:formula="of:=MID([.C37];FIND(&quot;_&quot;;[.C37];(FIND(&quot;_&quot;;[.C37];FIND(&quot;_&quot;;[.C37];1)+1)+1))+1;FIND(&quot;_&quot;;[.C37];FIND(&quot;_&quot;;[.C37];(FIND(&quot;_&quot;;[.C37];FIND(&quot;_&quot;;[.C37];1)+1)+1))+1)-FIND(&quot;_&quot;;[.C37];(FIND(&quot;_&quot;;[.C37];FIND(&quot;_&quot;;[.C37];1)+1)+1))-1)" office:value-type="string" office:string-value="4743" calcext:value-type="string">
            <text:p>4743</text:p>
          </table:table-cell>
          <table:table-cell table:formula="of:=MID([.C37];FIND(&quot;_&quot;;[.C37];FIND(&quot;_&quot;;[.C37];(FIND(&quot;_&quot;;[.C37];FIND(&quot;_&quot;;[.C37];1)+1)+1))+1)+21;3)" office:value-type="string" office:string-value="060" calcext:value-type="string">
            <text:p>060</text:p>
          </table:table-cell>
          <table:table-cell table:formula="of:=LEFT(RIGHT([.C37];9);4)" office:value-type="string" office:string-value="2088" calcext:value-type="string">
            <text:p>2088</text:p>
          </table:table-cell>
          <table:table-cell table:formula="of:=LEFT(RIGHT([.C37];17);3)" office:value-type="string" office:string-value="061" calcext:value-type="string">
            <text:p>061</text:p>
          </table:table-cell>
          <table:table-cell/>
          <table:table-cell office:value-type="string" calcext:value-type="string">
            <text:p>060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VALUE(MID([.C38];FIND(&quot;_&quot;;[.C38];1)+2;FIND(&quot;_&quot;;[.C38];FIND(&quot;_&quot;;[.C38];1)+1)-FIND(&quot;_&quot;;[.C38];1)-2))" office:value-type="float" office:value="62" calcext:value-type="float">
            <text:p>62</text:p>
          </table:table-cell>
          <table:table-cell office:value-type="string" calcext:value-type="string">
            <text:p>mergedfinal_a62_4774_4791_br171119_2300_115Nb_062bgrun2089.root</text:p>
          </table:table-cell>
          <table:table-cell table:number-columns-repeated="8"/>
          <table:table-cell table:formula="of:=[.A38]" office:value-type="float" office:value="62" calcext:value-type="float">
            <text:p>62</text:p>
          </table:table-cell>
          <table:table-cell table:style-name="ce2" table:formula="of:=MID([.C38];FIND(&quot;_&quot;;[.C38];FIND(&quot;_&quot;;[.C38];1)+1)+1;FIND(&quot;_&quot;;[.C38];(FIND(&quot;_&quot;;[.C38];FIND(&quot;_&quot;;[.C38];1)+1)+1))-FIND(&quot;_&quot;;[.C38];FIND(&quot;_&quot;;[.C38];1)+1)-1)" office:value-type="string" office:string-value="4774" calcext:value-type="string">
            <text:p>4774</text:p>
          </table:table-cell>
          <table:table-cell table:formula="of:=MID([.C38];FIND(&quot;_&quot;;[.C38];(FIND(&quot;_&quot;;[.C38];FIND(&quot;_&quot;;[.C38];1)+1)+1))+1;FIND(&quot;_&quot;;[.C38];FIND(&quot;_&quot;;[.C38];(FIND(&quot;_&quot;;[.C38];FIND(&quot;_&quot;;[.C38];1)+1)+1))+1)-FIND(&quot;_&quot;;[.C38];(FIND(&quot;_&quot;;[.C38];FIND(&quot;_&quot;;[.C38];1)+1)+1))-1)" office:value-type="string" office:string-value="4791" calcext:value-type="string">
            <text:p>4791</text:p>
          </table:table-cell>
          <table:table-cell table:formula="of:=MID([.C38];FIND(&quot;_&quot;;[.C38];FIND(&quot;_&quot;;[.C38];(FIND(&quot;_&quot;;[.C38];FIND(&quot;_&quot;;[.C38];1)+1)+1))+1)+21;3)" office:value-type="string" office:string-value="062" calcext:value-type="string">
            <text:p>062</text:p>
          </table:table-cell>
          <table:table-cell table:formula="of:=LEFT(RIGHT([.C38];9);4)" office:value-type="string" office:string-value="2089" calcext:value-type="string">
            <text:p>2089</text:p>
          </table:table-cell>
          <table:table-cell table:formula="of:=LEFT(RIGHT([.C38];17);3)" office:value-type="string" office:string-value="062" calcext:value-type="string">
            <text:p>062</text:p>
          </table:table-cell>
          <table:table-cell/>
          <table:table-cell table:number-columns-repeated="2" office:value-type="string" calcext:value-type="string">
            <text:p>0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ALUE(MID([.C39];FIND(&quot;_&quot;;[.C39];1)+2;FIND(&quot;_&quot;;[.C39];FIND(&quot;_&quot;;[.C39];1)+1)-FIND(&quot;_&quot;;[.C39];1)-2))" office:value-type="float" office:value="63" calcext:value-type="float">
            <text:p>63</text:p>
          </table:table-cell>
          <table:table-cell office:value-type="string" calcext:value-type="string">
            <text:p>mergedfinal_a63_4792_4799_br171120_0000_115Nb_063_171120_0000_115Nb_064bgrun2090.root</text:p>
          </table:table-cell>
          <table:table-cell table:number-columns-repeated="8"/>
          <table:table-cell table:formula="of:=[.A39]" office:value-type="float" office:value="63" calcext:value-type="float">
            <text:p>63</text:p>
          </table:table-cell>
          <table:table-cell table:style-name="ce2" table:formula="of:=MID([.C39];FIND(&quot;_&quot;;[.C39];FIND(&quot;_&quot;;[.C39];1)+1)+1;FIND(&quot;_&quot;;[.C39];(FIND(&quot;_&quot;;[.C39];FIND(&quot;_&quot;;[.C39];1)+1)+1))-FIND(&quot;_&quot;;[.C39];FIND(&quot;_&quot;;[.C39];1)+1)-1)" office:value-type="string" office:string-value="4792" calcext:value-type="string">
            <text:p>4792</text:p>
          </table:table-cell>
          <table:table-cell table:formula="of:=MID([.C39];FIND(&quot;_&quot;;[.C39];(FIND(&quot;_&quot;;[.C39];FIND(&quot;_&quot;;[.C39];1)+1)+1))+1;FIND(&quot;_&quot;;[.C39];FIND(&quot;_&quot;;[.C39];(FIND(&quot;_&quot;;[.C39];FIND(&quot;_&quot;;[.C39];1)+1)+1))+1)-FIND(&quot;_&quot;;[.C39];(FIND(&quot;_&quot;;[.C39];FIND(&quot;_&quot;;[.C39];1)+1)+1))-1)" office:value-type="string" office:string-value="4799" calcext:value-type="string">
            <text:p>4799</text:p>
          </table:table-cell>
          <table:table-cell table:formula="of:=MID([.C39];FIND(&quot;_&quot;;[.C39];FIND(&quot;_&quot;;[.C39];(FIND(&quot;_&quot;;[.C39];FIND(&quot;_&quot;;[.C39];1)+1)+1))+1)+21;3)" office:value-type="string" office:string-value="063" calcext:value-type="string">
            <text:p>063</text:p>
          </table:table-cell>
          <table:table-cell table:formula="of:=LEFT(RIGHT([.C39];9);4)" office:value-type="string" office:string-value="2090" calcext:value-type="string">
            <text:p>2090</text:p>
          </table:table-cell>
          <table:table-cell table:formula="of:=LEFT(RIGHT([.C39];17);3)" office:value-type="string" office:string-value="064" calcext:value-type="string">
            <text:p>064</text:p>
          </table:table-cell>
          <table:table-cell/>
          <table:table-cell office:value-type="string" calcext:value-type="string">
            <text:p>063</text:p>
          </table:table-cell>
          <table:table-cell office:value-type="string" calcext:value-type="string">
            <text:p>0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ALUE(MID([.C40];FIND(&quot;_&quot;;[.C40];1)+2;FIND(&quot;_&quot;;[.C40];FIND(&quot;_&quot;;[.C40];1)+1)-FIND(&quot;_&quot;;[.C40];1)-2))" office:value-type="float" office:value="65" calcext:value-type="float">
            <text:p>65</text:p>
          </table:table-cell>
          <table:table-cell office:value-type="string" calcext:value-type="string">
            <text:p>mergedfinal_a65_4800_4834_br171120_0037_115Nb_065_171120_0037_115Nb_066bgrun2091.root</text:p>
          </table:table-cell>
          <table:table-cell table:number-columns-repeated="8"/>
          <table:table-cell table:formula="of:=[.A40]" office:value-type="float" office:value="65" calcext:value-type="float">
            <text:p>65</text:p>
          </table:table-cell>
          <table:table-cell table:style-name="ce2" table:formula="of:=MID([.C40];FIND(&quot;_&quot;;[.C40];FIND(&quot;_&quot;;[.C40];1)+1)+1;FIND(&quot;_&quot;;[.C40];(FIND(&quot;_&quot;;[.C40];FIND(&quot;_&quot;;[.C40];1)+1)+1))-FIND(&quot;_&quot;;[.C40];FIND(&quot;_&quot;;[.C40];1)+1)-1)" office:value-type="string" office:string-value="4800" calcext:value-type="string">
            <text:p>4800</text:p>
          </table:table-cell>
          <table:table-cell table:formula="of:=MID([.C40];FIND(&quot;_&quot;;[.C40];(FIND(&quot;_&quot;;[.C40];FIND(&quot;_&quot;;[.C40];1)+1)+1))+1;FIND(&quot;_&quot;;[.C40];FIND(&quot;_&quot;;[.C40];(FIND(&quot;_&quot;;[.C40];FIND(&quot;_&quot;;[.C40];1)+1)+1))+1)-FIND(&quot;_&quot;;[.C40];(FIND(&quot;_&quot;;[.C40];FIND(&quot;_&quot;;[.C40];1)+1)+1))-1)" office:value-type="string" office:string-value="4834" calcext:value-type="string">
            <text:p>4834</text:p>
          </table:table-cell>
          <table:table-cell table:formula="of:=MID([.C40];FIND(&quot;_&quot;;[.C40];FIND(&quot;_&quot;;[.C40];(FIND(&quot;_&quot;;[.C40];FIND(&quot;_&quot;;[.C40];1)+1)+1))+1)+21;3)" office:value-type="string" office:string-value="065" calcext:value-type="string">
            <text:p>065</text:p>
          </table:table-cell>
          <table:table-cell table:formula="of:=LEFT(RIGHT([.C40];9);4)" office:value-type="string" office:string-value="2091" calcext:value-type="string">
            <text:p>2091</text:p>
          </table:table-cell>
          <table:table-cell table:formula="of:=LEFT(RIGHT([.C40];17);3)" office:value-type="string" office:string-value="066" calcext:value-type="string">
            <text:p>066</text:p>
          </table:table-cell>
          <table:table-cell/>
          <table:table-cell office:value-type="string" calcext:value-type="string">
            <text:p>065</text:p>
          </table:table-cell>
          <table:table-cell office:value-type="string" calcext:value-type="string">
            <text:p>0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ALUE(MID([.C41];FIND(&quot;_&quot;;[.C41];1)+2;FIND(&quot;_&quot;;[.C41];FIND(&quot;_&quot;;[.C41];1)+1)-FIND(&quot;_&quot;;[.C41];1)-2))" office:value-type="float" office:value="67" calcext:value-type="float">
            <text:p>67</text:p>
          </table:table-cell>
          <table:table-cell office:value-type="string" calcext:value-type="string">
            <text:p>mergedfinal_a67_4835_4851_br171120_0245_115Nb_067bgrun2092.root</text:p>
          </table:table-cell>
          <table:table-cell table:number-columns-repeated="8"/>
          <table:table-cell table:formula="of:=[.A41]" office:value-type="float" office:value="67" calcext:value-type="float">
            <text:p>67</text:p>
          </table:table-cell>
          <table:table-cell table:style-name="ce2" table:formula="of:=MID([.C41];FIND(&quot;_&quot;;[.C41];FIND(&quot;_&quot;;[.C41];1)+1)+1;FIND(&quot;_&quot;;[.C41];(FIND(&quot;_&quot;;[.C41];FIND(&quot;_&quot;;[.C41];1)+1)+1))-FIND(&quot;_&quot;;[.C41];FIND(&quot;_&quot;;[.C41];1)+1)-1)" office:value-type="string" office:string-value="4835" calcext:value-type="string">
            <text:p>4835</text:p>
          </table:table-cell>
          <table:table-cell table:formula="of:=MID([.C41];FIND(&quot;_&quot;;[.C41];(FIND(&quot;_&quot;;[.C41];FIND(&quot;_&quot;;[.C41];1)+1)+1))+1;FIND(&quot;_&quot;;[.C41];FIND(&quot;_&quot;;[.C41];(FIND(&quot;_&quot;;[.C41];FIND(&quot;_&quot;;[.C41];1)+1)+1))+1)-FIND(&quot;_&quot;;[.C41];(FIND(&quot;_&quot;;[.C41];FIND(&quot;_&quot;;[.C41];1)+1)+1))-1)" office:value-type="string" office:string-value="4851" calcext:value-type="string">
            <text:p>4851</text:p>
          </table:table-cell>
          <table:table-cell table:formula="of:=MID([.C41];FIND(&quot;_&quot;;[.C41];FIND(&quot;_&quot;;[.C41];(FIND(&quot;_&quot;;[.C41];FIND(&quot;_&quot;;[.C41];1)+1)+1))+1)+21;3)" office:value-type="string" office:string-value="067" calcext:value-type="string">
            <text:p>067</text:p>
          </table:table-cell>
          <table:table-cell table:formula="of:=LEFT(RIGHT([.C41];9);4)" office:value-type="string" office:string-value="2092" calcext:value-type="string">
            <text:p>2092</text:p>
          </table:table-cell>
          <table:table-cell table:formula="of:=LEFT(RIGHT([.C41];17);3)" office:value-type="string" office:string-value="067" calcext:value-type="string">
            <text:p>067</text:p>
          </table:table-cell>
          <table:table-cell/>
          <table:table-cell table:number-columns-repeated="2" office:value-type="string" calcext:value-type="string">
            <text:p>0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ALUE(MID([.C42];FIND(&quot;_&quot;;[.C42];1)+2;FIND(&quot;_&quot;;[.C42];FIND(&quot;_&quot;;[.C42];1)+1)-FIND(&quot;_&quot;;[.C42];1)-2))" office:value-type="float" office:value="68" calcext:value-type="float">
            <text:p>68</text:p>
          </table:table-cell>
          <table:table-cell office:value-type="string" calcext:value-type="string">
            <text:p>mergedfinal_a68_4852_4886_br171120_0344_115Nb_068_171120_0344_115Nb_069bgrun2093.root</text:p>
          </table:table-cell>
          <table:table-cell table:number-columns-repeated="8"/>
          <table:table-cell table:style-name="ce4" table:formula="of:=[.A42]" office:value-type="float" office:value="68" calcext:value-type="float">
            <text:p>68</text:p>
          </table:table-cell>
          <table:table-cell table:style-name="ce5" table:formula="of:=MID([.C42];FIND(&quot;_&quot;;[.C42];FIND(&quot;_&quot;;[.C42];1)+1)+1;FIND(&quot;_&quot;;[.C42];(FIND(&quot;_&quot;;[.C42];FIND(&quot;_&quot;;[.C42];1)+1)+1))-FIND(&quot;_&quot;;[.C42];FIND(&quot;_&quot;;[.C42];1)+1)-1)" office:value-type="string" office:string-value="4852" calcext:value-type="string">
            <text:p>4852</text:p>
          </table:table-cell>
          <table:table-cell table:style-name="ce4" table:formula="of:=MID([.C42];FIND(&quot;_&quot;;[.C42];(FIND(&quot;_&quot;;[.C42];FIND(&quot;_&quot;;[.C42];1)+1)+1))+1;FIND(&quot;_&quot;;[.C42];FIND(&quot;_&quot;;[.C42];(FIND(&quot;_&quot;;[.C42];FIND(&quot;_&quot;;[.C42];1)+1)+1))+1)-FIND(&quot;_&quot;;[.C42];(FIND(&quot;_&quot;;[.C42];FIND(&quot;_&quot;;[.C42];1)+1)+1))-1)" office:value-type="string" office:string-value="4886" calcext:value-type="string">
            <text:p>4886</text:p>
          </table:table-cell>
          <table:table-cell table:style-name="ce4" table:formula="of:=MID([.C42];FIND(&quot;_&quot;;[.C42];FIND(&quot;_&quot;;[.C42];(FIND(&quot;_&quot;;[.C42];FIND(&quot;_&quot;;[.C42];1)+1)+1))+1)+21;3)" office:value-type="string" office:string-value="068" calcext:value-type="string">
            <text:p>068</text:p>
          </table:table-cell>
          <table:table-cell table:style-name="ce4" table:formula="of:=LEFT(RIGHT([.C42];9);4)" office:value-type="string" office:string-value="2093" calcext:value-type="string">
            <text:p>2093</text:p>
          </table:table-cell>
          <table:table-cell table:formula="of:=LEFT(RIGHT([.C42];17);3)" office:value-type="string" office:string-value="069" calcext:value-type="string">
            <text:p>069</text:p>
          </table:table-cell>
          <table:table-cell/>
          <table:table-cell office:value-type="string" calcext:value-type="string">
            <text:p>068</text:p>
          </table:table-cell>
          <table:table-cell office:value-type="string" calcext:value-type="string">
            <text:p>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VALUE(MID([.C43];FIND(&quot;_&quot;;[.C43];1)+2;FIND(&quot;_&quot;;[.C43];FIND(&quot;_&quot;;[.C43];1)+1)-FIND(&quot;_&quot;;[.C43];1)-2))" office:value-type="float" office:value="71" calcext:value-type="float">
            <text:p>71</text:p>
          </table:table-cell>
          <table:table-cell office:value-type="string" calcext:value-type="string">
            <text:p>mergedfinal_a71_4898_4902_br171120_0629_115Nb_071bgrun2095.root</text:p>
          </table:table-cell>
          <table:table-cell table:number-columns-repeated="8"/>
          <table:table-cell table:style-name="ce4" table:formula="of:=[.A43]" office:value-type="float" office:value="71" calcext:value-type="float">
            <text:p>71</text:p>
          </table:table-cell>
          <table:table-cell table:style-name="ce5" table:formula="of:=MID([.C43];FIND(&quot;_&quot;;[.C43];FIND(&quot;_&quot;;[.C43];1)+1)+1;FIND(&quot;_&quot;;[.C43];(FIND(&quot;_&quot;;[.C43];FIND(&quot;_&quot;;[.C43];1)+1)+1))-FIND(&quot;_&quot;;[.C43];FIND(&quot;_&quot;;[.C43];1)+1)-1)" office:value-type="string" office:string-value="4898" calcext:value-type="string">
            <text:p>4898</text:p>
          </table:table-cell>
          <table:table-cell table:style-name="ce4" table:formula="of:=MID([.C43];FIND(&quot;_&quot;;[.C43];(FIND(&quot;_&quot;;[.C43];FIND(&quot;_&quot;;[.C43];1)+1)+1))+1;FIND(&quot;_&quot;;[.C43];FIND(&quot;_&quot;;[.C43];(FIND(&quot;_&quot;;[.C43];FIND(&quot;_&quot;;[.C43];1)+1)+1))+1)-FIND(&quot;_&quot;;[.C43];(FIND(&quot;_&quot;;[.C43];FIND(&quot;_&quot;;[.C43];1)+1)+1))-1)" office:value-type="string" office:string-value="4902" calcext:value-type="string">
            <text:p>4902</text:p>
          </table:table-cell>
          <table:table-cell table:style-name="ce4" table:formula="of:=MID([.C43];FIND(&quot;_&quot;;[.C43];FIND(&quot;_&quot;;[.C43];(FIND(&quot;_&quot;;[.C43];FIND(&quot;_&quot;;[.C43];1)+1)+1))+1)+21;3)" office:value-type="string" office:string-value="071" calcext:value-type="string">
            <text:p>071</text:p>
          </table:table-cell>
          <table:table-cell table:style-name="ce4" table:formula="of:=LEFT(RIGHT([.C43];9);4)" office:value-type="string" office:string-value="2095" calcext:value-type="string">
            <text:p>2095</text:p>
          </table:table-cell>
          <table:table-cell table:formula="of:=LEFT(RIGHT([.C43];17);3)" office:value-type="string" office:string-value="071" calcext:value-type="string">
            <text:p>071</text:p>
          </table:table-cell>
          <table:table-cell/>
          <table:table-cell table:number-columns-repeated="2" office:value-type="string" calcext:value-type="string">
            <text:p>0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ALUE(MID([.C44];FIND(&quot;_&quot;;[.C44];1)+2;FIND(&quot;_&quot;;[.C44];FIND(&quot;_&quot;;[.C44];1)+1)-FIND(&quot;_&quot;;[.C44];1)-2))" office:value-type="float" office:value="77" calcext:value-type="float">
            <text:p>77</text:p>
          </table:table-cell>
          <table:table-cell office:value-type="string" calcext:value-type="string">
            <text:p>mergedfinal_a77_4983_5003_br171120_1157_115Nb_077bgrun2103.root</text:p>
          </table:table-cell>
          <table:table-cell table:number-columns-repeated="8"/>
          <table:table-cell table:style-name="ce4" table:formula="of:=[.A44]" office:value-type="float" office:value="77" calcext:value-type="float">
            <text:p>77</text:p>
          </table:table-cell>
          <table:table-cell table:style-name="ce5" table:formula="of:=MID([.C44];FIND(&quot;_&quot;;[.C44];FIND(&quot;_&quot;;[.C44];1)+1)+1;FIND(&quot;_&quot;;[.C44];(FIND(&quot;_&quot;;[.C44];FIND(&quot;_&quot;;[.C44];1)+1)+1))-FIND(&quot;_&quot;;[.C44];FIND(&quot;_&quot;;[.C44];1)+1)-1)" office:value-type="string" office:string-value="4983" calcext:value-type="string">
            <text:p>4983</text:p>
          </table:table-cell>
          <table:table-cell table:style-name="ce4" table:formula="of:=MID([.C44];FIND(&quot;_&quot;;[.C44];(FIND(&quot;_&quot;;[.C44];FIND(&quot;_&quot;;[.C44];1)+1)+1))+1;FIND(&quot;_&quot;;[.C44];FIND(&quot;_&quot;;[.C44];(FIND(&quot;_&quot;;[.C44];FIND(&quot;_&quot;;[.C44];1)+1)+1))+1)-FIND(&quot;_&quot;;[.C44];(FIND(&quot;_&quot;;[.C44];FIND(&quot;_&quot;;[.C44];1)+1)+1))-1)" office:value-type="string" office:string-value="5003" calcext:value-type="string">
            <text:p>5003</text:p>
          </table:table-cell>
          <table:table-cell table:style-name="ce4" table:formula="of:=MID([.C44];FIND(&quot;_&quot;;[.C44];FIND(&quot;_&quot;;[.C44];(FIND(&quot;_&quot;;[.C44];FIND(&quot;_&quot;;[.C44];1)+1)+1))+1)+21;3)" office:value-type="string" office:string-value="077" calcext:value-type="string">
            <text:p>077</text:p>
          </table:table-cell>
          <table:table-cell table:style-name="ce4" table:formula="of:=LEFT(RIGHT([.C44];9);4)" office:value-type="string" office:string-value="2103" calcext:value-type="string">
            <text:p>2103</text:p>
          </table:table-cell>
          <table:table-cell table:formula="of:=LEFT(RIGHT([.C44];17);3)" office:value-type="string" office:string-value="077" calcext:value-type="string">
            <text:p>077</text:p>
          </table:table-cell>
          <table:table-cell/>
          <table:table-cell table:number-columns-repeated="2" office:value-type="string" calcext:value-type="string">
            <text:p>0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ALUE(MID([.C45];FIND(&quot;_&quot;;[.C45];1)+2;FIND(&quot;_&quot;;[.C45];FIND(&quot;_&quot;;[.C45];1)+1)-FIND(&quot;_&quot;;[.C45];1)-2))" office:value-type="float" office:value="78" calcext:value-type="float">
            <text:p>78</text:p>
          </table:table-cell>
          <table:table-cell office:value-type="string" calcext:value-type="string">
            <text:p>mergedfinal_a78_5004_5023_br171120_1341_115Nb_078bgrun2107.root</text:p>
          </table:table-cell>
          <table:table-cell table:number-columns-repeated="8"/>
          <table:table-cell table:style-name="ce4" table:formula="of:=[.A45]" office:value-type="float" office:value="78" calcext:value-type="float">
            <text:p>78</text:p>
          </table:table-cell>
          <table:table-cell table:style-name="ce5" table:formula="of:=MID([.C45];FIND(&quot;_&quot;;[.C45];FIND(&quot;_&quot;;[.C45];1)+1)+1;FIND(&quot;_&quot;;[.C45];(FIND(&quot;_&quot;;[.C45];FIND(&quot;_&quot;;[.C45];1)+1)+1))-FIND(&quot;_&quot;;[.C45];FIND(&quot;_&quot;;[.C45];1)+1)-1)" office:value-type="string" office:string-value="5004" calcext:value-type="string">
            <text:p>5004</text:p>
          </table:table-cell>
          <table:table-cell table:style-name="ce4" table:formula="of:=MID([.C45];FIND(&quot;_&quot;;[.C45];(FIND(&quot;_&quot;;[.C45];FIND(&quot;_&quot;;[.C45];1)+1)+1))+1;FIND(&quot;_&quot;;[.C45];FIND(&quot;_&quot;;[.C45];(FIND(&quot;_&quot;;[.C45];FIND(&quot;_&quot;;[.C45];1)+1)+1))+1)-FIND(&quot;_&quot;;[.C45];(FIND(&quot;_&quot;;[.C45];FIND(&quot;_&quot;;[.C45];1)+1)+1))-1)" office:value-type="string" office:string-value="5023" calcext:value-type="string">
            <text:p>5023</text:p>
          </table:table-cell>
          <table:table-cell table:style-name="ce4" table:formula="of:=MID([.C45];FIND(&quot;_&quot;;[.C45];FIND(&quot;_&quot;;[.C45];(FIND(&quot;_&quot;;[.C45];FIND(&quot;_&quot;;[.C45];1)+1)+1))+1)+21;3)" office:value-type="string" office:string-value="078" calcext:value-type="string">
            <text:p>078</text:p>
          </table:table-cell>
          <table:table-cell table:style-name="ce4" table:formula="of:=LEFT(RIGHT([.C45];9);4)" office:value-type="string" office:string-value="2107" calcext:value-type="string">
            <text:p>2107</text:p>
          </table:table-cell>
          <table:table-cell table:formula="of:=LEFT(RIGHT([.C45];17);3)" office:value-type="string" office:string-value="078" calcext:value-type="string">
            <text:p>078</text:p>
          </table:table-cell>
          <table:table-cell/>
          <table:table-cell table:number-columns-repeated="2" office:value-type="string" calcext:value-type="string">
            <text:p>0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ALUE(MID([.C46];FIND(&quot;_&quot;;[.C46];1)+2;FIND(&quot;_&quot;;[.C46];FIND(&quot;_&quot;;[.C46];1)+1)-FIND(&quot;_&quot;;[.C46];1)-2))" office:value-type="float" office:value="79" calcext:value-type="float">
            <text:p>79</text:p>
          </table:table-cell>
          <table:table-cell office:value-type="string" calcext:value-type="string">
            <text:p>mergedfinal_a79_5024_5027_br171120_1452_115Nb_079bgrun2109.root</text:p>
          </table:table-cell>
          <table:table-cell table:number-columns-repeated="8"/>
          <table:table-cell table:style-name="ce4" table:formula="of:=[.A46]" office:value-type="float" office:value="79" calcext:value-type="float">
            <text:p>79</text:p>
          </table:table-cell>
          <table:table-cell table:style-name="ce5" table:formula="of:=MID([.C46];FIND(&quot;_&quot;;[.C46];FIND(&quot;_&quot;;[.C46];1)+1)+1;FIND(&quot;_&quot;;[.C46];(FIND(&quot;_&quot;;[.C46];FIND(&quot;_&quot;;[.C46];1)+1)+1))-FIND(&quot;_&quot;;[.C46];FIND(&quot;_&quot;;[.C46];1)+1)-1)" office:value-type="string" office:string-value="5024" calcext:value-type="string">
            <text:p>5024</text:p>
          </table:table-cell>
          <table:table-cell table:style-name="ce4" table:formula="of:=MID([.C46];FIND(&quot;_&quot;;[.C46];(FIND(&quot;_&quot;;[.C46];FIND(&quot;_&quot;;[.C46];1)+1)+1))+1;FIND(&quot;_&quot;;[.C46];FIND(&quot;_&quot;;[.C46];(FIND(&quot;_&quot;;[.C46];FIND(&quot;_&quot;;[.C46];1)+1)+1))+1)-FIND(&quot;_&quot;;[.C46];(FIND(&quot;_&quot;;[.C46];FIND(&quot;_&quot;;[.C46];1)+1)+1))-1)" office:value-type="string" office:string-value="5027" calcext:value-type="string">
            <text:p>5027</text:p>
          </table:table-cell>
          <table:table-cell table:style-name="ce4" table:formula="of:=MID([.C46];FIND(&quot;_&quot;;[.C46];FIND(&quot;_&quot;;[.C46];(FIND(&quot;_&quot;;[.C46];FIND(&quot;_&quot;;[.C46];1)+1)+1))+1)+21;3)" office:value-type="string" office:string-value="079" calcext:value-type="string">
            <text:p>079</text:p>
          </table:table-cell>
          <table:table-cell table:style-name="ce4" table:formula="of:=LEFT(RIGHT([.C46];9);4)" office:value-type="string" office:string-value="2109" calcext:value-type="string">
            <text:p>2109</text:p>
          </table:table-cell>
          <table:table-cell table:formula="of:=LEFT(RIGHT([.C46];17);3)" office:value-type="string" office:string-value="079" calcext:value-type="string">
            <text:p>079</text:p>
          </table:table-cell>
          <table:table-cell/>
          <table:table-cell table:number-columns-repeated="2" office:value-type="string" calcext:value-type="string">
            <text:p>0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ALUE(MID([.C47];FIND(&quot;_&quot;;[.C47];1)+2;FIND(&quot;_&quot;;[.C47];FIND(&quot;_&quot;;[.C47];1)+1)-FIND(&quot;_&quot;;[.C47];1)-2))" office:value-type="float" office:value="80" calcext:value-type="float">
            <text:p>80</text:p>
          </table:table-cell>
          <table:table-cell office:value-type="string" calcext:value-type="string">
            <text:p>mergedfinal_a80_5028_5064_br171120_1506_115Nb_080_171120_1506_115Nb_081bgrun2110.root</text:p>
          </table:table-cell>
          <table:table-cell table:number-columns-repeated="8"/>
          <table:table-cell table:formula="of:=[.A47]" office:value-type="float" office:value="80" calcext:value-type="float">
            <text:p>80</text:p>
          </table:table-cell>
          <table:table-cell table:style-name="ce2" table:formula="of:=MID([.C47];FIND(&quot;_&quot;;[.C47];FIND(&quot;_&quot;;[.C47];1)+1)+1;FIND(&quot;_&quot;;[.C47];(FIND(&quot;_&quot;;[.C47];FIND(&quot;_&quot;;[.C47];1)+1)+1))-FIND(&quot;_&quot;;[.C47];FIND(&quot;_&quot;;[.C47];1)+1)-1)" office:value-type="string" office:string-value="5028" calcext:value-type="string">
            <text:p>5028</text:p>
          </table:table-cell>
          <table:table-cell table:formula="of:=MID([.C47];FIND(&quot;_&quot;;[.C47];(FIND(&quot;_&quot;;[.C47];FIND(&quot;_&quot;;[.C47];1)+1)+1))+1;FIND(&quot;_&quot;;[.C47];FIND(&quot;_&quot;;[.C47];(FIND(&quot;_&quot;;[.C47];FIND(&quot;_&quot;;[.C47];1)+1)+1))+1)-FIND(&quot;_&quot;;[.C47];(FIND(&quot;_&quot;;[.C47];FIND(&quot;_&quot;;[.C47];1)+1)+1))-1)" office:value-type="string" office:string-value="5064" calcext:value-type="string">
            <text:p>5064</text:p>
          </table:table-cell>
          <table:table-cell table:formula="of:=MID([.C47];FIND(&quot;_&quot;;[.C47];FIND(&quot;_&quot;;[.C47];(FIND(&quot;_&quot;;[.C47];FIND(&quot;_&quot;;[.C47];1)+1)+1))+1)+21;3)" office:value-type="string" office:string-value="080" calcext:value-type="string">
            <text:p>080</text:p>
          </table:table-cell>
          <table:table-cell table:formula="of:=LEFT(RIGHT([.C47];9);4)" office:value-type="string" office:string-value="2110" calcext:value-type="string">
            <text:p>2110</text:p>
          </table:table-cell>
          <table:table-cell table:formula="of:=LEFT(RIGHT([.C47];17);3)" office:value-type="string" office:string-value="081" calcext:value-type="string">
            <text:p>081</text:p>
          </table:table-cell>
          <table:table-cell/>
          <table:table-cell office:value-type="string" calcext:value-type="string">
            <text:p>080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ALUE(MID([.C48];FIND(&quot;_&quot;;[.C48];1)+2;FIND(&quot;_&quot;;[.C48];FIND(&quot;_&quot;;[.C48];1)+1)-FIND(&quot;_&quot;;[.C48];1)-2))" office:value-type="float" office:value="82" calcext:value-type="float">
            <text:p>82</text:p>
          </table:table-cell>
          <table:table-cell office:value-type="string" calcext:value-type="string">
            <text:p>mergedfinal_a82_5065_5101_br171120_1704_115Nb_082_171120_1704_115Nb_083bgrun2111.root</text:p>
          </table:table-cell>
          <table:table-cell table:number-columns-repeated="8"/>
          <table:table-cell table:formula="of:=[.A48]" office:value-type="float" office:value="82" calcext:value-type="float">
            <text:p>82</text:p>
          </table:table-cell>
          <table:table-cell table:style-name="ce2" table:formula="of:=MID([.C48];FIND(&quot;_&quot;;[.C48];FIND(&quot;_&quot;;[.C48];1)+1)+1;FIND(&quot;_&quot;;[.C48];(FIND(&quot;_&quot;;[.C48];FIND(&quot;_&quot;;[.C48];1)+1)+1))-FIND(&quot;_&quot;;[.C48];FIND(&quot;_&quot;;[.C48];1)+1)-1)" office:value-type="string" office:string-value="5065" calcext:value-type="string">
            <text:p>5065</text:p>
          </table:table-cell>
          <table:table-cell table:formula="of:=MID([.C48];FIND(&quot;_&quot;;[.C48];(FIND(&quot;_&quot;;[.C48];FIND(&quot;_&quot;;[.C48];1)+1)+1))+1;FIND(&quot;_&quot;;[.C48];FIND(&quot;_&quot;;[.C48];(FIND(&quot;_&quot;;[.C48];FIND(&quot;_&quot;;[.C48];1)+1)+1))+1)-FIND(&quot;_&quot;;[.C48];(FIND(&quot;_&quot;;[.C48];FIND(&quot;_&quot;;[.C48];1)+1)+1))-1)" office:value-type="string" office:string-value="5101" calcext:value-type="string">
            <text:p>5101</text:p>
          </table:table-cell>
          <table:table-cell table:formula="of:=MID([.C48];FIND(&quot;_&quot;;[.C48];FIND(&quot;_&quot;;[.C48];(FIND(&quot;_&quot;;[.C48];FIND(&quot;_&quot;;[.C48];1)+1)+1))+1)+21;3)" office:value-type="string" office:string-value="082" calcext:value-type="string">
            <text:p>082</text:p>
          </table:table-cell>
          <table:table-cell table:formula="of:=LEFT(RIGHT([.C48];9);4)" office:value-type="string" office:string-value="2111" calcext:value-type="string">
            <text:p>2111</text:p>
          </table:table-cell>
          <table:table-cell table:formula="of:=LEFT(RIGHT([.C48];17);3)" office:value-type="string" office:string-value="083" calcext:value-type="string">
            <text:p>083</text:p>
          </table:table-cell>
          <table:table-cell/>
          <table:table-cell office:value-type="string" calcext:value-type="string">
            <text:p>082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ALUE(MID([.C49];FIND(&quot;_&quot;;[.C49];1)+2;FIND(&quot;_&quot;;[.C49];FIND(&quot;_&quot;;[.C49];1)+1)-FIND(&quot;_&quot;;[.C49];1)-2))" office:value-type="float" office:value="84" calcext:value-type="float">
            <text:p>84</text:p>
          </table:table-cell>
          <table:table-cell office:value-type="string" calcext:value-type="string">
            <text:p>mergedfinal_a84_5102_5134_br171120_1903_115Nb_084_171120_1903_115Nb_085bgrun2112.root</text:p>
          </table:table-cell>
          <table:table-cell table:number-columns-repeated="8"/>
          <table:table-cell table:formula="of:=[.A49]" office:value-type="float" office:value="84" calcext:value-type="float">
            <text:p>84</text:p>
          </table:table-cell>
          <table:table-cell table:style-name="ce2" table:formula="of:=MID([.C49];FIND(&quot;_&quot;;[.C49];FIND(&quot;_&quot;;[.C49];1)+1)+1;FIND(&quot;_&quot;;[.C49];(FIND(&quot;_&quot;;[.C49];FIND(&quot;_&quot;;[.C49];1)+1)+1))-FIND(&quot;_&quot;;[.C49];FIND(&quot;_&quot;;[.C49];1)+1)-1)" office:value-type="string" office:string-value="5102" calcext:value-type="string">
            <text:p>5102</text:p>
          </table:table-cell>
          <table:table-cell table:formula="of:=MID([.C49];FIND(&quot;_&quot;;[.C49];(FIND(&quot;_&quot;;[.C49];FIND(&quot;_&quot;;[.C49];1)+1)+1))+1;FIND(&quot;_&quot;;[.C49];FIND(&quot;_&quot;;[.C49];(FIND(&quot;_&quot;;[.C49];FIND(&quot;_&quot;;[.C49];1)+1)+1))+1)-FIND(&quot;_&quot;;[.C49];(FIND(&quot;_&quot;;[.C49];FIND(&quot;_&quot;;[.C49];1)+1)+1))-1)" office:value-type="string" office:string-value="5134" calcext:value-type="string">
            <text:p>5134</text:p>
          </table:table-cell>
          <table:table-cell table:formula="of:=MID([.C49];FIND(&quot;_&quot;;[.C49];FIND(&quot;_&quot;;[.C49];(FIND(&quot;_&quot;;[.C49];FIND(&quot;_&quot;;[.C49];1)+1)+1))+1)+21;3)" office:value-type="string" office:string-value="084" calcext:value-type="string">
            <text:p>084</text:p>
          </table:table-cell>
          <table:table-cell table:formula="of:=LEFT(RIGHT([.C49];9);4)" office:value-type="string" office:string-value="2112" calcext:value-type="string">
            <text:p>2112</text:p>
          </table:table-cell>
          <table:table-cell table:formula="of:=LEFT(RIGHT([.C49];17);3)" office:value-type="string" office:string-value="085" calcext:value-type="string">
            <text:p>085</text:p>
          </table:table-cell>
          <table:table-cell/>
          <table:table-cell office:value-type="string" calcext:value-type="string">
            <text:p>084</text:p>
          </table:table-cell>
          <table:table-cell office:value-type="string" calcext:value-type="string">
            <text:p>0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ALUE(MID([.C50];FIND(&quot;_&quot;;[.C50];1)+2;FIND(&quot;_&quot;;[.C50];FIND(&quot;_&quot;;[.C50];1)+1)-FIND(&quot;_&quot;;[.C50];1)-2))" office:value-type="float" office:value="86" calcext:value-type="float">
            <text:p>86</text:p>
          </table:table-cell>
          <table:table-cell office:value-type="string" calcext:value-type="string">
            <text:p>mergedfinal_a86_5135_5167_br171120_2103_115Nb_086_171120_2103_115Nb_087bgrun2113.root</text:p>
          </table:table-cell>
          <table:table-cell table:number-columns-repeated="8"/>
          <table:table-cell table:style-name="ce4" table:formula="of:=[.A50]" office:value-type="float" office:value="86" calcext:value-type="float">
            <text:p>86</text:p>
          </table:table-cell>
          <table:table-cell table:style-name="ce5" table:formula="of:=MID([.C50];FIND(&quot;_&quot;;[.C50];FIND(&quot;_&quot;;[.C50];1)+1)+1;FIND(&quot;_&quot;;[.C50];(FIND(&quot;_&quot;;[.C50];FIND(&quot;_&quot;;[.C50];1)+1)+1))-FIND(&quot;_&quot;;[.C50];FIND(&quot;_&quot;;[.C50];1)+1)-1)" office:value-type="string" office:string-value="5135" calcext:value-type="string">
            <text:p>5135</text:p>
          </table:table-cell>
          <table:table-cell table:style-name="ce4" table:formula="of:=MID([.C50];FIND(&quot;_&quot;;[.C50];(FIND(&quot;_&quot;;[.C50];FIND(&quot;_&quot;;[.C50];1)+1)+1))+1;FIND(&quot;_&quot;;[.C50];FIND(&quot;_&quot;;[.C50];(FIND(&quot;_&quot;;[.C50];FIND(&quot;_&quot;;[.C50];1)+1)+1))+1)-FIND(&quot;_&quot;;[.C50];(FIND(&quot;_&quot;;[.C50];FIND(&quot;_&quot;;[.C50];1)+1)+1))-1)" office:value-type="string" office:string-value="5167" calcext:value-type="string">
            <text:p>5167</text:p>
          </table:table-cell>
          <table:table-cell table:style-name="ce4" table:formula="of:=MID([.C50];FIND(&quot;_&quot;;[.C50];FIND(&quot;_&quot;;[.C50];(FIND(&quot;_&quot;;[.C50];FIND(&quot;_&quot;;[.C50];1)+1)+1))+1)+21;3)" office:value-type="string" office:string-value="086" calcext:value-type="string">
            <text:p>086</text:p>
          </table:table-cell>
          <table:table-cell table:style-name="ce4" table:formula="of:=LEFT(RIGHT([.C50];9);4)" office:value-type="string" office:string-value="2113" calcext:value-type="string">
            <text:p>2113</text:p>
          </table:table-cell>
          <table:table-cell table:formula="of:=LEFT(RIGHT([.C50];17);3)" office:value-type="string" office:string-value="087" calcext:value-type="string">
            <text:p>087</text:p>
          </table:table-cell>
          <table:table-cell/>
          <table:table-cell office:value-type="string" calcext:value-type="string">
            <text:p>086</text:p>
          </table:table-cell>
          <table:table-cell office:value-type="string" calcext:value-type="string">
            <text:p>0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ALUE(MID([.C51];FIND(&quot;_&quot;;[.C51];1)+2;FIND(&quot;_&quot;;[.C51];FIND(&quot;_&quot;;[.C51];1)+1)-FIND(&quot;_&quot;;[.C51];1)-2))" office:value-type="float" office:value="88" calcext:value-type="float">
            <text:p>88</text:p>
          </table:table-cell>
          <table:table-cell office:value-type="string" calcext:value-type="string">
            <text:p>mergedfinal_a88_5168_5175_br171121_0127_100Br_088bgrun2126.root</text:p>
          </table:table-cell>
          <table:table-cell table:number-columns-repeated="8"/>
          <table:table-cell table:style-name="ce4" table:formula="of:=[.A51]" office:value-type="float" office:value="88" calcext:value-type="float">
            <text:p>88</text:p>
          </table:table-cell>
          <table:table-cell table:style-name="ce5" table:formula="of:=MID([.C51];FIND(&quot;_&quot;;[.C51];FIND(&quot;_&quot;;[.C51];1)+1)+1;FIND(&quot;_&quot;;[.C51];(FIND(&quot;_&quot;;[.C51];FIND(&quot;_&quot;;[.C51];1)+1)+1))-FIND(&quot;_&quot;;[.C51];FIND(&quot;_&quot;;[.C51];1)+1)-1)" office:value-type="string" office:string-value="5168" calcext:value-type="string">
            <text:p>5168</text:p>
          </table:table-cell>
          <table:table-cell table:style-name="ce4" table:formula="of:=MID([.C51];FIND(&quot;_&quot;;[.C51];(FIND(&quot;_&quot;;[.C51];FIND(&quot;_&quot;;[.C51];1)+1)+1))+1;FIND(&quot;_&quot;;[.C51];FIND(&quot;_&quot;;[.C51];(FIND(&quot;_&quot;;[.C51];FIND(&quot;_&quot;;[.C51];1)+1)+1))+1)-FIND(&quot;_&quot;;[.C51];(FIND(&quot;_&quot;;[.C51];FIND(&quot;_&quot;;[.C51];1)+1)+1))-1)" office:value-type="string" office:string-value="5175" calcext:value-type="string">
            <text:p>5175</text:p>
          </table:table-cell>
          <table:table-cell table:style-name="ce4" table:formula="of:=MID([.C51];FIND(&quot;_&quot;;[.C51];FIND(&quot;_&quot;;[.C51];(FIND(&quot;_&quot;;[.C51];FIND(&quot;_&quot;;[.C51];1)+1)+1))+1)+21;3)" office:value-type="string" office:string-value="088" calcext:value-type="string">
            <text:p>088</text:p>
          </table:table-cell>
          <table:table-cell table:style-name="ce4" table:formula="of:=LEFT(RIGHT([.C51];9);4)" office:value-type="string" office:string-value="2126" calcext:value-type="string">
            <text:p>2126</text:p>
          </table:table-cell>
          <table:table-cell table:formula="of:=LEFT(RIGHT([.C51];17);3)" office:value-type="string" office:string-value="088" calcext:value-type="string">
            <text:p>088</text:p>
          </table:table-cell>
          <table:table-cell/>
          <table:table-cell table:number-columns-repeated="2" office:value-type="string" calcext:value-type="string">
            <text:p>0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ALUE(MID([.C52];FIND(&quot;_&quot;;[.C52];1)+2;FIND(&quot;_&quot;;[.C52];FIND(&quot;_&quot;;[.C52];1)+1)-FIND(&quot;_&quot;;[.C52];1)-2))" office:value-type="float" office:value="89" calcext:value-type="float">
            <text:p>89</text:p>
          </table:table-cell>
          <table:table-cell office:value-type="string" calcext:value-type="string">
            <text:p>mergedfinal_a89_5176_5190_br171121_0150_100Br_089bgrun2127.root</text:p>
          </table:table-cell>
          <table:table-cell table:number-columns-repeated="8"/>
          <table:table-cell table:formula="of:=[.A52]" office:value-type="float" office:value="89" calcext:value-type="float">
            <text:p>89</text:p>
          </table:table-cell>
          <table:table-cell table:style-name="ce2" table:formula="of:=MID([.C52];FIND(&quot;_&quot;;[.C52];FIND(&quot;_&quot;;[.C52];1)+1)+1;FIND(&quot;_&quot;;[.C52];(FIND(&quot;_&quot;;[.C52];FIND(&quot;_&quot;;[.C52];1)+1)+1))-FIND(&quot;_&quot;;[.C52];FIND(&quot;_&quot;;[.C52];1)+1)-1)" office:value-type="string" office:string-value="5176" calcext:value-type="string">
            <text:p>5176</text:p>
          </table:table-cell>
          <table:table-cell table:formula="of:=MID([.C52];FIND(&quot;_&quot;;[.C52];(FIND(&quot;_&quot;;[.C52];FIND(&quot;_&quot;;[.C52];1)+1)+1))+1;FIND(&quot;_&quot;;[.C52];FIND(&quot;_&quot;;[.C52];(FIND(&quot;_&quot;;[.C52];FIND(&quot;_&quot;;[.C52];1)+1)+1))+1)-FIND(&quot;_&quot;;[.C52];(FIND(&quot;_&quot;;[.C52];FIND(&quot;_&quot;;[.C52];1)+1)+1))-1)" office:value-type="string" office:string-value="5190" calcext:value-type="string">
            <text:p>5190</text:p>
          </table:table-cell>
          <table:table-cell table:formula="of:=MID([.C52];FIND(&quot;_&quot;;[.C52];FIND(&quot;_&quot;;[.C52];(FIND(&quot;_&quot;;[.C52];FIND(&quot;_&quot;;[.C52];1)+1)+1))+1)+21;3)" office:value-type="string" office:string-value="089" calcext:value-type="string">
            <text:p>089</text:p>
          </table:table-cell>
          <table:table-cell table:formula="of:=LEFT(RIGHT([.C52];9);4)" office:value-type="string" office:string-value="2127" calcext:value-type="string">
            <text:p>2127</text:p>
          </table:table-cell>
          <table:table-cell table:formula="of:=LEFT(RIGHT([.C52];17);3)" office:value-type="string" office:string-value="089" calcext:value-type="string">
            <text:p>089</text:p>
          </table:table-cell>
          <table:table-cell/>
          <table:table-cell table:number-columns-repeated="2" office:value-type="string" calcext:value-type="string">
            <text:p>0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ALUE(MID([.C53];FIND(&quot;_&quot;;[.C53];1)+2;FIND(&quot;_&quot;;[.C53];FIND(&quot;_&quot;;[.C53];1)+1)-FIND(&quot;_&quot;;[.C53];1)-2))" office:value-type="float" office:value="90" calcext:value-type="float">
            <text:p>90</text:p>
          </table:table-cell>
          <table:table-cell office:value-type="string" calcext:value-type="string">
            <text:p>mergedfinal_a90_5191_5227_br171121_0237_100Br_090_171121_0237_100Br_091bgrun2128.root</text:p>
          </table:table-cell>
          <table:table-cell table:number-columns-repeated="8"/>
          <table:table-cell table:formula="of:=[.A53]" office:value-type="float" office:value="90" calcext:value-type="float">
            <text:p>90</text:p>
          </table:table-cell>
          <table:table-cell table:style-name="ce2" table:formula="of:=MID([.C53];FIND(&quot;_&quot;;[.C53];FIND(&quot;_&quot;;[.C53];1)+1)+1;FIND(&quot;_&quot;;[.C53];(FIND(&quot;_&quot;;[.C53];FIND(&quot;_&quot;;[.C53];1)+1)+1))-FIND(&quot;_&quot;;[.C53];FIND(&quot;_&quot;;[.C53];1)+1)-1)" office:value-type="string" office:string-value="5191" calcext:value-type="string">
            <text:p>5191</text:p>
          </table:table-cell>
          <table:table-cell table:formula="of:=MID([.C53];FIND(&quot;_&quot;;[.C53];(FIND(&quot;_&quot;;[.C53];FIND(&quot;_&quot;;[.C53];1)+1)+1))+1;FIND(&quot;_&quot;;[.C53];FIND(&quot;_&quot;;[.C53];(FIND(&quot;_&quot;;[.C53];FIND(&quot;_&quot;;[.C53];1)+1)+1))+1)-FIND(&quot;_&quot;;[.C53];(FIND(&quot;_&quot;;[.C53];FIND(&quot;_&quot;;[.C53];1)+1)+1))-1)" office:value-type="string" office:string-value="5227" calcext:value-type="string">
            <text:p>5227</text:p>
          </table:table-cell>
          <table:table-cell table:formula="of:=MID([.C53];FIND(&quot;_&quot;;[.C53];FIND(&quot;_&quot;;[.C53];(FIND(&quot;_&quot;;[.C53];FIND(&quot;_&quot;;[.C53];1)+1)+1))+1)+21;3)" office:value-type="string" office:string-value="090" calcext:value-type="string">
            <text:p>090</text:p>
          </table:table-cell>
          <table:table-cell table:formula="of:=LEFT(RIGHT([.C53];9);4)" office:value-type="string" office:string-value="2128" calcext:value-type="string">
            <text:p>2128</text:p>
          </table:table-cell>
          <table:table-cell table:formula="of:=LEFT(RIGHT([.C53];17);3)" office:value-type="string" office:string-value="091" calcext:value-type="string">
            <text:p>091</text:p>
          </table:table-cell>
          <table:table-cell/>
          <table:table-cell office:value-type="string" calcext:value-type="string">
            <text:p>090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ALUE(MID([.C54];FIND(&quot;_&quot;;[.C54];1)+2;FIND(&quot;_&quot;;[.C54];FIND(&quot;_&quot;;[.C54];1)+1)-FIND(&quot;_&quot;;[.C54];1)-2))" office:value-type="float" office:value="92" calcext:value-type="float">
            <text:p>92</text:p>
          </table:table-cell>
          <table:table-cell office:value-type="string" calcext:value-type="string">
            <text:p>mergedfinal_a92_5228_5265_br171121_0437_100Br_092_171121_0437_100Br_093bgrun2129.root</text:p>
          </table:table-cell>
          <table:table-cell table:number-columns-repeated="8"/>
          <table:table-cell table:formula="of:=[.A54]" office:value-type="float" office:value="92" calcext:value-type="float">
            <text:p>92</text:p>
          </table:table-cell>
          <table:table-cell table:style-name="ce2" table:formula="of:=MID([.C54];FIND(&quot;_&quot;;[.C54];FIND(&quot;_&quot;;[.C54];1)+1)+1;FIND(&quot;_&quot;;[.C54];(FIND(&quot;_&quot;;[.C54];FIND(&quot;_&quot;;[.C54];1)+1)+1))-FIND(&quot;_&quot;;[.C54];FIND(&quot;_&quot;;[.C54];1)+1)-1)" office:value-type="string" office:string-value="5228" calcext:value-type="string">
            <text:p>5228</text:p>
          </table:table-cell>
          <table:table-cell table:formula="of:=MID([.C54];FIND(&quot;_&quot;;[.C54];(FIND(&quot;_&quot;;[.C54];FIND(&quot;_&quot;;[.C54];1)+1)+1))+1;FIND(&quot;_&quot;;[.C54];FIND(&quot;_&quot;;[.C54];(FIND(&quot;_&quot;;[.C54];FIND(&quot;_&quot;;[.C54];1)+1)+1))+1)-FIND(&quot;_&quot;;[.C54];(FIND(&quot;_&quot;;[.C54];FIND(&quot;_&quot;;[.C54];1)+1)+1))-1)" office:value-type="string" office:string-value="5265" calcext:value-type="string">
            <text:p>5265</text:p>
          </table:table-cell>
          <table:table-cell table:formula="of:=MID([.C54];FIND(&quot;_&quot;;[.C54];FIND(&quot;_&quot;;[.C54];(FIND(&quot;_&quot;;[.C54];FIND(&quot;_&quot;;[.C54];1)+1)+1))+1)+21;3)" office:value-type="string" office:string-value="092" calcext:value-type="string">
            <text:p>092</text:p>
          </table:table-cell>
          <table:table-cell table:formula="of:=LEFT(RIGHT([.C54];9);4)" office:value-type="string" office:string-value="2129" calcext:value-type="string">
            <text:p>2129</text:p>
          </table:table-cell>
          <table:table-cell table:formula="of:=LEFT(RIGHT([.C54];17);3)" office:value-type="string" office:string-value="093" calcext:value-type="string">
            <text:p>093</text:p>
          </table:table-cell>
          <table:table-cell/>
          <table:table-cell office:value-type="string" calcext:value-type="string">
            <text:p>092</text:p>
          </table:table-cell>
          <table:table-cell office:value-type="string" calcext:value-type="string">
            <text:p>0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ALUE(MID([.C55];FIND(&quot;_&quot;;[.C55];1)+2;FIND(&quot;_&quot;;[.C55];FIND(&quot;_&quot;;[.C55];1)+1)-FIND(&quot;_&quot;;[.C55];1)-2))" office:value-type="float" office:value="94" calcext:value-type="float">
            <text:p>94</text:p>
          </table:table-cell>
          <table:table-cell office:value-type="string" calcext:value-type="string">
            <text:p>mergedfinal_a94_5266_5306_br171121_0640_100Br_094_171121_0640_100Br_095bgrun2130.root</text:p>
          </table:table-cell>
          <table:table-cell table:number-columns-repeated="8"/>
          <table:table-cell table:formula="of:=[.A55]" office:value-type="float" office:value="94" calcext:value-type="float">
            <text:p>94</text:p>
          </table:table-cell>
          <table:table-cell table:style-name="ce2" table:formula="of:=MID([.C55];FIND(&quot;_&quot;;[.C55];FIND(&quot;_&quot;;[.C55];1)+1)+1;FIND(&quot;_&quot;;[.C55];(FIND(&quot;_&quot;;[.C55];FIND(&quot;_&quot;;[.C55];1)+1)+1))-FIND(&quot;_&quot;;[.C55];FIND(&quot;_&quot;;[.C55];1)+1)-1)" office:value-type="string" office:string-value="5266" calcext:value-type="string">
            <text:p>5266</text:p>
          </table:table-cell>
          <table:table-cell table:formula="of:=MID([.C55];FIND(&quot;_&quot;;[.C55];(FIND(&quot;_&quot;;[.C55];FIND(&quot;_&quot;;[.C55];1)+1)+1))+1;FIND(&quot;_&quot;;[.C55];FIND(&quot;_&quot;;[.C55];(FIND(&quot;_&quot;;[.C55];FIND(&quot;_&quot;;[.C55];1)+1)+1))+1)-FIND(&quot;_&quot;;[.C55];(FIND(&quot;_&quot;;[.C55];FIND(&quot;_&quot;;[.C55];1)+1)+1))-1)" office:value-type="string" office:string-value="5306" calcext:value-type="string">
            <text:p>5306</text:p>
          </table:table-cell>
          <table:table-cell table:formula="of:=MID([.C55];FIND(&quot;_&quot;;[.C55];FIND(&quot;_&quot;;[.C55];(FIND(&quot;_&quot;;[.C55];FIND(&quot;_&quot;;[.C55];1)+1)+1))+1)+21;3)" office:value-type="string" office:string-value="094" calcext:value-type="string">
            <text:p>094</text:p>
          </table:table-cell>
          <table:table-cell table:formula="of:=LEFT(RIGHT([.C55];9);4)" office:value-type="string" office:string-value="2130" calcext:value-type="string">
            <text:p>2130</text:p>
          </table:table-cell>
          <table:table-cell table:formula="of:=LEFT(RIGHT([.C55];17);3)" office:value-type="string" office:string-value="095" calcext:value-type="string">
            <text:p>095</text:p>
          </table:table-cell>
          <table:table-cell/>
          <table:table-cell office:value-type="string" calcext:value-type="string">
            <text:p>094</text:p>
          </table:table-cell>
          <table:table-cell office:value-type="string" calcext:value-type="string">
            <text:p>0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ALUE(MID([.C56];FIND(&quot;_&quot;;[.C56];1)+2;FIND(&quot;_&quot;;[.C56];FIND(&quot;_&quot;;[.C56];1)+1)-FIND(&quot;_&quot;;[.C56];1)-2))" office:value-type="float" office:value="96" calcext:value-type="float">
            <text:p>96</text:p>
          </table:table-cell>
          <table:table-cell office:value-type="string" calcext:value-type="string">
            <text:p>mergedfinal_a96_5307_5348_br171121_0841_100Br_096_171121_0841_100Br_097bgrun2131.root</text:p>
          </table:table-cell>
          <table:table-cell table:number-columns-repeated="8"/>
          <table:table-cell table:formula="of:=[.A56]" office:value-type="float" office:value="96" calcext:value-type="float">
            <text:p>96</text:p>
          </table:table-cell>
          <table:table-cell table:style-name="ce2" table:formula="of:=MID([.C56];FIND(&quot;_&quot;;[.C56];FIND(&quot;_&quot;;[.C56];1)+1)+1;FIND(&quot;_&quot;;[.C56];(FIND(&quot;_&quot;;[.C56];FIND(&quot;_&quot;;[.C56];1)+1)+1))-FIND(&quot;_&quot;;[.C56];FIND(&quot;_&quot;;[.C56];1)+1)-1)" office:value-type="string" office:string-value="5307" calcext:value-type="string">
            <text:p>5307</text:p>
          </table:table-cell>
          <table:table-cell table:formula="of:=MID([.C56];FIND(&quot;_&quot;;[.C56];(FIND(&quot;_&quot;;[.C56];FIND(&quot;_&quot;;[.C56];1)+1)+1))+1;FIND(&quot;_&quot;;[.C56];FIND(&quot;_&quot;;[.C56];(FIND(&quot;_&quot;;[.C56];FIND(&quot;_&quot;;[.C56];1)+1)+1))+1)-FIND(&quot;_&quot;;[.C56];(FIND(&quot;_&quot;;[.C56];FIND(&quot;_&quot;;[.C56];1)+1)+1))-1)" office:value-type="string" office:string-value="5348" calcext:value-type="string">
            <text:p>5348</text:p>
          </table:table-cell>
          <table:table-cell table:formula="of:=MID([.C56];FIND(&quot;_&quot;;[.C56];FIND(&quot;_&quot;;[.C56];(FIND(&quot;_&quot;;[.C56];FIND(&quot;_&quot;;[.C56];1)+1)+1))+1)+21;3)" office:value-type="string" office:string-value="096" calcext:value-type="string">
            <text:p>096</text:p>
          </table:table-cell>
          <table:table-cell table:formula="of:=LEFT(RIGHT([.C56];9);4)" office:value-type="string" office:string-value="2131" calcext:value-type="string">
            <text:p>2131</text:p>
          </table:table-cell>
          <table:table-cell table:formula="of:=LEFT(RIGHT([.C56];17);3)" office:value-type="string" office:string-value="097" calcext:value-type="string">
            <text:p>097</text:p>
          </table:table-cell>
          <table:table-cell/>
          <table:table-cell office:value-type="string" calcext:value-type="string">
            <text:p>096</text:p>
          </table:table-cell>
          <table:table-cell office:value-type="string" calcext:value-type="string">
            <text:p>0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ALUE(MID([.C57];FIND(&quot;_&quot;;[.C57];1)+2;FIND(&quot;_&quot;;[.C57];FIND(&quot;_&quot;;[.C57];1)+1)-FIND(&quot;_&quot;;[.C57];1)-2))" office:value-type="float" office:value="98" calcext:value-type="float">
            <text:p>98</text:p>
          </table:table-cell>
          <table:table-cell office:value-type="string" calcext:value-type="string">
            <text:p>mergedfinal_a98_5349_5394_br171121_1042_100Br_098_171121_1042_100Br_099_171121_1042_100Br_100bgrun2132.root</text:p>
          </table:table-cell>
          <table:table-cell table:number-columns-repeated="8"/>
          <table:table-cell table:formula="of:=[.A57]" office:value-type="float" office:value="98" calcext:value-type="float">
            <text:p>98</text:p>
          </table:table-cell>
          <table:table-cell table:style-name="ce2" table:formula="of:=MID([.C57];FIND(&quot;_&quot;;[.C57];FIND(&quot;_&quot;;[.C57];1)+1)+1;FIND(&quot;_&quot;;[.C57];(FIND(&quot;_&quot;;[.C57];FIND(&quot;_&quot;;[.C57];1)+1)+1))-FIND(&quot;_&quot;;[.C57];FIND(&quot;_&quot;;[.C57];1)+1)-1)" office:value-type="string" office:string-value="5349" calcext:value-type="string">
            <text:p>5349</text:p>
          </table:table-cell>
          <table:table-cell table:formula="of:=MID([.C57];FIND(&quot;_&quot;;[.C57];(FIND(&quot;_&quot;;[.C57];FIND(&quot;_&quot;;[.C57];1)+1)+1))+1;FIND(&quot;_&quot;;[.C57];FIND(&quot;_&quot;;[.C57];(FIND(&quot;_&quot;;[.C57];FIND(&quot;_&quot;;[.C57];1)+1)+1))+1)-FIND(&quot;_&quot;;[.C57];(FIND(&quot;_&quot;;[.C57];FIND(&quot;_&quot;;[.C57];1)+1)+1))-1)" office:value-type="string" office:string-value="5394" calcext:value-type="string">
            <text:p>5394</text:p>
          </table:table-cell>
          <table:table-cell table:formula="of:=MID([.C57];FIND(&quot;_&quot;;[.C57];FIND(&quot;_&quot;;[.C57];(FIND(&quot;_&quot;;[.C57];FIND(&quot;_&quot;;[.C57];1)+1)+1))+1)+21;3)" office:value-type="string" office:string-value="098" calcext:value-type="string">
            <text:p>098</text:p>
          </table:table-cell>
          <table:table-cell table:formula="of:=LEFT(RIGHT([.C57];9);4)" office:value-type="string" office:string-value="2132" calcext:value-type="string">
            <text:p>2132</text:p>
          </table:table-cell>
          <table:table-cell table:formula="of:=LEFT(RIGHT([.C57];17);3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098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ALUE(MID([.C58];FIND(&quot;_&quot;;[.C58];1)+2;FIND(&quot;_&quot;;[.C58];FIND(&quot;_&quot;;[.C58];1)+1)-FIND(&quot;_&quot;;[.C58];1)-2))" office:value-type="float" office:value="101" calcext:value-type="float">
            <text:p>101</text:p>
          </table:table-cell>
          <table:table-cell office:value-type="string" calcext:value-type="string">
            <text:p>mergedfinal_a101_5395_5420_br171121_1247_100Br_101_171121_1247_100Br_102bgrun2133.root</text:p>
          </table:table-cell>
          <table:table-cell table:number-columns-repeated="8"/>
          <table:table-cell table:style-name="ce4" table:formula="of:=[.A58]" office:value-type="float" office:value="101" calcext:value-type="float">
            <text:p>101</text:p>
          </table:table-cell>
          <table:table-cell table:style-name="ce5" table:formula="of:=MID([.C58];FIND(&quot;_&quot;;[.C58];FIND(&quot;_&quot;;[.C58];1)+1)+1;FIND(&quot;_&quot;;[.C58];(FIND(&quot;_&quot;;[.C58];FIND(&quot;_&quot;;[.C58];1)+1)+1))-FIND(&quot;_&quot;;[.C58];FIND(&quot;_&quot;;[.C58];1)+1)-1)" office:value-type="string" office:string-value="5395" calcext:value-type="string">
            <text:p>5395</text:p>
          </table:table-cell>
          <table:table-cell table:style-name="ce4" table:formula="of:=MID([.C58];FIND(&quot;_&quot;;[.C58];(FIND(&quot;_&quot;;[.C58];FIND(&quot;_&quot;;[.C58];1)+1)+1))+1;FIND(&quot;_&quot;;[.C58];FIND(&quot;_&quot;;[.C58];(FIND(&quot;_&quot;;[.C58];FIND(&quot;_&quot;;[.C58];1)+1)+1))+1)-FIND(&quot;_&quot;;[.C58];(FIND(&quot;_&quot;;[.C58];FIND(&quot;_&quot;;[.C58];1)+1)+1))-1)" office:value-type="string" office:string-value="5420" calcext:value-type="string">
            <text:p>5420</text:p>
          </table:table-cell>
          <table:table-cell table:style-name="ce4" table:formula="of:=MID([.C58];FIND(&quot;_&quot;;[.C58];FIND(&quot;_&quot;;[.C58];(FIND(&quot;_&quot;;[.C58];FIND(&quot;_&quot;;[.C58];1)+1)+1))+1)+21;3)" office:value-type="string" office:string-value="101" calcext:value-type="string">
            <text:p>101</text:p>
          </table:table-cell>
          <table:table-cell table:style-name="ce4" table:formula="of:=LEFT(RIGHT([.C58];9);4)" office:value-type="string" office:string-value="2133" calcext:value-type="string">
            <text:p>2133</text:p>
          </table:table-cell>
          <table:table-cell table:formula="of:=LEFT(RIGHT([.C58];17);3)" office:value-type="string" office:string-value="102" calcext:value-type="string">
            <text:p>102</text:p>
          </table:table-cell>
          <table:table-cell/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ALUE(MID([.C59];FIND(&quot;_&quot;;[.C59];1)+2;FIND(&quot;_&quot;;[.C59];FIND(&quot;_&quot;;[.C59];1)+1)-FIND(&quot;_&quot;;[.C59];1)-2))" office:value-type="float" office:value="103" calcext:value-type="float">
            <text:p>103</text:p>
          </table:table-cell>
          <table:table-cell office:value-type="string" calcext:value-type="string">
            <text:p>mergedfinal_a103_5421_5444_br171121_1429_100Br_103bgrun2137.root</text:p>
          </table:table-cell>
          <table:table-cell table:number-columns-repeated="8"/>
          <table:table-cell table:style-name="ce4" table:formula="of:=[.A59]" office:value-type="float" office:value="103" calcext:value-type="float">
            <text:p>103</text:p>
          </table:table-cell>
          <table:table-cell table:style-name="ce5" table:formula="of:=MID([.C59];FIND(&quot;_&quot;;[.C59];FIND(&quot;_&quot;;[.C59];1)+1)+1;FIND(&quot;_&quot;;[.C59];(FIND(&quot;_&quot;;[.C59];FIND(&quot;_&quot;;[.C59];1)+1)+1))-FIND(&quot;_&quot;;[.C59];FIND(&quot;_&quot;;[.C59];1)+1)-1)" office:value-type="string" office:string-value="5421" calcext:value-type="string">
            <text:p>5421</text:p>
          </table:table-cell>
          <table:table-cell table:style-name="ce4" table:formula="of:=MID([.C59];FIND(&quot;_&quot;;[.C59];(FIND(&quot;_&quot;;[.C59];FIND(&quot;_&quot;;[.C59];1)+1)+1))+1;FIND(&quot;_&quot;;[.C59];FIND(&quot;_&quot;;[.C59];(FIND(&quot;_&quot;;[.C59];FIND(&quot;_&quot;;[.C59];1)+1)+1))+1)-FIND(&quot;_&quot;;[.C59];(FIND(&quot;_&quot;;[.C59];FIND(&quot;_&quot;;[.C59];1)+1)+1))-1)" office:value-type="string" office:string-value="5444" calcext:value-type="string">
            <text:p>5444</text:p>
          </table:table-cell>
          <table:table-cell table:style-name="ce4" table:formula="of:=MID([.C59];FIND(&quot;_&quot;;[.C59];FIND(&quot;_&quot;;[.C59];(FIND(&quot;_&quot;;[.C59];FIND(&quot;_&quot;;[.C59];1)+1)+1))+1)+21;3)" office:value-type="string" office:string-value="103" calcext:value-type="string">
            <text:p>103</text:p>
          </table:table-cell>
          <table:table-cell table:style-name="ce4" table:formula="of:=LEFT(RIGHT([.C59];9);4)" office:value-type="string" office:string-value="2137" calcext:value-type="string">
            <text:p>2137</text:p>
          </table:table-cell>
          <table:table-cell table:formula="of:=LEFT(RIGHT([.C59];17);3)" office:value-type="string" office:string-value="103" calcext:value-type="string">
            <text:p>103</text:p>
          </table:table-cell>
          <table:table-cell/>
          <table:table-cell table:number-columns-repeated="2" office:value-type="string" calcext:value-type="string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ALUE(MID([.C60];FIND(&quot;_&quot;;[.C60];1)+2;FIND(&quot;_&quot;;[.C60];FIND(&quot;_&quot;;[.C60];1)+1)-FIND(&quot;_&quot;;[.C60];1)-2))" office:value-type="float" office:value="104" calcext:value-type="float">
            <text:p>104</text:p>
          </table:table-cell>
          <table:table-cell office:value-type="string" calcext:value-type="string">
            <text:p>mergedfinal_a104_5445_5487_br171121_1539_100Br_104_171121_1539_100Br_105bgrun2139.root</text:p>
          </table:table-cell>
          <table:table-cell table:number-columns-repeated="8"/>
          <table:table-cell table:style-name="ce4" table:formula="of:=[.A60]" office:value-type="float" office:value="104" calcext:value-type="float">
            <text:p>104</text:p>
          </table:table-cell>
          <table:table-cell table:style-name="ce5" table:formula="of:=MID([.C60];FIND(&quot;_&quot;;[.C60];FIND(&quot;_&quot;;[.C60];1)+1)+1;FIND(&quot;_&quot;;[.C60];(FIND(&quot;_&quot;;[.C60];FIND(&quot;_&quot;;[.C60];1)+1)+1))-FIND(&quot;_&quot;;[.C60];FIND(&quot;_&quot;;[.C60];1)+1)-1)" office:value-type="string" office:string-value="5445" calcext:value-type="string">
            <text:p>5445</text:p>
          </table:table-cell>
          <table:table-cell table:style-name="ce4" table:formula="of:=MID([.C60];FIND(&quot;_&quot;;[.C60];(FIND(&quot;_&quot;;[.C60];FIND(&quot;_&quot;;[.C60];1)+1)+1))+1;FIND(&quot;_&quot;;[.C60];FIND(&quot;_&quot;;[.C60];(FIND(&quot;_&quot;;[.C60];FIND(&quot;_&quot;;[.C60];1)+1)+1))+1)-FIND(&quot;_&quot;;[.C60];(FIND(&quot;_&quot;;[.C60];FIND(&quot;_&quot;;[.C60];1)+1)+1))-1)" office:value-type="string" office:string-value="5487" calcext:value-type="string">
            <text:p>5487</text:p>
          </table:table-cell>
          <table:table-cell table:style-name="ce4" table:formula="of:=MID([.C60];FIND(&quot;_&quot;;[.C60];FIND(&quot;_&quot;;[.C60];(FIND(&quot;_&quot;;[.C60];FIND(&quot;_&quot;;[.C60];1)+1)+1))+1)+21;3)" office:value-type="string" office:string-value="104" calcext:value-type="string">
            <text:p>104</text:p>
          </table:table-cell>
          <table:table-cell table:style-name="ce4" table:formula="of:=LEFT(RIGHT([.C60];9);4)" office:value-type="string" office:string-value="2139" calcext:value-type="string">
            <text:p>2139</text:p>
          </table:table-cell>
          <table:table-cell table:formula="of:=LEFT(RIGHT([.C60];17);3)" office:value-type="string" office:string-value="105" calcext:value-type="string">
            <text:p>105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ALUE(MID([.C61];FIND(&quot;_&quot;;[.C61];1)+2;FIND(&quot;_&quot;;[.C61];FIND(&quot;_&quot;;[.C61];1)+1)-FIND(&quot;_&quot;;[.C61];1)-2))" office:value-type="float" office:value="106" calcext:value-type="float">
            <text:p>106</text:p>
          </table:table-cell>
          <table:table-cell office:value-type="string" calcext:value-type="string">
            <text:p>mergedfinal_a106_5488_5529_br171121_1745_100Br_106_171121_1745_100Br_107bgrun2140.root</text:p>
          </table:table-cell>
          <table:table-cell table:number-columns-repeated="8"/>
          <table:table-cell table:formula="of:=[.A61]" office:value-type="float" office:value="106" calcext:value-type="float">
            <text:p>106</text:p>
          </table:table-cell>
          <table:table-cell table:style-name="ce2" table:formula="of:=MID([.C61];FIND(&quot;_&quot;;[.C61];FIND(&quot;_&quot;;[.C61];1)+1)+1;FIND(&quot;_&quot;;[.C61];(FIND(&quot;_&quot;;[.C61];FIND(&quot;_&quot;;[.C61];1)+1)+1))-FIND(&quot;_&quot;;[.C61];FIND(&quot;_&quot;;[.C61];1)+1)-1)" office:value-type="string" office:string-value="5488" calcext:value-type="string">
            <text:p>5488</text:p>
          </table:table-cell>
          <table:table-cell table:formula="of:=MID([.C61];FIND(&quot;_&quot;;[.C61];(FIND(&quot;_&quot;;[.C61];FIND(&quot;_&quot;;[.C61];1)+1)+1))+1;FIND(&quot;_&quot;;[.C61];FIND(&quot;_&quot;;[.C61];(FIND(&quot;_&quot;;[.C61];FIND(&quot;_&quot;;[.C61];1)+1)+1))+1)-FIND(&quot;_&quot;;[.C61];(FIND(&quot;_&quot;;[.C61];FIND(&quot;_&quot;;[.C61];1)+1)+1))-1)" office:value-type="string" office:string-value="5529" calcext:value-type="string">
            <text:p>5529</text:p>
          </table:table-cell>
          <table:table-cell table:formula="of:=MID([.C61];FIND(&quot;_&quot;;[.C61];FIND(&quot;_&quot;;[.C61];(FIND(&quot;_&quot;;[.C61];FIND(&quot;_&quot;;[.C61];1)+1)+1))+1)+21;3)" office:value-type="string" office:string-value="106" calcext:value-type="string">
            <text:p>106</text:p>
          </table:table-cell>
          <table:table-cell table:formula="of:=LEFT(RIGHT([.C61];9);4)" office:value-type="string" office:string-value="2140" calcext:value-type="string">
            <text:p>2140</text:p>
          </table:table-cell>
          <table:table-cell table:formula="of:=LEFT(RIGHT([.C61];17);3)" office:value-type="string" office:string-value="107" calcext:value-type="string">
            <text:p>107</text:p>
          </table:table-cell>
          <table:table-cell/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ALUE(MID([.C62];FIND(&quot;_&quot;;[.C62];1)+2;FIND(&quot;_&quot;;[.C62];FIND(&quot;_&quot;;[.C62];1)+1)-FIND(&quot;_&quot;;[.C62];1)-2))" office:value-type="float" office:value="108" calcext:value-type="float">
            <text:p>108</text:p>
          </table:table-cell>
          <table:table-cell office:value-type="string" calcext:value-type="string">
            <text:p>mergedfinal_a108_5530_5551_br171121_1951_100Br_108_171121_1951_100Br_109bgrun2141.root</text:p>
          </table:table-cell>
          <table:table-cell table:number-columns-repeated="8"/>
          <table:table-cell table:formula="of:=[.A62]" office:value-type="float" office:value="108" calcext:value-type="float">
            <text:p>108</text:p>
          </table:table-cell>
          <table:table-cell table:style-name="ce2" table:formula="of:=MID([.C62];FIND(&quot;_&quot;;[.C62];FIND(&quot;_&quot;;[.C62];1)+1)+1;FIND(&quot;_&quot;;[.C62];(FIND(&quot;_&quot;;[.C62];FIND(&quot;_&quot;;[.C62];1)+1)+1))-FIND(&quot;_&quot;;[.C62];FIND(&quot;_&quot;;[.C62];1)+1)-1)" office:value-type="string" office:string-value="5530" calcext:value-type="string">
            <text:p>5530</text:p>
          </table:table-cell>
          <table:table-cell table:formula="of:=MID([.C62];FIND(&quot;_&quot;;[.C62];(FIND(&quot;_&quot;;[.C62];FIND(&quot;_&quot;;[.C62];1)+1)+1))+1;FIND(&quot;_&quot;;[.C62];FIND(&quot;_&quot;;[.C62];(FIND(&quot;_&quot;;[.C62];FIND(&quot;_&quot;;[.C62];1)+1)+1))+1)-FIND(&quot;_&quot;;[.C62];(FIND(&quot;_&quot;;[.C62];FIND(&quot;_&quot;;[.C62];1)+1)+1))-1)" office:value-type="string" office:string-value="5551" calcext:value-type="string">
            <text:p>5551</text:p>
          </table:table-cell>
          <table:table-cell table:formula="of:=MID([.C62];FIND(&quot;_&quot;;[.C62];FIND(&quot;_&quot;;[.C62];(FIND(&quot;_&quot;;[.C62];FIND(&quot;_&quot;;[.C62];1)+1)+1))+1)+21;3)" office:value-type="string" office:string-value="108" calcext:value-type="string">
            <text:p>108</text:p>
          </table:table-cell>
          <table:table-cell table:formula="of:=LEFT(RIGHT([.C62];9);4)" office:value-type="string" office:string-value="2141" calcext:value-type="string">
            <text:p>2141</text:p>
          </table:table-cell>
          <table:table-cell table:formula="of:=LEFT(RIGHT([.C62];17);3)" office:value-type="string" office:string-value="109" calcext:value-type="string">
            <text:p>109</text:p>
          </table:table-cell>
          <table:table-cell/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ALUE(MID([.C63];FIND(&quot;_&quot;;[.C63];1)+2;FIND(&quot;_&quot;;[.C63];FIND(&quot;_&quot;;[.C63];1)+1)-FIND(&quot;_&quot;;[.C63];1)-2))" office:value-type="float" office:value="110" calcext:value-type="float">
            <text:p>110</text:p>
          </table:table-cell>
          <table:table-cell office:value-type="string" calcext:value-type="string">
            <text:p>mergedfinal_a110_5552_5594_br171121_2053_100Br_110_171121_2053_100Br_111_171121_2053_100Br_112bgrun2142.root</text:p>
          </table:table-cell>
          <table:table-cell table:number-columns-repeated="8"/>
          <table:table-cell table:formula="of:=[.A63]" office:value-type="float" office:value="110" calcext:value-type="float">
            <text:p>110</text:p>
          </table:table-cell>
          <table:table-cell table:style-name="ce2" table:formula="of:=MID([.C63];FIND(&quot;_&quot;;[.C63];FIND(&quot;_&quot;;[.C63];1)+1)+1;FIND(&quot;_&quot;;[.C63];(FIND(&quot;_&quot;;[.C63];FIND(&quot;_&quot;;[.C63];1)+1)+1))-FIND(&quot;_&quot;;[.C63];FIND(&quot;_&quot;;[.C63];1)+1)-1)" office:value-type="string" office:string-value="5552" calcext:value-type="string">
            <text:p>5552</text:p>
          </table:table-cell>
          <table:table-cell table:formula="of:=MID([.C63];FIND(&quot;_&quot;;[.C63];(FIND(&quot;_&quot;;[.C63];FIND(&quot;_&quot;;[.C63];1)+1)+1))+1;FIND(&quot;_&quot;;[.C63];FIND(&quot;_&quot;;[.C63];(FIND(&quot;_&quot;;[.C63];FIND(&quot;_&quot;;[.C63];1)+1)+1))+1)-FIND(&quot;_&quot;;[.C63];(FIND(&quot;_&quot;;[.C63];FIND(&quot;_&quot;;[.C63];1)+1)+1))-1)" office:value-type="string" office:string-value="5594" calcext:value-type="string">
            <text:p>5594</text:p>
          </table:table-cell>
          <table:table-cell table:formula="of:=MID([.C63];FIND(&quot;_&quot;;[.C63];FIND(&quot;_&quot;;[.C63];(FIND(&quot;_&quot;;[.C63];FIND(&quot;_&quot;;[.C63];1)+1)+1))+1)+21;3)" office:value-type="string" office:string-value="110" calcext:value-type="string">
            <text:p>110</text:p>
          </table:table-cell>
          <table:table-cell table:formula="of:=LEFT(RIGHT([.C63];9);4)" office:value-type="string" office:string-value="2142" calcext:value-type="string">
            <text:p>2142</text:p>
          </table:table-cell>
          <table:table-cell table:formula="of:=LEFT(RIGHT([.C63];17);3)" office:value-type="string" office:string-value="112" calcext:value-type="string">
            <text:p>112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ALUE(MID([.C64];FIND(&quot;_&quot;;[.C64];1)+2;FIND(&quot;_&quot;;[.C64];FIND(&quot;_&quot;;[.C64];1)+1)-FIND(&quot;_&quot;;[.C64];1)-2))" office:value-type="float" office:value="113" calcext:value-type="float">
            <text:p>113</text:p>
          </table:table-cell>
          <table:table-cell office:value-type="string" calcext:value-type="string">
            <text:p>mergedfinal_a113_5595_5639_br171121_2300_100Br_113_171121_2300_100Br_114_171121_2300_100Br_115bgrun2143.root</text:p>
          </table:table-cell>
          <table:table-cell table:number-columns-repeated="8"/>
          <table:table-cell table:formula="of:=[.A64]" office:value-type="float" office:value="113" calcext:value-type="float">
            <text:p>113</text:p>
          </table:table-cell>
          <table:table-cell table:style-name="ce2" table:formula="of:=MID([.C64];FIND(&quot;_&quot;;[.C64];FIND(&quot;_&quot;;[.C64];1)+1)+1;FIND(&quot;_&quot;;[.C64];(FIND(&quot;_&quot;;[.C64];FIND(&quot;_&quot;;[.C64];1)+1)+1))-FIND(&quot;_&quot;;[.C64];FIND(&quot;_&quot;;[.C64];1)+1)-1)" office:value-type="string" office:string-value="5595" calcext:value-type="string">
            <text:p>5595</text:p>
          </table:table-cell>
          <table:table-cell table:formula="of:=MID([.C64];FIND(&quot;_&quot;;[.C64];(FIND(&quot;_&quot;;[.C64];FIND(&quot;_&quot;;[.C64];1)+1)+1))+1;FIND(&quot;_&quot;;[.C64];FIND(&quot;_&quot;;[.C64];(FIND(&quot;_&quot;;[.C64];FIND(&quot;_&quot;;[.C64];1)+1)+1))+1)-FIND(&quot;_&quot;;[.C64];(FIND(&quot;_&quot;;[.C64];FIND(&quot;_&quot;;[.C64];1)+1)+1))-1)" office:value-type="string" office:string-value="5639" calcext:value-type="string">
            <text:p>5639</text:p>
          </table:table-cell>
          <table:table-cell table:formula="of:=MID([.C64];FIND(&quot;_&quot;;[.C64];FIND(&quot;_&quot;;[.C64];(FIND(&quot;_&quot;;[.C64];FIND(&quot;_&quot;;[.C64];1)+1)+1))+1)+21;3)" office:value-type="string" office:string-value="113" calcext:value-type="string">
            <text:p>113</text:p>
          </table:table-cell>
          <table:table-cell table:formula="of:=LEFT(RIGHT([.C64];9);4)" office:value-type="string" office:string-value="2143" calcext:value-type="string">
            <text:p>2143</text:p>
          </table:table-cell>
          <table:table-cell table:formula="of:=LEFT(RIGHT([.C64];17);3)" office:value-type="string" office:string-value="115" calcext:value-type="string">
            <text:p>115</text:p>
          </table:table-cell>
          <table:table-cell/>
          <table:table-cell office:value-type="string" calcext:value-type="string">
            <text:p>113</text:p>
          </table:table-cell>
          <table:table-cell office:value-type="string" calcext:value-type="string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ALUE(MID([.C65];FIND(&quot;_&quot;;[.C65];1)+2;FIND(&quot;_&quot;;[.C65];FIND(&quot;_&quot;;[.C65];1)+1)-FIND(&quot;_&quot;;[.C65];1)-2))" office:value-type="float" office:value="116" calcext:value-type="float">
            <text:p>116</text:p>
          </table:table-cell>
          <table:table-cell office:value-type="string" calcext:value-type="string">
            <text:p>mergedfinal_a116_5640_5679_br171122_0108_100Br_116_171122_0108_100Br_117bgrun2144.root</text:p>
          </table:table-cell>
          <table:table-cell table:number-columns-repeated="8"/>
          <table:table-cell table:formula="of:=[.A65]" office:value-type="float" office:value="116" calcext:value-type="float">
            <text:p>116</text:p>
          </table:table-cell>
          <table:table-cell table:style-name="ce2" table:formula="of:=MID([.C65];FIND(&quot;_&quot;;[.C65];FIND(&quot;_&quot;;[.C65];1)+1)+1;FIND(&quot;_&quot;;[.C65];(FIND(&quot;_&quot;;[.C65];FIND(&quot;_&quot;;[.C65];1)+1)+1))-FIND(&quot;_&quot;;[.C65];FIND(&quot;_&quot;;[.C65];1)+1)-1)" office:value-type="string" office:string-value="5640" calcext:value-type="string">
            <text:p>5640</text:p>
          </table:table-cell>
          <table:table-cell table:formula="of:=MID([.C65];FIND(&quot;_&quot;;[.C65];(FIND(&quot;_&quot;;[.C65];FIND(&quot;_&quot;;[.C65];1)+1)+1))+1;FIND(&quot;_&quot;;[.C65];FIND(&quot;_&quot;;[.C65];(FIND(&quot;_&quot;;[.C65];FIND(&quot;_&quot;;[.C65];1)+1)+1))+1)-FIND(&quot;_&quot;;[.C65];(FIND(&quot;_&quot;;[.C65];FIND(&quot;_&quot;;[.C65];1)+1)+1))-1)" office:value-type="string" office:string-value="5679" calcext:value-type="string">
            <text:p>5679</text:p>
          </table:table-cell>
          <table:table-cell table:formula="of:=MID([.C65];FIND(&quot;_&quot;;[.C65];FIND(&quot;_&quot;;[.C65];(FIND(&quot;_&quot;;[.C65];FIND(&quot;_&quot;;[.C65];1)+1)+1))+1)+21;3)" office:value-type="string" office:string-value="116" calcext:value-type="string">
            <text:p>116</text:p>
          </table:table-cell>
          <table:table-cell table:formula="of:=LEFT(RIGHT([.C65];9);4)" office:value-type="string" office:string-value="2144" calcext:value-type="string">
            <text:p>2144</text:p>
          </table:table-cell>
          <table:table-cell table:formula="of:=LEFT(RIGHT([.C65];17);3)" office:value-type="string" office:string-value="117" calcext:value-type="string">
            <text:p>117</text:p>
          </table:table-cell>
          <table:table-cell/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ALUE(MID([.C66];FIND(&quot;_&quot;;[.C66];1)+2;FIND(&quot;_&quot;;[.C66];FIND(&quot;_&quot;;[.C66];1)+1)-FIND(&quot;_&quot;;[.C66];1)-2))" office:value-type="float" office:value="118" calcext:value-type="float">
            <text:p>118</text:p>
          </table:table-cell>
          <table:table-cell office:value-type="string" calcext:value-type="string">
            <text:p>mergedfinal_a118_5680_5718_br171122_0306_100Br_118_171122_0306_100Br_119bgrun2145.root</text:p>
          </table:table-cell>
          <table:table-cell table:number-columns-repeated="8"/>
          <table:table-cell table:formula="of:=[.A66]" office:value-type="float" office:value="118" calcext:value-type="float">
            <text:p>118</text:p>
          </table:table-cell>
          <table:table-cell table:style-name="ce2" table:formula="of:=MID([.C66];FIND(&quot;_&quot;;[.C66];FIND(&quot;_&quot;;[.C66];1)+1)+1;FIND(&quot;_&quot;;[.C66];(FIND(&quot;_&quot;;[.C66];FIND(&quot;_&quot;;[.C66];1)+1)+1))-FIND(&quot;_&quot;;[.C66];FIND(&quot;_&quot;;[.C66];1)+1)-1)" office:value-type="string" office:string-value="5680" calcext:value-type="string">
            <text:p>5680</text:p>
          </table:table-cell>
          <table:table-cell table:formula="of:=MID([.C66];FIND(&quot;_&quot;;[.C66];(FIND(&quot;_&quot;;[.C66];FIND(&quot;_&quot;;[.C66];1)+1)+1))+1;FIND(&quot;_&quot;;[.C66];FIND(&quot;_&quot;;[.C66];(FIND(&quot;_&quot;;[.C66];FIND(&quot;_&quot;;[.C66];1)+1)+1))+1)-FIND(&quot;_&quot;;[.C66];(FIND(&quot;_&quot;;[.C66];FIND(&quot;_&quot;;[.C66];1)+1)+1))-1)" office:value-type="string" office:string-value="5718" calcext:value-type="string">
            <text:p>5718</text:p>
          </table:table-cell>
          <table:table-cell table:formula="of:=MID([.C66];FIND(&quot;_&quot;;[.C66];FIND(&quot;_&quot;;[.C66];(FIND(&quot;_&quot;;[.C66];FIND(&quot;_&quot;;[.C66];1)+1)+1))+1)+21;3)" office:value-type="string" office:string-value="118" calcext:value-type="string">
            <text:p>118</text:p>
          </table:table-cell>
          <table:table-cell table:formula="of:=LEFT(RIGHT([.C66];9);4)" office:value-type="string" office:string-value="2145" calcext:value-type="string">
            <text:p>2145</text:p>
          </table:table-cell>
          <table:table-cell table:formula="of:=LEFT(RIGHT([.C66];17);3)" office:value-type="string" office:string-value="119" calcext:value-type="string">
            <text:p>119</text:p>
          </table:table-cell>
          <table:table-cell/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ALUE(MID([.C67];FIND(&quot;_&quot;;[.C67];1)+2;FIND(&quot;_&quot;;[.C67];FIND(&quot;_&quot;;[.C67];1)+1)-FIND(&quot;_&quot;;[.C67];1)-2))" office:value-type="float" office:value="120" calcext:value-type="float">
            <text:p>120</text:p>
          </table:table-cell>
          <table:table-cell office:value-type="string" calcext:value-type="string">
            <text:p>mergedfinal_a120_5719_5754_br171122_0501_100Br_120_171122_0501_100Br_121bgrun2146.root</text:p>
          </table:table-cell>
          <table:table-cell table:number-columns-repeated="8"/>
          <table:table-cell table:formula="of:=[.A67]" office:value-type="float" office:value="120" calcext:value-type="float">
            <text:p>120</text:p>
          </table:table-cell>
          <table:table-cell table:style-name="ce2" table:formula="of:=MID([.C67];FIND(&quot;_&quot;;[.C67];FIND(&quot;_&quot;;[.C67];1)+1)+1;FIND(&quot;_&quot;;[.C67];(FIND(&quot;_&quot;;[.C67];FIND(&quot;_&quot;;[.C67];1)+1)+1))-FIND(&quot;_&quot;;[.C67];FIND(&quot;_&quot;;[.C67];1)+1)-1)" office:value-type="string" office:string-value="5719" calcext:value-type="string">
            <text:p>5719</text:p>
          </table:table-cell>
          <table:table-cell table:formula="of:=MID([.C67];FIND(&quot;_&quot;;[.C67];(FIND(&quot;_&quot;;[.C67];FIND(&quot;_&quot;;[.C67];1)+1)+1))+1;FIND(&quot;_&quot;;[.C67];FIND(&quot;_&quot;;[.C67];(FIND(&quot;_&quot;;[.C67];FIND(&quot;_&quot;;[.C67];1)+1)+1))+1)-FIND(&quot;_&quot;;[.C67];(FIND(&quot;_&quot;;[.C67];FIND(&quot;_&quot;;[.C67];1)+1)+1))-1)" office:value-type="string" office:string-value="5754" calcext:value-type="string">
            <text:p>5754</text:p>
          </table:table-cell>
          <table:table-cell table:formula="of:=MID([.C67];FIND(&quot;_&quot;;[.C67];FIND(&quot;_&quot;;[.C67];(FIND(&quot;_&quot;;[.C67];FIND(&quot;_&quot;;[.C67];1)+1)+1))+1)+21;3)" office:value-type="string" office:string-value="120" calcext:value-type="string">
            <text:p>120</text:p>
          </table:table-cell>
          <table:table-cell table:formula="of:=LEFT(RIGHT([.C67];9);4)" office:value-type="string" office:string-value="2146" calcext:value-type="string">
            <text:p>2146</text:p>
          </table:table-cell>
          <table:table-cell table:formula="of:=LEFT(RIGHT([.C67];17);3)" office:value-type="string" office:string-value="121" calcext:value-type="string">
            <text:p>121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3" table:formula="of:=VALUE(MID([.C68];FIND(&quot;_&quot;;[.C68];1)+2;FIND(&quot;_&quot;;[.C68];FIND(&quot;_&quot;;[.C68];1)+1)-FIND(&quot;_&quot;;[.C68];1)-2))" office:value-type="float" office:value="122" calcext:value-type="float">
            <text:p>122</text:p>
          </table:table-cell>
          <table:table-cell table:style-name="ce1" office:value-type="string" calcext:value-type="string">
            <text:p>mergedfinal_a122_5755_5790_br171122_707_100Br_122_171122_707_100Br_123bgrun2147.root</text:p>
          </table:table-cell>
          <table:table-cell table:style-name="ce3"/>
          <table:table-cell table:style-name="ce1" table:number-columns-repeated="7"/>
          <table:table-cell table:style-name="ce1" table:formula="of:=[.A68]" office:value-type="float" office:value="122" calcext:value-type="float">
            <text:p>122</text:p>
          </table:table-cell>
          <table:table-cell table:style-name="ce3" table:formula="of:=MID([.C68];FIND(&quot;_&quot;;[.C68];FIND(&quot;_&quot;;[.C68];1)+1)+1;FIND(&quot;_&quot;;[.C68];(FIND(&quot;_&quot;;[.C68];FIND(&quot;_&quot;;[.C68];1)+1)+1))-FIND(&quot;_&quot;;[.C68];FIND(&quot;_&quot;;[.C68];1)+1)-1)" office:value-type="string" office:string-value="5755" calcext:value-type="string">
            <text:p>5755</text:p>
          </table:table-cell>
          <table:table-cell table:style-name="ce1" table:formula="of:=MID([.C68];FIND(&quot;_&quot;;[.C68];(FIND(&quot;_&quot;;[.C68];FIND(&quot;_&quot;;[.C68];1)+1)+1))+1;FIND(&quot;_&quot;;[.C68];FIND(&quot;_&quot;;[.C68];(FIND(&quot;_&quot;;[.C68];FIND(&quot;_&quot;;[.C68];1)+1)+1))+1)-FIND(&quot;_&quot;;[.C68];(FIND(&quot;_&quot;;[.C68];FIND(&quot;_&quot;;[.C68];1)+1)+1))-1)" office:value-type="string" office:string-value="5790" calcext:value-type="string">
            <text:p>5790</text:p>
          </table:table-cell>
          <table:table-cell table:style-name="ce1" table:formula="of:=MID([.C68];FIND(&quot;_&quot;;[.C68];FIND(&quot;_&quot;;[.C68];(FIND(&quot;_&quot;;[.C68];FIND(&quot;_&quot;;[.C68];1)+1)+1))+1)+20;3)" office:value-type="string" office:string-value="122" calcext:value-type="string">
            <text:p>122</text:p>
          </table:table-cell>
          <table:table-cell table:style-name="ce1" table:formula="of:=LEFT(RIGHT([.C68];9);4)" office:value-type="string" office:string-value="2147" calcext:value-type="string">
            <text:p>2147</text:p>
          </table:table-cell>
          <table:table-cell table:formula="of:=LEFT(RIGHT([.C68];17);3)" office:value-type="string" office:string-value="123" calcext:value-type="string">
            <text:p>123</text:p>
          </table:table-cell>
          <table:table-cell/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3" table:formula="of:=VALUE(MID([.C69];FIND(&quot;_&quot;;[.C69];1)+2;FIND(&quot;_&quot;;[.C69];FIND(&quot;_&quot;;[.C69];1)+1)-FIND(&quot;_&quot;;[.C69];1)-2))" office:value-type="float" office:value="124" calcext:value-type="float">
            <text:p>124</text:p>
          </table:table-cell>
          <table:table-cell table:style-name="ce1" office:value-type="string" calcext:value-type="string">
            <text:p>mergedfinal_a124_5791_5828_br171122_1104_100Br_126_171122_1104_100Br_127bgrun2149.root</text:p>
          </table:table-cell>
          <table:table-cell table:style-name="ce3"/>
          <table:table-cell table:style-name="ce1" table:number-columns-repeated="7"/>
          <table:table-cell table:style-name="ce1" table:formula="of:=[.A69]" office:value-type="float" office:value="124" calcext:value-type="float">
            <text:p>124</text:p>
          </table:table-cell>
          <table:table-cell table:style-name="ce3" table:formula="of:=MID([.C69];FIND(&quot;_&quot;;[.C69];FIND(&quot;_&quot;;[.C69];1)+1)+1;FIND(&quot;_&quot;;[.C69];(FIND(&quot;_&quot;;[.C69];FIND(&quot;_&quot;;[.C69];1)+1)+1))-FIND(&quot;_&quot;;[.C69];FIND(&quot;_&quot;;[.C69];1)+1)-1)" office:value-type="string" office:string-value="5791" calcext:value-type="string">
            <text:p>5791</text:p>
          </table:table-cell>
          <table:table-cell table:style-name="ce1" table:formula="of:=MID([.C69];FIND(&quot;_&quot;;[.C69];(FIND(&quot;_&quot;;[.C69];FIND(&quot;_&quot;;[.C69];1)+1)+1))+1;FIND(&quot;_&quot;;[.C69];FIND(&quot;_&quot;;[.C69];(FIND(&quot;_&quot;;[.C69];FIND(&quot;_&quot;;[.C69];1)+1)+1))+1)-FIND(&quot;_&quot;;[.C69];(FIND(&quot;_&quot;;[.C69];FIND(&quot;_&quot;;[.C69];1)+1)+1))-1)" office:value-type="string" office:string-value="5828" calcext:value-type="string">
            <text:p>5828</text:p>
          </table:table-cell>
          <table:table-cell table:style-name="ce1" table:formula="of:=MID([.C69];FIND(&quot;_&quot;;[.C69];FIND(&quot;_&quot;;[.C69];(FIND(&quot;_&quot;;[.C69];FIND(&quot;_&quot;;[.C69];1)+1)+1))+1)+21;3)" office:value-type="string" office:string-value="126" calcext:value-type="string">
            <text:p>126</text:p>
          </table:table-cell>
          <table:table-cell table:style-name="ce1" table:formula="of:=LEFT(RIGHT([.C69];9);4)" office:value-type="string" office:string-value="2149" calcext:value-type="string">
            <text:p>2149</text:p>
          </table:table-cell>
          <table:table-cell table:formula="of:=LEFT(RIGHT([.C69];17);3)" office:value-type="string" office:string-value="127" calcext:value-type="string">
            <text:p>127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3" table:formula="of:=VALUE(MID([.C70];FIND(&quot;_&quot;;[.C70];1)+2;FIND(&quot;_&quot;;[.C70];FIND(&quot;_&quot;;[.C70];1)+1)-FIND(&quot;_&quot;;[.C70];1)-2))" office:value-type="float" office:value="126" calcext:value-type="float">
            <text:p>126</text:p>
          </table:table-cell>
          <table:table-cell table:style-name="ce1" office:value-type="string" calcext:value-type="string">
            <text:p>mergedfinal_a126_5829_5867_br171122_1104_100Br_126_171122_1104_100Br_127bgrun2149.root</text:p>
          </table:table-cell>
          <table:table-cell table:style-name="ce3"/>
          <table:table-cell table:style-name="ce1" table:number-columns-repeated="7"/>
          <table:table-cell table:style-name="ce1" table:formula="of:=[.A70]" office:value-type="float" office:value="126" calcext:value-type="float">
            <text:p>126</text:p>
          </table:table-cell>
          <table:table-cell table:style-name="ce3" table:formula="of:=MID([.C70];FIND(&quot;_&quot;;[.C70];FIND(&quot;_&quot;;[.C70];1)+1)+1;FIND(&quot;_&quot;;[.C70];(FIND(&quot;_&quot;;[.C70];FIND(&quot;_&quot;;[.C70];1)+1)+1))-FIND(&quot;_&quot;;[.C70];FIND(&quot;_&quot;;[.C70];1)+1)-1)" office:value-type="string" office:string-value="5829" calcext:value-type="string">
            <text:p>5829</text:p>
          </table:table-cell>
          <table:table-cell table:style-name="ce1" table:formula="of:=MID([.C70];FIND(&quot;_&quot;;[.C70];(FIND(&quot;_&quot;;[.C70];FIND(&quot;_&quot;;[.C70];1)+1)+1))+1;FIND(&quot;_&quot;;[.C70];FIND(&quot;_&quot;;[.C70];(FIND(&quot;_&quot;;[.C70];FIND(&quot;_&quot;;[.C70];1)+1)+1))+1)-FIND(&quot;_&quot;;[.C70];(FIND(&quot;_&quot;;[.C70];FIND(&quot;_&quot;;[.C70];1)+1)+1))-1)" office:value-type="string" office:string-value="5867" calcext:value-type="string">
            <text:p>5867</text:p>
          </table:table-cell>
          <table:table-cell table:style-name="ce1" table:formula="of:=MID([.C70];FIND(&quot;_&quot;;[.C70];FIND(&quot;_&quot;;[.C70];(FIND(&quot;_&quot;;[.C70];FIND(&quot;_&quot;;[.C70];1)+1)+1))+1)+21;3)" office:value-type="string" office:string-value="126" calcext:value-type="string">
            <text:p>126</text:p>
          </table:table-cell>
          <table:table-cell table:style-name="ce1" table:formula="of:=LEFT(RIGHT([.C70];9);4)" office:value-type="string" office:string-value="2149" calcext:value-type="string">
            <text:p>2149</text:p>
          </table:table-cell>
          <table:table-cell table:formula="of:=LEFT(RIGHT([.C70];17);3)" office:value-type="string" office:string-value="127" calcext:value-type="string">
            <text:p>127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3" table:formula="of:=VALUE(MID([.C71];FIND(&quot;_&quot;;[.C71];1)+2;FIND(&quot;_&quot;;[.C71];FIND(&quot;_&quot;;[.C71];1)+1)-FIND(&quot;_&quot;;[.C71];1)-2))" office:value-type="float" office:value="128" calcext:value-type="float">
            <text:p>128</text:p>
          </table:table-cell>
          <table:table-cell table:style-name="ce1" office:value-type="string" calcext:value-type="string">
            <text:p>mergedfinal_a128_5868_5911_br171122_1303_100Br_128_171122_1303_100Br_129bgrun2140.root</text:p>
          </table:table-cell>
          <table:table-cell table:style-name="ce3"/>
          <table:table-cell table:style-name="ce1" table:number-columns-repeated="7"/>
          <table:table-cell table:style-name="ce1" table:formula="of:=[.A71]" office:value-type="float" office:value="128" calcext:value-type="float">
            <text:p>128</text:p>
          </table:table-cell>
          <table:table-cell table:style-name="ce3" table:formula="of:=MID([.C71];FIND(&quot;_&quot;;[.C71];FIND(&quot;_&quot;;[.C71];1)+1)+1;FIND(&quot;_&quot;;[.C71];(FIND(&quot;_&quot;;[.C71];FIND(&quot;_&quot;;[.C71];1)+1)+1))-FIND(&quot;_&quot;;[.C71];FIND(&quot;_&quot;;[.C71];1)+1)-1)" office:value-type="string" office:string-value="5868" calcext:value-type="string">
            <text:p>5868</text:p>
          </table:table-cell>
          <table:table-cell table:style-name="ce1" table:formula="of:=MID([.C71];FIND(&quot;_&quot;;[.C71];(FIND(&quot;_&quot;;[.C71];FIND(&quot;_&quot;;[.C71];1)+1)+1))+1;FIND(&quot;_&quot;;[.C71];FIND(&quot;_&quot;;[.C71];(FIND(&quot;_&quot;;[.C71];FIND(&quot;_&quot;;[.C71];1)+1)+1))+1)-FIND(&quot;_&quot;;[.C71];(FIND(&quot;_&quot;;[.C71];FIND(&quot;_&quot;;[.C71];1)+1)+1))-1)" office:value-type="string" office:string-value="5911" calcext:value-type="string">
            <text:p>5911</text:p>
          </table:table-cell>
          <table:table-cell table:style-name="ce1" table:formula="of:=MID([.C71];FIND(&quot;_&quot;;[.C71];FIND(&quot;_&quot;;[.C71];(FIND(&quot;_&quot;;[.C71];FIND(&quot;_&quot;;[.C71];1)+1)+1))+1)+21;3)" office:value-type="string" office:string-value="128" calcext:value-type="string">
            <text:p>128</text:p>
          </table:table-cell>
          <table:table-cell table:style-name="ce1" table:formula="of:=LEFT(RIGHT([.C71];9);4)" office:value-type="string" office:string-value="2140" calcext:value-type="string">
            <text:p>2140</text:p>
          </table:table-cell>
          <table:table-cell table:formula="of:=LEFT(RIGHT([.C71];17);3)" office:value-type="string" office:string-value="129" calcext:value-type="string">
            <text:p>129</text:p>
          </table:table-cell>
          <table:table-cell/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ALUE(MID([.C72];FIND(&quot;_&quot;;[.C72];1)+2;FIND(&quot;_&quot;;[.C72];FIND(&quot;_&quot;;[.C72];1)+1)-FIND(&quot;_&quot;;[.C72];1)-2))" office:value-type="float" office:value="130" calcext:value-type="float">
            <text:p>130</text:p>
          </table:table-cell>
          <table:table-cell office:value-type="string" calcext:value-type="string">
            <text:p>mergedfinal_a130_5912_5951_br171122_1312_100Br_130_171122_1312_100Br_131bgrun2151.root</text:p>
          </table:table-cell>
          <table:table-cell table:number-columns-repeated="8"/>
          <table:table-cell table:formula="of:=[.A72]" office:value-type="float" office:value="130" calcext:value-type="float">
            <text:p>130</text:p>
          </table:table-cell>
          <table:table-cell table:style-name="ce2" table:formula="of:=MID([.C72];FIND(&quot;_&quot;;[.C72];FIND(&quot;_&quot;;[.C72];1)+1)+1;FIND(&quot;_&quot;;[.C72];(FIND(&quot;_&quot;;[.C72];FIND(&quot;_&quot;;[.C72];1)+1)+1))-FIND(&quot;_&quot;;[.C72];FIND(&quot;_&quot;;[.C72];1)+1)-1)" office:value-type="string" office:string-value="5912" calcext:value-type="string">
            <text:p>5912</text:p>
          </table:table-cell>
          <table:table-cell table:formula="of:=MID([.C72];FIND(&quot;_&quot;;[.C72];(FIND(&quot;_&quot;;[.C72];FIND(&quot;_&quot;;[.C72];1)+1)+1))+1;FIND(&quot;_&quot;;[.C72];FIND(&quot;_&quot;;[.C72];(FIND(&quot;_&quot;;[.C72];FIND(&quot;_&quot;;[.C72];1)+1)+1))+1)-FIND(&quot;_&quot;;[.C72];(FIND(&quot;_&quot;;[.C72];FIND(&quot;_&quot;;[.C72];1)+1)+1))-1)" office:value-type="string" office:string-value="5951" calcext:value-type="string">
            <text:p>5951</text:p>
          </table:table-cell>
          <table:table-cell table:formula="of:=MID([.C72];FIND(&quot;_&quot;;[.C72];FIND(&quot;_&quot;;[.C72];(FIND(&quot;_&quot;;[.C72];FIND(&quot;_&quot;;[.C72];1)+1)+1))+1)+21;3)" office:value-type="string" office:string-value="130" calcext:value-type="string">
            <text:p>130</text:p>
          </table:table-cell>
          <table:table-cell table:formula="of:=LEFT(RIGHT([.C72];9);4)" office:value-type="string" office:string-value="2151" calcext:value-type="string">
            <text:p>2151</text:p>
          </table:table-cell>
          <table:table-cell table:formula="of:=LEFT(RIGHT([.C72];17);3)" office:value-type="string" office:string-value="131" calcext:value-type="string">
            <text:p>131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ALUE(MID([.C73];FIND(&quot;_&quot;;[.C73];1)+2;FIND(&quot;_&quot;;[.C73];FIND(&quot;_&quot;;[.C73];1)+1)-FIND(&quot;_&quot;;[.C73];1)-2))" office:value-type="float" office:value="132" calcext:value-type="float">
            <text:p>132</text:p>
          </table:table-cell>
          <table:table-cell office:value-type="string" calcext:value-type="string">
            <text:p>mergedfinal_a132_5951_5968_br171122_1712_100Br_132bgrun2152.root</text:p>
          </table:table-cell>
          <table:table-cell table:number-columns-repeated="8"/>
          <table:table-cell table:style-name="ce4" table:formula="of:=[.A73]" office:value-type="float" office:value="132" calcext:value-type="float">
            <text:p>132</text:p>
          </table:table-cell>
          <table:table-cell table:style-name="ce5" table:formula="of:=MID([.C73];FIND(&quot;_&quot;;[.C73];FIND(&quot;_&quot;;[.C73];1)+1)+1;FIND(&quot;_&quot;;[.C73];(FIND(&quot;_&quot;;[.C73];FIND(&quot;_&quot;;[.C73];1)+1)+1))-FIND(&quot;_&quot;;[.C73];FIND(&quot;_&quot;;[.C73];1)+1)-1)" office:value-type="string" office:string-value="5951" calcext:value-type="string">
            <text:p>5951</text:p>
          </table:table-cell>
          <table:table-cell table:style-name="ce4" table:formula="of:=MID([.C73];FIND(&quot;_&quot;;[.C73];(FIND(&quot;_&quot;;[.C73];FIND(&quot;_&quot;;[.C73];1)+1)+1))+1;FIND(&quot;_&quot;;[.C73];FIND(&quot;_&quot;;[.C73];(FIND(&quot;_&quot;;[.C73];FIND(&quot;_&quot;;[.C73];1)+1)+1))+1)-FIND(&quot;_&quot;;[.C73];(FIND(&quot;_&quot;;[.C73];FIND(&quot;_&quot;;[.C73];1)+1)+1))-1)" office:value-type="string" office:string-value="5968" calcext:value-type="string">
            <text:p>5968</text:p>
          </table:table-cell>
          <table:table-cell table:style-name="ce4" table:formula="of:=MID([.C73];FIND(&quot;_&quot;;[.C73];FIND(&quot;_&quot;;[.C73];(FIND(&quot;_&quot;;[.C73];FIND(&quot;_&quot;;[.C73];1)+1)+1))+1)+21;3)" office:value-type="string" office:string-value="132" calcext:value-type="string">
            <text:p>132</text:p>
          </table:table-cell>
          <table:table-cell table:style-name="ce4" table:formula="of:=LEFT(RIGHT([.C73];9);4)" office:value-type="string" office:string-value="2152" calcext:value-type="string">
            <text:p>2152</text:p>
          </table:table-cell>
          <table:table-cell table:formula="of:=LEFT(RIGHT([.C73];17);3)" office:value-type="string" office:string-value="132" calcext:value-type="string">
            <text:p>132</text:p>
          </table:table-cell>
          <table:table-cell/>
          <table:table-cell table:number-columns-repeated="2" office:value-type="string" calcext:value-type="string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ALUE(MID([.C74];FIND(&quot;_&quot;;[.C74];1)+2;FIND(&quot;_&quot;;[.C74];FIND(&quot;_&quot;;[.C74];1)+1)-FIND(&quot;_&quot;;[.C74];1)-2))" office:value-type="float" office:value="134" calcext:value-type="float">
            <text:p>134</text:p>
          </table:table-cell>
          <table:table-cell office:value-type="string" calcext:value-type="string">
            <text:p>mergedfinal_a134_5970_5974_br171122_1830_100Br_134bgrun2154.root</text:p>
          </table:table-cell>
          <table:table-cell table:number-columns-repeated="8"/>
          <table:table-cell table:style-name="ce4" table:formula="of:=[.A74]" office:value-type="float" office:value="134" calcext:value-type="float">
            <text:p>134</text:p>
          </table:table-cell>
          <table:table-cell table:style-name="ce5" table:formula="of:=MID([.C74];FIND(&quot;_&quot;;[.C74];FIND(&quot;_&quot;;[.C74];1)+1)+1;FIND(&quot;_&quot;;[.C74];(FIND(&quot;_&quot;;[.C74];FIND(&quot;_&quot;;[.C74];1)+1)+1))-FIND(&quot;_&quot;;[.C74];FIND(&quot;_&quot;;[.C74];1)+1)-1)" office:value-type="string" office:string-value="5970" calcext:value-type="string">
            <text:p>5970</text:p>
          </table:table-cell>
          <table:table-cell table:style-name="ce4" table:formula="of:=MID([.C74];FIND(&quot;_&quot;;[.C74];(FIND(&quot;_&quot;;[.C74];FIND(&quot;_&quot;;[.C74];1)+1)+1))+1;FIND(&quot;_&quot;;[.C74];FIND(&quot;_&quot;;[.C74];(FIND(&quot;_&quot;;[.C74];FIND(&quot;_&quot;;[.C74];1)+1)+1))+1)-FIND(&quot;_&quot;;[.C74];(FIND(&quot;_&quot;;[.C74];FIND(&quot;_&quot;;[.C74];1)+1)+1))-1)" office:value-type="string" office:string-value="5974" calcext:value-type="string">
            <text:p>5974</text:p>
          </table:table-cell>
          <table:table-cell table:style-name="ce4" table:formula="of:=MID([.C74];FIND(&quot;_&quot;;[.C74];FIND(&quot;_&quot;;[.C74];(FIND(&quot;_&quot;;[.C74];FIND(&quot;_&quot;;[.C74];1)+1)+1))+1)+21;3)" office:value-type="string" office:string-value="134" calcext:value-type="string">
            <text:p>134</text:p>
          </table:table-cell>
          <table:table-cell table:style-name="ce4" table:formula="of:=LEFT(RIGHT([.C74];9);4)" office:value-type="string" office:string-value="2154" calcext:value-type="string">
            <text:p>2154</text:p>
          </table:table-cell>
          <table:table-cell table:formula="of:=LEFT(RIGHT([.C74];17);3)" office:value-type="string" office:string-value="134" calcext:value-type="string">
            <text:p>134</text:p>
          </table:table-cell>
          <table:table-cell/>
          <table:table-cell table:number-columns-repeated="2" office:value-type="string" calcext:value-type="string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ALUE(MID([.C75];FIND(&quot;_&quot;;[.C75];1)+2;FIND(&quot;_&quot;;[.C75];FIND(&quot;_&quot;;[.C75];1)+1)-FIND(&quot;_&quot;;[.C75];1)-2))" office:value-type="float" office:value="135" calcext:value-type="float">
            <text:p>135</text:p>
          </table:table-cell>
          <table:table-cell office:value-type="string" calcext:value-type="string">
            <text:p>mergedfinal_a135_5975_6011_br171122_1913_100Br_135_171122_1913_100Br_136bgrun2155.root</text:p>
          </table:table-cell>
          <table:table-cell table:number-columns-repeated="8"/>
          <table:table-cell table:formula="of:=[.A75]" office:value-type="float" office:value="135" calcext:value-type="float">
            <text:p>135</text:p>
          </table:table-cell>
          <table:table-cell table:style-name="ce2" table:formula="of:=MID([.C75];FIND(&quot;_&quot;;[.C75];FIND(&quot;_&quot;;[.C75];1)+1)+1;FIND(&quot;_&quot;;[.C75];(FIND(&quot;_&quot;;[.C75];FIND(&quot;_&quot;;[.C75];1)+1)+1))-FIND(&quot;_&quot;;[.C75];FIND(&quot;_&quot;;[.C75];1)+1)-1)" office:value-type="string" office:string-value="5975" calcext:value-type="string">
            <text:p>5975</text:p>
          </table:table-cell>
          <table:table-cell table:formula="of:=MID([.C75];FIND(&quot;_&quot;;[.C75];(FIND(&quot;_&quot;;[.C75];FIND(&quot;_&quot;;[.C75];1)+1)+1))+1;FIND(&quot;_&quot;;[.C75];FIND(&quot;_&quot;;[.C75];(FIND(&quot;_&quot;;[.C75];FIND(&quot;_&quot;;[.C75];1)+1)+1))+1)-FIND(&quot;_&quot;;[.C75];(FIND(&quot;_&quot;;[.C75];FIND(&quot;_&quot;;[.C75];1)+1)+1))-1)" office:value-type="string" office:string-value="6011" calcext:value-type="string">
            <text:p>6011</text:p>
          </table:table-cell>
          <table:table-cell table:formula="of:=MID([.C75];FIND(&quot;_&quot;;[.C75];FIND(&quot;_&quot;;[.C75];(FIND(&quot;_&quot;;[.C75];FIND(&quot;_&quot;;[.C75];1)+1)+1))+1)+21;3)" office:value-type="string" office:string-value="135" calcext:value-type="string">
            <text:p>135</text:p>
          </table:table-cell>
          <table:table-cell table:formula="of:=LEFT(RIGHT([.C75];9);4)" office:value-type="string" office:string-value="2155" calcext:value-type="string">
            <text:p>2155</text:p>
          </table:table-cell>
          <table:table-cell table:formula="of:=LEFT(RIGHT([.C75];17);3)" office:value-type="string" office:string-value="136" calcext:value-type="string">
            <text:p>136</text:p>
          </table:table-cell>
          <table:table-cell/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ALUE(MID([.C76];FIND(&quot;_&quot;;[.C76];1)+2;FIND(&quot;_&quot;;[.C76];FIND(&quot;_&quot;;[.C76];1)+1)-FIND(&quot;_&quot;;[.C76];1)-2))" office:value-type="float" office:value="137" calcext:value-type="float">
            <text:p>137</text:p>
          </table:table-cell>
          <table:table-cell office:value-type="string" calcext:value-type="string">
            <text:p>mergedfinal_a137_6012_6053_br171122_2102_100Br_137_171122_2102_100Br_138bgrun2156.root</text:p>
          </table:table-cell>
          <table:table-cell table:number-columns-repeated="8"/>
          <table:table-cell table:formula="of:=[.A76]" office:value-type="float" office:value="137" calcext:value-type="float">
            <text:p>137</text:p>
          </table:table-cell>
          <table:table-cell table:style-name="ce2" table:formula="of:=MID([.C76];FIND(&quot;_&quot;;[.C76];FIND(&quot;_&quot;;[.C76];1)+1)+1;FIND(&quot;_&quot;;[.C76];(FIND(&quot;_&quot;;[.C76];FIND(&quot;_&quot;;[.C76];1)+1)+1))-FIND(&quot;_&quot;;[.C76];FIND(&quot;_&quot;;[.C76];1)+1)-1)" office:value-type="string" office:string-value="6012" calcext:value-type="string">
            <text:p>6012</text:p>
          </table:table-cell>
          <table:table-cell table:formula="of:=MID([.C76];FIND(&quot;_&quot;;[.C76];(FIND(&quot;_&quot;;[.C76];FIND(&quot;_&quot;;[.C76];1)+1)+1))+1;FIND(&quot;_&quot;;[.C76];FIND(&quot;_&quot;;[.C76];(FIND(&quot;_&quot;;[.C76];FIND(&quot;_&quot;;[.C76];1)+1)+1))+1)-FIND(&quot;_&quot;;[.C76];(FIND(&quot;_&quot;;[.C76];FIND(&quot;_&quot;;[.C76];1)+1)+1))-1)" office:value-type="string" office:string-value="6053" calcext:value-type="string">
            <text:p>6053</text:p>
          </table:table-cell>
          <table:table-cell table:formula="of:=MID([.C76];FIND(&quot;_&quot;;[.C76];FIND(&quot;_&quot;;[.C76];(FIND(&quot;_&quot;;[.C76];FIND(&quot;_&quot;;[.C76];1)+1)+1))+1)+21;3)" office:value-type="string" office:string-value="137" calcext:value-type="string">
            <text:p>137</text:p>
          </table:table-cell>
          <table:table-cell table:formula="of:=LEFT(RIGHT([.C76];9);4)" office:value-type="string" office:string-value="2156" calcext:value-type="string">
            <text:p>2156</text:p>
          </table:table-cell>
          <table:table-cell table:formula="of:=LEFT(RIGHT([.C76];17);3)" office:value-type="string" office:string-value="138" calcext:value-type="string">
            <text:p>138</text:p>
          </table:table-cell>
          <table:table-cell/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ALUE(MID([.C77];FIND(&quot;_&quot;;[.C77];1)+2;FIND(&quot;_&quot;;[.C77];FIND(&quot;_&quot;;[.C77];1)+1)-FIND(&quot;_&quot;;[.C77];1)-2))" office:value-type="float" office:value="139" calcext:value-type="float">
            <text:p>139</text:p>
          </table:table-cell>
          <table:table-cell office:value-type="string" calcext:value-type="string">
            <text:p>mergedfinal_a139_6054_6087_br171122_2310_100Br_139_171122_2310_100Br_140bgrun2157.root</text:p>
          </table:table-cell>
          <table:table-cell table:number-columns-repeated="8"/>
          <table:table-cell table:formula="of:=[.A77]" office:value-type="float" office:value="139" calcext:value-type="float">
            <text:p>139</text:p>
          </table:table-cell>
          <table:table-cell table:style-name="ce2" table:formula="of:=MID([.C77];FIND(&quot;_&quot;;[.C77];FIND(&quot;_&quot;;[.C77];1)+1)+1;FIND(&quot;_&quot;;[.C77];(FIND(&quot;_&quot;;[.C77];FIND(&quot;_&quot;;[.C77];1)+1)+1))-FIND(&quot;_&quot;;[.C77];FIND(&quot;_&quot;;[.C77];1)+1)-1)" office:value-type="string" office:string-value="6054" calcext:value-type="string">
            <text:p>6054</text:p>
          </table:table-cell>
          <table:table-cell table:formula="of:=MID([.C77];FIND(&quot;_&quot;;[.C77];(FIND(&quot;_&quot;;[.C77];FIND(&quot;_&quot;;[.C77];1)+1)+1))+1;FIND(&quot;_&quot;;[.C77];FIND(&quot;_&quot;;[.C77];(FIND(&quot;_&quot;;[.C77];FIND(&quot;_&quot;;[.C77];1)+1)+1))+1)-FIND(&quot;_&quot;;[.C77];(FIND(&quot;_&quot;;[.C77];FIND(&quot;_&quot;;[.C77];1)+1)+1))-1)" office:value-type="string" office:string-value="6087" calcext:value-type="string">
            <text:p>6087</text:p>
          </table:table-cell>
          <table:table-cell table:formula="of:=MID([.C77];FIND(&quot;_&quot;;[.C77];FIND(&quot;_&quot;;[.C77];(FIND(&quot;_&quot;;[.C77];FIND(&quot;_&quot;;[.C77];1)+1)+1))+1)+21;3)" office:value-type="string" office:string-value="139" calcext:value-type="string">
            <text:p>139</text:p>
          </table:table-cell>
          <table:table-cell table:formula="of:=LEFT(RIGHT([.C77];9);4)" office:value-type="string" office:string-value="2157" calcext:value-type="string">
            <text:p>2157</text:p>
          </table:table-cell>
          <table:table-cell table:formula="of:=LEFT(RIGHT([.C77];17);3)" office:value-type="string" office:string-value="140" calcext:value-type="string">
            <text:p>140</text:p>
          </table:table-cell>
          <table:table-cell/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ALUE(MID([.C78];FIND(&quot;_&quot;;[.C78];1)+2;FIND(&quot;_&quot;;[.C78];FIND(&quot;_&quot;;[.C78];1)+1)-FIND(&quot;_&quot;;[.C78];1)-2))" office:value-type="float" office:value="141" calcext:value-type="float">
            <text:p>141</text:p>
          </table:table-cell>
          <table:table-cell office:value-type="string" calcext:value-type="string">
            <text:p>mergedfinal_a141_6088_6126_br171123_0053_100Br_141_171123_0053_100Br_142bgrun2158.root</text:p>
          </table:table-cell>
          <table:table-cell table:number-columns-repeated="8"/>
          <table:table-cell table:formula="of:=[.A78]" office:value-type="float" office:value="141" calcext:value-type="float">
            <text:p>141</text:p>
          </table:table-cell>
          <table:table-cell table:style-name="ce2" table:formula="of:=MID([.C78];FIND(&quot;_&quot;;[.C78];FIND(&quot;_&quot;;[.C78];1)+1)+1;FIND(&quot;_&quot;;[.C78];(FIND(&quot;_&quot;;[.C78];FIND(&quot;_&quot;;[.C78];1)+1)+1))-FIND(&quot;_&quot;;[.C78];FIND(&quot;_&quot;;[.C78];1)+1)-1)" office:value-type="string" office:string-value="6088" calcext:value-type="string">
            <text:p>6088</text:p>
          </table:table-cell>
          <table:table-cell table:formula="of:=MID([.C78];FIND(&quot;_&quot;;[.C78];(FIND(&quot;_&quot;;[.C78];FIND(&quot;_&quot;;[.C78];1)+1)+1))+1;FIND(&quot;_&quot;;[.C78];FIND(&quot;_&quot;;[.C78];(FIND(&quot;_&quot;;[.C78];FIND(&quot;_&quot;;[.C78];1)+1)+1))+1)-FIND(&quot;_&quot;;[.C78];(FIND(&quot;_&quot;;[.C78];FIND(&quot;_&quot;;[.C78];1)+1)+1))-1)" office:value-type="string" office:string-value="6126" calcext:value-type="string">
            <text:p>6126</text:p>
          </table:table-cell>
          <table:table-cell table:formula="of:=MID([.C78];FIND(&quot;_&quot;;[.C78];FIND(&quot;_&quot;;[.C78];(FIND(&quot;_&quot;;[.C78];FIND(&quot;_&quot;;[.C78];1)+1)+1))+1)+21;3)" office:value-type="string" office:string-value="141" calcext:value-type="string">
            <text:p>141</text:p>
          </table:table-cell>
          <table:table-cell table:formula="of:=LEFT(RIGHT([.C78];9);4)" office:value-type="string" office:string-value="2158" calcext:value-type="string">
            <text:p>2158</text:p>
          </table:table-cell>
          <table:table-cell table:formula="of:=LEFT(RIGHT([.C78];17);3)" office:value-type="string" office:string-value="142" calcext:value-type="string">
            <text:p>142</text:p>
          </table:table-cell>
          <table:table-cell/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ALUE(MID([.C79];FIND(&quot;_&quot;;[.C79];1)+2;FIND(&quot;_&quot;;[.C79];FIND(&quot;_&quot;;[.C79];1)+1)-FIND(&quot;_&quot;;[.C79];1)-2))" office:value-type="float" office:value="143" calcext:value-type="float">
            <text:p>143</text:p>
          </table:table-cell>
          <table:table-cell office:value-type="string" calcext:value-type="string">
            <text:p>mergedfinal_a143_6127_6172_br171123_0252_100Br_143_171123_0252_100Br_144bgrun2159.root</text:p>
          </table:table-cell>
          <table:table-cell table:number-columns-repeated="8"/>
          <table:table-cell table:formula="of:=[.A79]" office:value-type="float" office:value="143" calcext:value-type="float">
            <text:p>143</text:p>
          </table:table-cell>
          <table:table-cell table:style-name="ce2" table:formula="of:=MID([.C79];FIND(&quot;_&quot;;[.C79];FIND(&quot;_&quot;;[.C79];1)+1)+1;FIND(&quot;_&quot;;[.C79];(FIND(&quot;_&quot;;[.C79];FIND(&quot;_&quot;;[.C79];1)+1)+1))-FIND(&quot;_&quot;;[.C79];FIND(&quot;_&quot;;[.C79];1)+1)-1)" office:value-type="string" office:string-value="6127" calcext:value-type="string">
            <text:p>6127</text:p>
          </table:table-cell>
          <table:table-cell table:formula="of:=MID([.C79];FIND(&quot;_&quot;;[.C79];(FIND(&quot;_&quot;;[.C79];FIND(&quot;_&quot;;[.C79];1)+1)+1))+1;FIND(&quot;_&quot;;[.C79];FIND(&quot;_&quot;;[.C79];(FIND(&quot;_&quot;;[.C79];FIND(&quot;_&quot;;[.C79];1)+1)+1))+1)-FIND(&quot;_&quot;;[.C79];(FIND(&quot;_&quot;;[.C79];FIND(&quot;_&quot;;[.C79];1)+1)+1))-1)" office:value-type="string" office:string-value="6172" calcext:value-type="string">
            <text:p>6172</text:p>
          </table:table-cell>
          <table:table-cell table:formula="of:=MID([.C79];FIND(&quot;_&quot;;[.C79];FIND(&quot;_&quot;;[.C79];(FIND(&quot;_&quot;;[.C79];FIND(&quot;_&quot;;[.C79];1)+1)+1))+1)+21;3)" office:value-type="string" office:string-value="143" calcext:value-type="string">
            <text:p>143</text:p>
          </table:table-cell>
          <table:table-cell table:formula="of:=LEFT(RIGHT([.C79];9);4)" office:value-type="string" office:string-value="2159" calcext:value-type="string">
            <text:p>2159</text:p>
          </table:table-cell>
          <table:table-cell table:formula="of:=LEFT(RIGHT([.C79];17);3)" office:value-type="string" office:string-value="144" calcext:value-type="string">
            <text:p>144</text:p>
          </table:table-cell>
          <table:table-cell/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ALUE(MID([.C80];FIND(&quot;_&quot;;[.C80];1)+2;FIND(&quot;_&quot;;[.C80];FIND(&quot;_&quot;;[.C80];1)+1)-FIND(&quot;_&quot;;[.C80];1)-2))" office:value-type="float" office:value="145" calcext:value-type="float">
            <text:p>145</text:p>
          </table:table-cell>
          <table:table-cell office:value-type="string" calcext:value-type="string">
            <text:p>mergedfinal_a145_6173_6206_br171123_0516_100Br_145_171123_0516_100Br_146bgrun2160.root</text:p>
          </table:table-cell>
          <table:table-cell table:number-columns-repeated="8"/>
          <table:table-cell table:formula="of:=[.A80]" office:value-type="float" office:value="145" calcext:value-type="float">
            <text:p>145</text:p>
          </table:table-cell>
          <table:table-cell table:style-name="ce2" table:formula="of:=MID([.C80];FIND(&quot;_&quot;;[.C80];FIND(&quot;_&quot;;[.C80];1)+1)+1;FIND(&quot;_&quot;;[.C80];(FIND(&quot;_&quot;;[.C80];FIND(&quot;_&quot;;[.C80];1)+1)+1))-FIND(&quot;_&quot;;[.C80];FIND(&quot;_&quot;;[.C80];1)+1)-1)" office:value-type="string" office:string-value="6173" calcext:value-type="string">
            <text:p>6173</text:p>
          </table:table-cell>
          <table:table-cell table:formula="of:=MID([.C80];FIND(&quot;_&quot;;[.C80];(FIND(&quot;_&quot;;[.C80];FIND(&quot;_&quot;;[.C80];1)+1)+1))+1;FIND(&quot;_&quot;;[.C80];FIND(&quot;_&quot;;[.C80];(FIND(&quot;_&quot;;[.C80];FIND(&quot;_&quot;;[.C80];1)+1)+1))+1)-FIND(&quot;_&quot;;[.C80];(FIND(&quot;_&quot;;[.C80];FIND(&quot;_&quot;;[.C80];1)+1)+1))-1)" office:value-type="string" office:string-value="6206" calcext:value-type="string">
            <text:p>6206</text:p>
          </table:table-cell>
          <table:table-cell table:formula="of:=MID([.C80];FIND(&quot;_&quot;;[.C80];FIND(&quot;_&quot;;[.C80];(FIND(&quot;_&quot;;[.C80];FIND(&quot;_&quot;;[.C80];1)+1)+1))+1)+21;3)" office:value-type="string" office:string-value="145" calcext:value-type="string">
            <text:p>145</text:p>
          </table:table-cell>
          <table:table-cell table:formula="of:=LEFT(RIGHT([.C80];9);4)" office:value-type="string" office:string-value="2160" calcext:value-type="string">
            <text:p>2160</text:p>
          </table:table-cell>
          <table:table-cell table:formula="of:=LEFT(RIGHT([.C80];17);3)" office:value-type="string" office:string-value="146" calcext:value-type="string">
            <text:p>146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ALUE(MID([.C81];FIND(&quot;_&quot;;[.C81];1)+2;FIND(&quot;_&quot;;[.C81];FIND(&quot;_&quot;;[.C81];1)+1)-FIND(&quot;_&quot;;[.C81];1)-2))" office:value-type="float" office:value="147" calcext:value-type="float">
            <text:p>147</text:p>
          </table:table-cell>
          <table:table-cell office:value-type="string" calcext:value-type="string">
            <text:p>mergedfinal_a147_6207_6241_br171123_0713_100Br_147_171123_0713_100Br_148bgrun2161.root</text:p>
          </table:table-cell>
          <table:table-cell table:number-columns-repeated="8"/>
          <table:table-cell table:formula="of:=[.A81]" office:value-type="float" office:value="147" calcext:value-type="float">
            <text:p>147</text:p>
          </table:table-cell>
          <table:table-cell table:style-name="ce2" table:formula="of:=MID([.C81];FIND(&quot;_&quot;;[.C81];FIND(&quot;_&quot;;[.C81];1)+1)+1;FIND(&quot;_&quot;;[.C81];(FIND(&quot;_&quot;;[.C81];FIND(&quot;_&quot;;[.C81];1)+1)+1))-FIND(&quot;_&quot;;[.C81];FIND(&quot;_&quot;;[.C81];1)+1)-1)" office:value-type="string" office:string-value="6207" calcext:value-type="string">
            <text:p>6207</text:p>
          </table:table-cell>
          <table:table-cell table:formula="of:=MID([.C81];FIND(&quot;_&quot;;[.C81];(FIND(&quot;_&quot;;[.C81];FIND(&quot;_&quot;;[.C81];1)+1)+1))+1;FIND(&quot;_&quot;;[.C81];FIND(&quot;_&quot;;[.C81];(FIND(&quot;_&quot;;[.C81];FIND(&quot;_&quot;;[.C81];1)+1)+1))+1)-FIND(&quot;_&quot;;[.C81];(FIND(&quot;_&quot;;[.C81];FIND(&quot;_&quot;;[.C81];1)+1)+1))-1)" office:value-type="string" office:string-value="6241" calcext:value-type="string">
            <text:p>6241</text:p>
          </table:table-cell>
          <table:table-cell table:formula="of:=MID([.C81];FIND(&quot;_&quot;;[.C81];FIND(&quot;_&quot;;[.C81];(FIND(&quot;_&quot;;[.C81];FIND(&quot;_&quot;;[.C81];1)+1)+1))+1)+21;3)" office:value-type="string" office:string-value="147" calcext:value-type="string">
            <text:p>147</text:p>
          </table:table-cell>
          <table:table-cell table:formula="of:=LEFT(RIGHT([.C81];9);4)" office:value-type="string" office:string-value="2161" calcext:value-type="string">
            <text:p>2161</text:p>
          </table:table-cell>
          <table:table-cell table:formula="of:=LEFT(RIGHT([.C81];17);3)" office:value-type="string" office:string-value="148" calcext:value-type="string">
            <text:p>148</text:p>
          </table:table-cell>
          <table:table-cell/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</table:table-row>
        <table:table-row table:style-name="ro1" table:number-rows-repeated="8">
          <table:table-cell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 table:number-rows-repeated="73">
          <table:table-cell table:number-columns-repeated="20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</table:table>
      <table:table table:name="final_run_summary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0" office:value-type="string" calcext:value-type="string">
            <text:p>Nothing to d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9" office:value-type="string" calcext:value-type="string">
            <text:p>Make new sort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etting</text:p>
          </table:table-cell>
          <table:table-cell office:value-type="string" calcext:value-type="string">
            <text:p>Wasabi Run</text:p>
          </table:table-cell>
          <table:table-cell table:style-name="Default" office:value-type="string" calcext:value-type="string">
            <text:p>Wasabi Subrun Low</text:p>
          </table:table-cell>
          <table:table-cell office:value-type="string" calcext:value-type="string">
            <text:p>Wasabi Subrun High</text:p>
          </table:table-cell>
          <table:table-cell office:value-type="string" calcext:value-type="string">
            <text:p>BRIKEN Run begin</text:p>
          </table:table-cell>
          <table:table-cell office:value-type="string" calcext:value-type="string">
            <text:p>BRIKEN Run end</text:p>
          </table:table-cell>
          <table:table-cell office:value-type="string" calcext:value-type="string">
            <text:p>BigRIPS run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umber of Wasabi Sub Runs</text:p>
          </table:table-cell>
        </table:table-row>
        <table:table-row table:style-name="ro1">
          <table:table-cell/>
          <table:table-cell office:value-type="string" calcext:value-type="string">
            <text:p>115Nb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013" calcext:value-type="float">
            <text:p>4013</text:p>
          </table:table-cell>
          <table:table-cell table:style-name="ce8" office:value-type="float" office:value="4015" calcext:value-type="float">
            <text:p>401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045" calcext:value-type="float">
            <text:p>2045</text:p>
          </table:table-cell>
          <table:table-cell table:number-columns-repeated="2"/>
          <table:table-cell table:formula="of:=[.E5]-[.D5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5]" office:value-type="string" office:string-value="115Nb" calcext:value-type="string">
            <text:p>115N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16" calcext:value-type="float">
            <text:p>4016</text:p>
          </table:table-cell>
          <table:table-cell table:style-name="ce9" office:value-type="float" office:value="4031" calcext:value-type="float">
            <text:p>403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046" calcext:value-type="float">
            <text:p>2046</text:p>
          </table:table-cell>
          <table:table-cell table:style-name="ce13" office:value-type="string" calcext:value-type="string">
            <text:p>Not merged</text:p>
          </table:table-cell>
          <table:table-cell/>
          <table:table-cell table:formula="of:=[.E6]-[.D6]+1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6]" office:value-type="string" office:string-value="115Nb" calcext:value-type="string">
            <text:p>115Nb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032" calcext:value-type="float">
            <text:p>4032</text:p>
          </table:table-cell>
          <table:table-cell table:style-name="ce8" office:value-type="float" office:value="4035" calcext:value-type="float">
            <text:p>4035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054" calcext:value-type="float">
            <text:p>2054</text:p>
          </table:table-cell>
          <table:table-cell table:number-columns-repeated="2"/>
          <table:table-cell table:formula="of:=[.E7]-[.D7]+1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7]" office:value-type="string" office:string-value="115Nb" calcext:value-type="string">
            <text:p>115Nb</text:p>
          </table:table-cell>
          <table:table-cell office:value-type="float" office:value="3" calcext:value-type="float">
            <text:p>3</text:p>
          </table:table-cell>
          <table:table-cell office:value-type="float" office:value="4036" calcext:value-type="float">
            <text:p>4036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table:formula="of:=[.E8]-[.D8]+1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8]" office:value-type="string" office:string-value="115Nb" calcext:value-type="string">
            <text:p>115Nb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042" calcext:value-type="float">
            <text:p>4042</text:p>
          </table:table-cell>
          <table:table-cell table:style-name="ce8" office:value-type="float" office:value="4047" calcext:value-type="float">
            <text:p>4047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056" calcext:value-type="float">
            <text:p>2056</text:p>
          </table:table-cell>
          <table:table-cell table:number-columns-repeated="2"/>
          <table:table-cell table:formula="of:=[.E9]-[.D9]+1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]" office:value-type="string" office:string-value="115Nb" calcext:value-type="string">
            <text:p>115Nb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048" calcext:value-type="float">
            <text:p>4048</text:p>
          </table:table-cell>
          <table:table-cell table:style-name="ce10" office:value-type="float" office:value="4060" calcext:value-type="float">
            <text:p>406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2057" calcext:value-type="float">
            <text:p>2057</text:p>
          </table:table-cell>
          <table:table-cell table:style-name="ce14" office:value-type="string" calcext:value-type="string">
            <text:p>Not merged, AIDA test behind Wasabi</text:p>
          </table:table-cell>
          <table:table-cell/>
          <table:table-cell table:formula="of:=[.E10]-[.D10]+1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10]" office:value-type="string" office:string-value="115Nb" calcext:value-type="string">
            <text:p>115Nb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061" calcext:value-type="float">
            <text:p>4061</text:p>
          </table:table-cell>
          <table:table-cell table:style-name="ce10" office:value-type="float" office:value="4081" calcext:value-type="float">
            <text:p>4081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2058" calcext:value-type="float">
            <text:p>2058</text:p>
          </table:table-cell>
          <table:table-cell table:style-name="ce10" office:value-type="string" calcext:value-type="string">
            <text:p>Not merged, AIDA test behind Wasabi</text:p>
          </table:table-cell>
          <table:table-cell/>
          <table:table-cell table:formula="of:=[.E11]-[.D11]+1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11]" office:value-type="string" office:string-value="115Nb" calcext:value-type="string">
            <text:p>115Nb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082" calcext:value-type="float">
            <text:p>4082</text:p>
          </table:table-cell>
          <table:table-cell table:style-name="ce8" office:value-type="float" office:value="4092" calcext:value-type="float">
            <text:p>4092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059" calcext:value-type="float">
            <text:p>2059</text:p>
          </table:table-cell>
          <table:table-cell table:number-columns-repeated="2"/>
          <table:table-cell table:formula="of:=[.E12]-[.D12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12]" office:value-type="string" office:string-value="115Nb" calcext:value-type="string">
            <text:p>115Nb</text:p>
          </table:table-cell>
          <table:table-cell office:value-type="float" office:value="8" calcext:value-type="float">
            <text:p>8</text:p>
          </table:table-cell>
          <table:table-cell office:value-type="float" office:value="4094" calcext:value-type="float">
            <text:p>4094</text:p>
          </table:table-cell>
          <table:table-cell office:value-type="float" office:value="4124" calcext:value-type="float">
            <text:p>41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60" calcext:value-type="float">
            <text:p>2060</text:p>
          </table:table-cell>
          <table:table-cell table:number-columns-repeated="2"/>
          <table:table-cell table:formula="of:=[.E13]-[.D13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13]" office:value-type="string" office:string-value="115Nb" calcext:value-type="string">
            <text:p>115Nb</text:p>
          </table:table-cell>
          <table:table-cell office:value-type="float" office:value="10" calcext:value-type="float">
            <text:p>10</text:p>
          </table:table-cell>
          <table:table-cell office:value-type="float" office:value="4125" calcext:value-type="float">
            <text:p>4125</text:p>
          </table:table-cell>
          <table:table-cell office:value-type="float" office:value="4153" calcext:value-type="float">
            <text:p>41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  <table:table-cell table:number-columns-repeated="2"/>
          <table:table-cell table:style-name="ce15" table:formula="of:=[.E14]-[.D14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14]" office:value-type="string" office:string-value="115Nb" calcext:value-type="string">
            <text:p>115Nb</text:p>
          </table:table-cell>
          <table:table-cell office:value-type="float" office:value="12" calcext:value-type="float">
            <text:p>12</text:p>
          </table:table-cell>
          <table:table-cell office:value-type="float" office:value="4154" calcext:value-type="float">
            <text:p>4154</text:p>
          </table:table-cell>
          <table:table-cell office:value-type="float" office:value="4186" calcext:value-type="float">
            <text:p>418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62" calcext:value-type="float">
            <text:p>2062</text:p>
          </table:table-cell>
          <table:table-cell table:number-columns-repeated="2"/>
          <table:table-cell table:style-name="ce15" table:formula="of:=[.E15]-[.D15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15]" office:value-type="string" office:string-value="115Nb" calcext:value-type="string">
            <text:p>115Nb</text:p>
          </table:table-cell>
          <table:table-cell office:value-type="float" office:value="14" calcext:value-type="float">
            <text:p>14</text:p>
          </table:table-cell>
          <table:table-cell office:value-type="float" office:value="4187" calcext:value-type="float">
            <text:p>4187</text:p>
          </table:table-cell>
          <table:table-cell office:value-type="float" office:value="4219" calcext:value-type="float">
            <text:p>42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63" calcext:value-type="float">
            <text:p>2063</text:p>
          </table:table-cell>
          <table:table-cell table:number-columns-repeated="2"/>
          <table:table-cell table:style-name="ce15" table:formula="of:=[.E16]-[.D16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16]" office:value-type="string" office:string-value="115Nb" calcext:value-type="string">
            <text:p>115Nb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220" calcext:value-type="float">
            <text:p>4220</text:p>
          </table:table-cell>
          <table:table-cell table:style-name="ce8" office:value-type="float" office:value="4249" calcext:value-type="float">
            <text:p>4249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2064" calcext:value-type="float">
            <text:p>2064</text:p>
          </table:table-cell>
          <table:table-cell table:number-columns-repeated="2"/>
          <table:table-cell table:formula="of:=[.E17]-[.D17]+1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7]" office:value-type="string" office:string-value="115Nb" calcext:value-type="string">
            <text:p>115Nb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250" calcext:value-type="float">
            <text:p>4250</text:p>
          </table:table-cell>
          <table:table-cell table:style-name="ce9" office:value-type="float" office:value="4251" calcext:value-type="float">
            <text:p>4251</text:p>
          </table:table-cell>
          <table:table-cell table:number-columns-repeated="2" table:style-name="ce9" office:value-type="float" office:value="18" calcext:value-type="float">
            <text:p>18</text:p>
          </table:table-cell>
          <table:table-cell table:style-name="ce9" office:value-type="float" office:value="2065" calcext:value-type="float">
            <text:p>2065</text:p>
          </table:table-cell>
          <table:table-cell table:style-name="ce9" office:value-type="string" calcext:value-type="string">
            <text:p>Not merged</text:p>
          </table:table-cell>
          <table:table-cell/>
          <table:table-cell table:formula="of:=[.E18]-[.D18]+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]" office:value-type="string" office:string-value="115Nb" calcext:value-type="string">
            <text:p>115Nb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252" calcext:value-type="float">
            <text:p>4252</text:p>
          </table:table-cell>
          <table:table-cell table:style-name="ce9" office:value-type="float" office:value="4254" calcext:value-type="float">
            <text:p>4254</text:p>
          </table:table-cell>
          <table:table-cell table:number-columns-repeated="2" table:style-name="ce9" office:value-type="float" office:value="19" calcext:value-type="float">
            <text:p>19</text:p>
          </table:table-cell>
          <table:table-cell table:style-name="ce9" office:value-type="float" office:value="2066" calcext:value-type="float">
            <text:p>2066</text:p>
          </table:table-cell>
          <table:table-cell table:style-name="ce9" office:value-type="string" calcext:value-type="string">
            <text:p>Not merged</text:p>
          </table:table-cell>
          <table:table-cell/>
          <table:table-cell table:formula="of:=[.E19]-[.D19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9]" office:value-type="string" office:string-value="115Nb" calcext:value-type="string">
            <text:p>115Nb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4255" calcext:value-type="float">
            <text:p>4255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2067" calcext:value-type="float">
            <text:p>2067</text:p>
          </table:table-cell>
          <table:table-cell table:number-columns-repeated="2"/>
          <table:table-cell table:formula="of:=[.E20]-[.D20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20]" office:value-type="string" office:string-value="115Nb" calcext:value-type="string">
            <text:p>115Nb</text:p>
          </table:table-cell>
          <table:table-cell office:value-type="float" office:value="21" calcext:value-type="float">
            <text:p>21</text:p>
          </table:table-cell>
          <table:table-cell office:value-type="float" office:value="4257" calcext:value-type="float">
            <text:p>4257</text:p>
          </table:table-cell>
          <table:table-cell office:value-type="float" office:value="4289" calcext:value-type="float">
            <text:p>428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table:formula="of:=[.E21]-[.D21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21]" office:value-type="string" office:string-value="115Nb" calcext:value-type="string">
            <text:p>115Nb</text:p>
          </table:table-cell>
          <table:table-cell office:value-type="float" office:value="23" calcext:value-type="float">
            <text:p>23</text:p>
          </table:table-cell>
          <table:table-cell office:value-type="float" office:value="4290" calcext:value-type="float">
            <text:p>4290</text:p>
          </table:table-cell>
          <table:table-cell office:value-type="float" office:value="4324" calcext:value-type="float">
            <text:p>43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69" calcext:value-type="float">
            <text:p>2069</text:p>
          </table:table-cell>
          <table:table-cell table:number-columns-repeated="2"/>
          <table:table-cell table:formula="of:=[.E22]-[.D22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22]" office:value-type="string" office:string-value="115Nb" calcext:value-type="string">
            <text:p>115Nb</text:p>
          </table:table-cell>
          <table:table-cell office:value-type="float" office:value="25" calcext:value-type="float">
            <text:p>25</text:p>
          </table:table-cell>
          <table:table-cell office:value-type="float" office:value="4325" calcext:value-type="float">
            <text:p>4325</text:p>
          </table:table-cell>
          <table:table-cell office:value-type="float" office:value="4332" calcext:value-type="float">
            <text:p>433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70" calcext:value-type="float">
            <text:p>2070</text:p>
          </table:table-cell>
          <table:table-cell table:number-columns-repeated="2"/>
          <table:table-cell table:formula="of:=[.E23]-[.D23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23]" office:value-type="string" office:string-value="115Nb" calcext:value-type="string">
            <text:p>115Nb</text:p>
          </table:table-cell>
          <table:table-cell office:value-type="float" office:value="26" calcext:value-type="float">
            <text:p>26</text:p>
          </table:table-cell>
          <table:table-cell office:value-type="float" office:value="4333" calcext:value-type="float">
            <text:p>4333</text:p>
          </table:table-cell>
          <table:table-cell office:value-type="float" office:value="4345" calcext:value-type="float">
            <text:p>434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71" calcext:value-type="float">
            <text:p>2071</text:p>
          </table:table-cell>
          <table:table-cell table:number-columns-repeated="2"/>
          <table:table-cell table:formula="of:=[.E24]-[.D24]+1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24]" office:value-type="string" office:string-value="115Nb" calcext:value-type="string">
            <text:p>115Nb</text:p>
          </table:table-cell>
          <table:table-cell office:value-type="float" office:value="27" calcext:value-type="float">
            <text:p>27</text:p>
          </table:table-cell>
          <table:table-cell office:value-type="float" office:value="4346" calcext:value-type="float">
            <text:p>4346</text:p>
          </table:table-cell>
          <table:table-cell office:value-type="float" office:value="4362" calcext:value-type="float">
            <text:p>436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72" calcext:value-type="float">
            <text:p>2072</text:p>
          </table:table-cell>
          <table:table-cell table:number-columns-repeated="2"/>
          <table:table-cell table:formula="of:=[.E25]-[.D25]+1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25]" office:value-type="string" office:string-value="115Nb" calcext:value-type="string">
            <text:p>115Nb</text:p>
          </table:table-cell>
          <table:table-cell office:value-type="float" office:value="28" calcext:value-type="float">
            <text:p>28</text:p>
          </table:table-cell>
          <table:table-cell office:value-type="float" office:value="4363" calcext:value-type="float">
            <text:p>4363</text:p>
          </table:table-cell>
          <table:table-cell office:value-type="float" office:value="4391" calcext:value-type="float">
            <text:p>439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73" calcext:value-type="float">
            <text:p>2073</text:p>
          </table:table-cell>
          <table:table-cell table:number-columns-repeated="2"/>
          <table:table-cell table:formula="of:=[.E26]-[.D26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26]" office:value-type="string" office:string-value="115Nb" calcext:value-type="string">
            <text:p>115Nb</text:p>
          </table:table-cell>
          <table:table-cell office:value-type="float" office:value="30" calcext:value-type="float">
            <text:p>30</text:p>
          </table:table-cell>
          <table:table-cell office:value-type="float" office:value="4392" calcext:value-type="float">
            <text:p>4392</text:p>
          </table:table-cell>
          <table:table-cell office:value-type="float" office:value="4416" calcext:value-type="float">
            <text:p>44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74" calcext:value-type="float">
            <text:p>2074</text:p>
          </table:table-cell>
          <table:table-cell table:number-columns-repeated="2"/>
          <table:table-cell table:style-name="ce15" table:formula="of:=[.E27]-[.D27]+1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27]" office:value-type="string" office:string-value="115Nb" calcext:value-type="string">
            <text:p>115Nb</text:p>
          </table:table-cell>
          <table:table-cell office:value-type="float" office:value="32" calcext:value-type="float">
            <text:p>32</text:p>
          </table:table-cell>
          <table:table-cell office:value-type="float" office:value="4417" calcext:value-type="float">
            <text:p>4417</text:p>
          </table:table-cell>
          <table:table-cell office:value-type="float" office:value="4443" calcext:value-type="float">
            <text:p>444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075" calcext:value-type="float">
            <text:p>2075</text:p>
          </table:table-cell>
          <table:table-cell table:number-columns-repeated="2"/>
          <table:table-cell table:style-name="ce15" table:formula="of:=[.E28]-[.D28]+1"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B28]" office:value-type="string" office:string-value="115Nb" calcext:value-type="string">
            <text:p>115Nb</text:p>
          </table:table-cell>
          <table:table-cell office:value-type="float" office:value="34" calcext:value-type="float">
            <text:p>34</text:p>
          </table:table-cell>
          <table:table-cell office:value-type="float" office:value="4444" calcext:value-type="float">
            <text:p>4444</text:p>
          </table:table-cell>
          <table:table-cell office:value-type="float" office:value="4471" calcext:value-type="float">
            <text:p>447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076" calcext:value-type="float">
            <text:p>2076</text:p>
          </table:table-cell>
          <table:table-cell table:number-columns-repeated="2"/>
          <table:table-cell table:style-name="ce15" table:formula="of:=[.E29]-[.D29]+1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29]" office:value-type="string" office:string-value="115Nb" calcext:value-type="string">
            <text:p>115Nb</text:p>
          </table:table-cell>
          <table:table-cell office:value-type="float" office:value="36" calcext:value-type="float">
            <text:p>36</text:p>
          </table:table-cell>
          <table:table-cell office:value-type="float" office:value="4472" calcext:value-type="float">
            <text:p>4472</text:p>
          </table:table-cell>
          <table:table-cell office:value-type="float" office:value="4503" calcext:value-type="float">
            <text:p>450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077" calcext:value-type="float">
            <text:p>2077</text:p>
          </table:table-cell>
          <table:table-cell table:number-columns-repeated="2"/>
          <table:table-cell table:formula="of:=[.E30]-[.D30]+1"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30]" office:value-type="string" office:string-value="115Nb" calcext:value-type="string">
            <text:p>115Nb</text:p>
          </table:table-cell>
          <table:table-cell office:value-type="float" office:value="38" calcext:value-type="float">
            <text:p>38</text:p>
          </table:table-cell>
          <table:table-cell office:value-type="float" office:value="4505" calcext:value-type="float">
            <text:p>4505</text:p>
          </table:table-cell>
          <table:table-cell office:value-type="float" office:value="4533" calcext:value-type="float">
            <text:p>45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078" calcext:value-type="float">
            <text:p>2078</text:p>
          </table:table-cell>
          <table:table-cell table:number-columns-repeated="2"/>
          <table:table-cell table:formula="of:=[.E31]-[.D31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31]" office:value-type="string" office:string-value="115Nb" calcext:value-type="string">
            <text:p>115Nb</text:p>
          </table:table-cell>
          <table:table-cell office:value-type="float" office:value="40" calcext:value-type="float">
            <text:p>40</text:p>
          </table:table-cell>
          <table:table-cell office:value-type="float" office:value="4533" calcext:value-type="float">
            <text:p>4533</text:p>
          </table:table-cell>
          <table:table-cell office:value-type="float" office:value="4561" calcext:value-type="float">
            <text:p>45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079" calcext:value-type="float">
            <text:p>2079</text:p>
          </table:table-cell>
          <table:table-cell table:number-columns-repeated="2"/>
          <table:table-cell table:formula="of:=[.E32]-[.D32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32]" office:value-type="string" office:string-value="115Nb" calcext:value-type="string">
            <text:p>115Nb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4562" calcext:value-type="float">
            <text:p>4562</text:p>
          </table:table-cell>
          <table:table-cell table:style-name="ce8" office:value-type="float" office:value="4572" calcext:value-type="float">
            <text:p>4572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2080" calcext:value-type="float">
            <text:p>2080</text:p>
          </table:table-cell>
          <table:table-cell table:number-columns-repeated="2"/>
          <table:table-cell table:formula="of:=[.E33]-[.D33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33]" office:value-type="string" office:string-value="115Nb" calcext:value-type="string">
            <text:p>115Nb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573" calcext:value-type="float">
            <text:p>4573</text:p>
          </table:table-cell>
          <table:table-cell table:style-name="ce11" office:value-type="float" office:value="4602" calcext:value-type="float">
            <text:p>4602</text:p>
          </table:table-cell>
          <table:table-cell table:style-name="ce11" office:value-type="float" office:value="43" calcext:value-type="float">
            <text:p>43</text:p>
          </table:table-cell>
          <table:table-cell table:style-name="ce10" office:value-type="float" office:value="48" calcext:value-type="float">
            <text:p>48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string" calcext:value-type="string">
            <text:p>Not merged: 43-48 BRIKEN file too long due to problem of D4 noise</text:p>
          </table:table-cell>
          <table:table-cell/>
          <table:table-cell table:formula="of:=[.E34]-[.D34]+1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4]" office:value-type="string" office:string-value="115Nb" calcext:value-type="string">
            <text:p>115Nb</text:p>
          </table:table-cell>
          <table:table-cell table:style-name="ce8" office:value-type="float" office:value="49" calcext:value-type="float">
            <text:p>49</text:p>
          </table:table-cell>
          <table:table-cell table:style-name="ce12" office:value-type="float" office:value="4603" calcext:value-type="float">
            <text:p>4603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2082" calcext:value-type="float">
            <text:p>2082</text:p>
          </table:table-cell>
          <table:table-cell office:value-type="string" calcext:value-type="string">
            <text:p>Check D4 connector</text:p>
          </table:table-cell>
          <table:table-cell/>
          <table:table-cell table:formula="of:=[.E35]-[.D35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5]" office:value-type="string" office:string-value="115Nb" calcext:value-type="string">
            <text:p>115Nb</text:p>
          </table:table-cell>
          <table:table-cell table:style-name="ce8" office:value-type="float" office:value="51" calcext:value-type="float">
            <text:p>51</text:p>
          </table:table-cell>
          <table:table-cell table:style-name="ce12" office:value-type="float" office:value="4611" calcext:value-type="float">
            <text:p>4611</text:p>
          </table:table-cell>
          <table:table-cell table:style-name="ce8" office:value-type="float" office:value="4644" calcext:value-type="float">
            <text:p>4644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2083" calcext:value-type="float">
            <text:p>2083</text:p>
          </table:table-cell>
          <table:table-cell office:value-type="string" calcext:value-type="string">
            <text:p>restart WASABI daq</text:p>
          </table:table-cell>
          <table:table-cell/>
          <table:table-cell table:formula="of:=[.E36]-[.D36]+1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36]" office:value-type="string" office:string-value="115Nb" calcext:value-type="string">
            <text:p>115Nb</text:p>
          </table:table-cell>
          <table:table-cell table:style-name="ce8" office:value-type="float" office:value="54" calcext:value-type="float">
            <text:p>54</text:p>
          </table:table-cell>
          <table:table-cell table:style-name="ce12" office:value-type="float" office:value="4646" calcext:value-type="float">
            <text:p>4646</text:p>
          </table:table-cell>
          <table:table-cell table:style-name="ce8" office:value-type="float" office:value="4679" calcext:value-type="float">
            <text:p>4679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2085" calcext:value-type="float">
            <text:p>2085</text:p>
          </table:table-cell>
          <table:table-cell table:number-columns-repeated="2"/>
          <table:table-cell table:formula="of:=[.E37]-[.D37]+1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37]" office:value-type="string" office:string-value="115Nb" calcext:value-type="string">
            <text:p>115Nb</text:p>
          </table:table-cell>
          <table:table-cell office:value-type="float" office:value="56" calcext:value-type="float">
            <text:p>56</text:p>
          </table:table-cell>
          <table:table-cell office:value-type="float" office:value="4680" calcext:value-type="float">
            <text:p>4680</text:p>
          </table:table-cell>
          <table:table-cell office:value-type="float" office:value="4710" calcext:value-type="float">
            <text:p>471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table:formula="of:=[.E38]-[.D38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38]" office:value-type="string" office:string-value="115Nb" calcext:value-type="string">
            <text:p>115Nb</text:p>
          </table:table-cell>
          <table:table-cell office:value-type="float" office:value="58" calcext:value-type="float">
            <text:p>58</text:p>
          </table:table-cell>
          <table:table-cell office:value-type="float" office:value="4711" calcext:value-type="float">
            <text:p>4711</text:p>
          </table:table-cell>
          <table:table-cell office:value-type="float" office:value="4741" calcext:value-type="float">
            <text:p>474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087" calcext:value-type="float">
            <text:p>2087</text:p>
          </table:table-cell>
          <table:table-cell table:number-columns-repeated="2"/>
          <table:table-cell table:formula="of:=[.E39]-[.D39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39]" office:value-type="string" office:string-value="115Nb" calcext:value-type="string">
            <text:p>115Nb</text:p>
          </table:table-cell>
          <table:table-cell office:value-type="float" office:value="60" calcext:value-type="float">
            <text:p>60</text:p>
          </table:table-cell>
          <table:table-cell office:value-type="float" office:value="4742" calcext:value-type="float">
            <text:p>4742</text:p>
          </table:table-cell>
          <table:table-cell office:value-type="float" office:value="4743" calcext:value-type="float">
            <text:p>474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088" calcext:value-type="float">
            <text:p>2088</text:p>
          </table:table-cell>
          <table:table-cell table:number-columns-repeated="2"/>
          <table:table-cell table:formula="of:=[.E40]-[.D40]+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40]" office:value-type="string" office:string-value="115Nb" calcext:value-type="string">
            <text:p>115Nb</text:p>
          </table:table-cell>
          <table:table-cell office:value-type="float" office:value="62" calcext:value-type="float">
            <text:p>62</text:p>
          </table:table-cell>
          <table:table-cell office:value-type="float" office:value="4774" calcext:value-type="float">
            <text:p>4774</text:p>
          </table:table-cell>
          <table:table-cell office:value-type="float" office:value="4791" calcext:value-type="float">
            <text:p>479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89" calcext:value-type="float">
            <text:p>2089</text:p>
          </table:table-cell>
          <table:table-cell table:number-columns-repeated="2"/>
          <table:table-cell table:formula="of:=[.E41]-[.D41]+1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41]" office:value-type="string" office:string-value="115Nb" calcext:value-type="string">
            <text:p>115Nb</text:p>
          </table:table-cell>
          <table:table-cell office:value-type="float" office:value="63" calcext:value-type="float">
            <text:p>63</text:p>
          </table:table-cell>
          <table:table-cell office:value-type="float" office:value="4792" calcext:value-type="float">
            <text:p>4792</text:p>
          </table:table-cell>
          <table:table-cell office:value-type="float" office:value="4799" calcext:value-type="float">
            <text:p>479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90" calcext:value-type="float">
            <text:p>2090</text:p>
          </table:table-cell>
          <table:table-cell table:number-columns-repeated="2"/>
          <table:table-cell table:formula="of:=[.E42]-[.D42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2]" office:value-type="string" office:string-value="115Nb" calcext:value-type="string">
            <text:p>115Nb</text:p>
          </table:table-cell>
          <table:table-cell office:value-type="float" office:value="65" calcext:value-type="float">
            <text:p>65</text:p>
          </table:table-cell>
          <table:table-cell office:value-type="float" office:value="4800" calcext:value-type="float">
            <text:p>4800</text:p>
          </table:table-cell>
          <table:table-cell office:value-type="float" office:value="4834" calcext:value-type="float">
            <text:p>483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2091" calcext:value-type="float">
            <text:p>2091</text:p>
          </table:table-cell>
          <table:table-cell table:number-columns-repeated="2"/>
          <table:table-cell table:formula="of:=[.E43]-[.D43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3]" office:value-type="string" office:string-value="115Nb" calcext:value-type="string">
            <text:p>115Nb</text:p>
          </table:table-cell>
          <table:table-cell office:value-type="float" office:value="67" calcext:value-type="float">
            <text:p>67</text:p>
          </table:table-cell>
          <table:table-cell office:value-type="float" office:value="4835" calcext:value-type="float">
            <text:p>4835</text:p>
          </table:table-cell>
          <table:table-cell office:value-type="float" office:value="4851" calcext:value-type="float">
            <text:p>485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92" calcext:value-type="float">
            <text:p>2092</text:p>
          </table:table-cell>
          <table:table-cell table:number-columns-repeated="2"/>
          <table:table-cell table:formula="of:=[.E44]-[.D44]+1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4]" office:value-type="string" office:string-value="115Nb" calcext:value-type="string">
            <text:p>115Nb</text:p>
          </table:table-cell>
          <table:table-cell table:style-name="ce8" office:value-type="float" office:value="68" calcext:value-type="float">
            <text:p>68</text:p>
          </table:table-cell>
          <table:table-cell table:style-name="ce12" office:value-type="float" office:value="4852" calcext:value-type="float">
            <text:p>4852</text:p>
          </table:table-cell>
          <table:table-cell table:style-name="ce8" office:value-type="float" office:value="4886" calcext:value-type="float">
            <text:p>4886</text:p>
          </table:table-cell>
          <table:table-cell table:style-name="ce8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8" office:value-type="float" office:value="2093" calcext:value-type="float">
            <text:p>2093</text:p>
          </table:table-cell>
          <table:table-cell table:number-columns-repeated="2"/>
          <table:table-cell table:formula="of:=[.E45]-[.D45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5]" office:value-type="string" office:string-value="115Nb" calcext:value-type="string">
            <text:p>115Nb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4887" calcext:value-type="float">
            <text:p>4887</text:p>
          </table:table-cell>
          <table:table-cell table:style-name="ce9" office:value-type="float" office:value="4897" calcext:value-type="float">
            <text:p>4897</text:p>
          </table:table-cell>
          <table:table-cell table:number-columns-repeated="2" table:style-name="ce9" office:value-type="float" office:value="70" calcext:value-type="float">
            <text:p>70</text:p>
          </table:table-cell>
          <table:table-cell table:style-name="ce9" office:value-type="float" office:value="2094" calcext:value-type="float">
            <text:p>2094</text:p>
          </table:table-cell>
          <table:table-cell table:style-name="ce9" office:value-type="string" calcext:value-type="string">
            <text:p>Not merged</text:p>
          </table:table-cell>
          <table:table-cell/>
          <table:table-cell table:formula="of:=[.E46]-[.D46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46]" office:value-type="string" office:string-value="115Nb" calcext:value-type="string">
            <text:p>115Nb</text:p>
          </table:table-cell>
          <table:table-cell table:style-name="ce8" office:value-type="float" office:value="71" calcext:value-type="float">
            <text:p>71</text:p>
          </table:table-cell>
          <table:table-cell table:style-name="ce12" office:value-type="float" office:value="4898" calcext:value-type="float">
            <text:p>4898</text:p>
          </table:table-cell>
          <table:table-cell table:style-name="ce8" office:value-type="float" office:value="4902" calcext:value-type="float">
            <text:p>4902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2"/>
          <table:table-cell table:formula="of:=[.E47]-[.D47]+1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47]" office:value-type="string" office:string-value="115Nb" calcext:value-type="string">
            <text:p>115Nb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903" calcext:value-type="float">
            <text:p>4903</text:p>
          </table:table-cell>
          <table:table-cell table:style-name="ce9" office:value-type="float" office:value="4905" calcext:value-type="float">
            <text:p>4905</text:p>
          </table:table-cell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string" calcext:value-type="string">
            <text:p>Not merged, short</text:p>
          </table:table-cell>
          <table:table-cell/>
          <table:table-cell table:formula="of:=[.E48]-[.D48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48]" office:value-type="string" office:string-value="115Nb" calcext:value-type="string">
            <text:p>115Nb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906" calcext:value-type="float">
            <text:p>4906</text:p>
          </table:table-cell>
          <table:table-cell table:style-name="ce9" office:value-type="float" office:value="4944" calcext:value-type="float">
            <text:p>4944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2097" calcext:value-type="float">
            <text:p>2097</text:p>
          </table:table-cell>
          <table:table-cell table:style-name="ce9" office:value-type="string" calcext:value-type="string">
            <text:p>Not merged</text:p>
          </table:table-cell>
          <table:table-cell/>
          <table:table-cell table:formula="of:=[.E49]-[.D49]+1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B49]" office:value-type="string" office:string-value="115Nb" calcext:value-type="string">
            <text:p>115Nb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945" calcext:value-type="float">
            <text:p>4945</text:p>
          </table:table-cell>
          <table:table-cell table:style-name="ce9" office:value-type="float" office:value="4982" calcext:value-type="float">
            <text:p>4982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098" calcext:value-type="float">
            <text:p>2098</text:p>
          </table:table-cell>
          <table:table-cell table:style-name="ce9" office:value-type="string" calcext:value-type="string">
            <text:p>Not merged</text:p>
          </table:table-cell>
          <table:table-cell/>
          <table:table-cell table:formula="of:=[.E50]-[.D50]+1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.B50]" office:value-type="string" office:string-value="115Nb" calcext:value-type="string">
            <text:p>115Nb</text:p>
          </table:table-cell>
          <table:table-cell table:style-name="ce8" office:value-type="float" office:value="77" calcext:value-type="float">
            <text:p>77</text:p>
          </table:table-cell>
          <table:table-cell table:style-name="ce12" office:value-type="float" office:value="4983" calcext:value-type="float">
            <text:p>4983</text:p>
          </table:table-cell>
          <table:table-cell table:style-name="ce8" office:value-type="float" office:value="5003" calcext:value-type="float">
            <text:p>5003</text:p>
          </table:table-cell>
          <table:table-cell table:style-name="ce8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8" office:value-type="float" office:value="2103" calcext:value-type="float">
            <text:p>2103</text:p>
          </table:table-cell>
          <table:table-cell office:value-type="string" calcext:value-type="string">
            <text:p>no problem</text:p>
          </table:table-cell>
          <table:table-cell/>
          <table:table-cell table:formula="of:=[.E51]-[.D51]+1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51]" office:value-type="string" office:string-value="115Nb" calcext:value-type="string">
            <text:p>115Nb</text:p>
          </table:table-cell>
          <table:table-cell table:style-name="ce8" office:value-type="float" office:value="78" calcext:value-type="float">
            <text:p>78</text:p>
          </table:table-cell>
          <table:table-cell table:style-name="ce12" office:value-type="float" office:value="5004" calcext:value-type="float">
            <text:p>5004</text:p>
          </table:table-cell>
          <table:table-cell table:style-name="ce8" office:value-type="float" office:value="5023" calcext:value-type="float">
            <text:p>5023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2107" calcext:value-type="float">
            <text:p>2107</text:p>
          </table:table-cell>
          <table:table-cell office:value-type="string" calcext:value-type="string">
            <text:p>no problem</text:p>
          </table:table-cell>
          <table:table-cell/>
          <table:table-cell table:formula="of:=[.E52]-[.D52]+1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52]" office:value-type="string" office:string-value="115Nb" calcext:value-type="string">
            <text:p>115Nb</text:p>
          </table:table-cell>
          <table:table-cell table:style-name="ce8" office:value-type="float" office:value="79" calcext:value-type="float">
            <text:p>79</text:p>
          </table:table-cell>
          <table:table-cell table:style-name="ce12" office:value-type="float" office:value="5024" calcext:value-type="float">
            <text:p>5024</text:p>
          </table:table-cell>
          <table:table-cell table:style-name="ce8" office:value-type="float" office:value="5027" calcext:value-type="float">
            <text:p>5027</text:p>
          </table:table-cell>
          <table:table-cell table:style-name="ce8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2109" calcext:value-type="float">
            <text:p>2109</text:p>
          </table:table-cell>
          <table:table-cell table:number-columns-repeated="2"/>
          <table:table-cell table:formula="of:=[.E53]-[.D53]+1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53]" office:value-type="string" office:string-value="115Nb" calcext:value-type="string">
            <text:p>115Nb</text:p>
          </table:table-cell>
          <table:table-cell office:value-type="float" office:value="80" calcext:value-type="float">
            <text:p>80</text:p>
          </table:table-cell>
          <table:table-cell office:value-type="float" office:value="5028" calcext:value-type="float">
            <text:p>5028</text:p>
          </table:table-cell>
          <table:table-cell office:value-type="float" office:value="5064" calcext:value-type="float">
            <text:p>506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2110" calcext:value-type="float">
            <text:p>2110</text:p>
          </table:table-cell>
          <table:table-cell table:number-columns-repeated="2"/>
          <table:table-cell table:formula="of:=[.E54]-[.D54]+1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54]" office:value-type="string" office:string-value="115Nb" calcext:value-type="string">
            <text:p>115Nb</text:p>
          </table:table-cell>
          <table:table-cell office:value-type="float" office:value="82" calcext:value-type="float">
            <text:p>82</text:p>
          </table:table-cell>
          <table:table-cell office:value-type="float" office:value="5065" calcext:value-type="float">
            <text:p>5065</text:p>
          </table:table-cell>
          <table:table-cell office:value-type="float" office:value="5101" calcext:value-type="float">
            <text:p>510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table:style-name="ce15" table:formula="of:=[.E55]-[.D55]+1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55]" office:value-type="string" office:string-value="115Nb" calcext:value-type="string">
            <text:p>115Nb</text:p>
          </table:table-cell>
          <table:table-cell office:value-type="float" office:value="84" calcext:value-type="float">
            <text:p>84</text:p>
          </table:table-cell>
          <table:table-cell office:value-type="float" office:value="5102" calcext:value-type="float">
            <text:p>5102</text:p>
          </table:table-cell>
          <table:table-cell office:value-type="float" office:value="5134" calcext:value-type="float">
            <text:p>513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table:style-name="ce15" table:formula="of:=[.E56]-[.D56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56]" office:value-type="string" office:string-value="115Nb" calcext:value-type="string">
            <text:p>115Nb</text:p>
          </table:table-cell>
          <table:table-cell table:style-name="ce8" office:value-type="float" office:value="86" calcext:value-type="float">
            <text:p>86</text:p>
          </table:table-cell>
          <table:table-cell table:style-name="ce12" office:value-type="float" office:value="5135" calcext:value-type="float">
            <text:p>5135</text:p>
          </table:table-cell>
          <table:table-cell table:style-name="ce8" office:value-type="float" office:value="5167" calcext:value-type="float">
            <text:p>5167</text:p>
          </table:table-cell>
          <table:table-cell table:style-name="ce8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8" office:value-type="float" office:value="2113" calcext:value-type="float">
            <text:p>2113</text:p>
          </table:table-cell>
          <table:table-cell table:number-columns-repeated="2"/>
          <table:table-cell table:style-name="ce15" table:formula="of:=[.E57]-[.D57]+1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table:style-name="ce8" office:value-type="float" office:value="88" calcext:value-type="float">
            <text:p>88</text:p>
          </table:table-cell>
          <table:table-cell table:style-name="ce12" office:value-type="float" office:value="5168" calcext:value-type="float">
            <text:p>5168</text:p>
          </table:table-cell>
          <table:table-cell table:style-name="ce8" office:value-type="float" office:value="5175" calcext:value-type="float">
            <text:p>5175</text:p>
          </table:table-cell>
          <table:table-cell table:style-name="ce8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8" office:value-type="float" office:value="2126" calcext:value-type="float">
            <text:p>2126</text:p>
          </table:table-cell>
          <table:table-cell table:number-columns-repeated="2"/>
          <table:table-cell table:formula="of:=[.E58]-[.D58]+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89" calcext:value-type="float">
            <text:p>89</text:p>
          </table:table-cell>
          <table:table-cell office:value-type="float" office:value="5176" calcext:value-type="float">
            <text:p>5176</text:p>
          </table:table-cell>
          <table:table-cell office:value-type="float" office:value="5190" calcext:value-type="float">
            <text:p>519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127" calcext:value-type="float">
            <text:p>2127</text:p>
          </table:table-cell>
          <table:table-cell table:number-columns-repeated="2"/>
          <table:table-cell table:formula="of:=[.E59]-[.D59]+1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90" calcext:value-type="float">
            <text:p>90</text:p>
          </table:table-cell>
          <table:table-cell office:value-type="float" office:value="5191" calcext:value-type="float">
            <text:p>5191</text:p>
          </table:table-cell>
          <table:table-cell office:value-type="float" office:value="5227" calcext:value-type="float">
            <text:p>522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128" calcext:value-type="float">
            <text:p>2128</text:p>
          </table:table-cell>
          <table:table-cell table:number-columns-repeated="2"/>
          <table:table-cell table:formula="of:=[.E60]-[.D60]+1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92" calcext:value-type="float">
            <text:p>92</text:p>
          </table:table-cell>
          <table:table-cell office:value-type="float" office:value="5228" calcext:value-type="float">
            <text:p>5228</text:p>
          </table:table-cell>
          <table:table-cell office:value-type="float" office:value="5265" calcext:value-type="float">
            <text:p>526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2129" calcext:value-type="float">
            <text:p>2129</text:p>
          </table:table-cell>
          <table:table-cell table:number-columns-repeated="2"/>
          <table:table-cell table:style-name="ce15" table:formula="of:=[.E61]-[.D61]+1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94" calcext:value-type="float">
            <text:p>94</text:p>
          </table:table-cell>
          <table:table-cell office:value-type="float" office:value="5266" calcext:value-type="float">
            <text:p>5266</text:p>
          </table:table-cell>
          <table:table-cell office:value-type="float" office:value="5306" calcext:value-type="float">
            <text:p>530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130" calcext:value-type="float">
            <text:p>2130</text:p>
          </table:table-cell>
          <table:table-cell table:number-columns-repeated="2"/>
          <table:table-cell table:style-name="ce15" table:formula="of:=[.E62]-[.D62]+1"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96" calcext:value-type="float">
            <text:p>96</text:p>
          </table:table-cell>
          <table:table-cell office:value-type="float" office:value="5307" calcext:value-type="float">
            <text:p>5307</text:p>
          </table:table-cell>
          <table:table-cell office:value-type="float" office:value="5348" calcext:value-type="float">
            <text:p>534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style-name="ce15" table:formula="of:=[.E63]-[.D63]+1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98" calcext:value-type="float">
            <text:p>98</text:p>
          </table:table-cell>
          <table:table-cell office:value-type="float" office:value="5349" calcext:value-type="float">
            <text:p>5349</text:p>
          </table:table-cell>
          <table:table-cell office:value-type="float" office:value="5394" calcext:value-type="float">
            <text:p>53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132" calcext:value-type="float">
            <text:p>2132</text:p>
          </table:table-cell>
          <table:table-cell table:number-columns-repeated="2"/>
          <table:table-cell table:formula="of:=[.E64]-[.D64]+1" office:value-type="float" office:value="46" calcext:value-type="float">
            <text:p>46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table:style-name="ce8" office:value-type="float" office:value="101" calcext:value-type="float">
            <text:p>101</text:p>
          </table:table-cell>
          <table:table-cell table:style-name="ce12" office:value-type="float" office:value="5395" calcext:value-type="float">
            <text:p>5395</text:p>
          </table:table-cell>
          <table:table-cell table:style-name="ce8" office:value-type="float" office:value="5420" calcext:value-type="float">
            <text:p>5420</text:p>
          </table:table-cell>
          <table:table-cell table:style-name="ce8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8" office:value-type="float" office:value="2133" calcext:value-type="float">
            <text:p>2133</text:p>
          </table:table-cell>
          <table:table-cell table:number-columns-repeated="2"/>
          <table:table-cell table:formula="of:=[.E65]-[.D65]+1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7" office:value-type="string" calcext:value-type="string">
            <text:p>100Br (optimized for 102Sr)</text:p>
          </table:table-cell>
          <table:table-cell table:style-name="ce8" office:value-type="float" office:value="103" calcext:value-type="float">
            <text:p>103</text:p>
          </table:table-cell>
          <table:table-cell table:style-name="ce12" office:value-type="float" office:value="5421" calcext:value-type="float">
            <text:p>5421</text:p>
          </table:table-cell>
          <table:table-cell table:style-name="ce8" office:value-type="float" office:value="5444" calcext:value-type="float">
            <text:p>5444</text:p>
          </table:table-cell>
          <table:table-cell table:style-name="ce8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8" office:value-type="float" office:value="2137" calcext:value-type="float">
            <text:p>2137</text:p>
          </table:table-cell>
          <table:table-cell office:value-type="string" calcext:value-type="string">
            <text:p>Optimized for Sr102</text:p>
          </table:table-cell>
          <table:table-cell/>
          <table:table-cell table:style-name="ce16" table:formula="of:=[.E66]-[.D66]+1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table:style-name="ce8" office:value-type="float" office:value="104" calcext:value-type="float">
            <text:p>104</text:p>
          </table:table-cell>
          <table:table-cell table:style-name="ce12" office:value-type="float" office:value="5445" calcext:value-type="float">
            <text:p>5445</text:p>
          </table:table-cell>
          <table:table-cell table:style-name="ce8" office:value-type="float" office:value="5487" calcext:value-type="float">
            <text:p>5487</text:p>
          </table:table-cell>
          <table:table-cell table:style-name="ce8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2139" calcext:value-type="float">
            <text:p>2139</text:p>
          </table:table-cell>
          <table:table-cell table:number-columns-repeated="2"/>
          <table:table-cell table:formula="of:=[.E67]-[.D67]+1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106" calcext:value-type="float">
            <text:p>106</text:p>
          </table:table-cell>
          <table:table-cell office:value-type="float" office:value="5488" calcext:value-type="float">
            <text:p>5488</text:p>
          </table:table-cell>
          <table:table-cell office:value-type="float" office:value="5529" calcext:value-type="float">
            <text:p>552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2140" calcext:value-type="float">
            <text:p>2140</text:p>
          </table:table-cell>
          <table:table-cell table:number-columns-repeated="2"/>
          <table:table-cell table:formula="of:=[.E68]-[.D68]+1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108" calcext:value-type="float">
            <text:p>108</text:p>
          </table:table-cell>
          <table:table-cell office:value-type="float" office:value="5530" calcext:value-type="float">
            <text:p>5530</text:p>
          </table:table-cell>
          <table:table-cell office:value-type="float" office:value="5551" calcext:value-type="float">
            <text:p>555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141" calcext:value-type="float">
            <text:p>2141</text:p>
          </table:table-cell>
          <table:table-cell table:number-columns-repeated="2"/>
          <table:table-cell table:formula="of:=[.E69]-[.D69]+1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110" calcext:value-type="float">
            <text:p>110</text:p>
          </table:table-cell>
          <table:table-cell office:value-type="float" office:value="5552" calcext:value-type="float">
            <text:p>5552</text:p>
          </table:table-cell>
          <table:table-cell office:value-type="float" office:value="5594" calcext:value-type="float">
            <text:p>559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2142" calcext:value-type="float">
            <text:p>2142</text:p>
          </table:table-cell>
          <table:table-cell table:number-columns-repeated="2"/>
          <table:table-cell table:formula="of:=[.E70]-[.D70]+1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7" office:value-type="string" calcext:value-type="string">
            <text:p>100Br</text:p>
          </table:table-cell>
          <table:table-cell office:value-type="float" office:value="113" calcext:value-type="float">
            <text:p>113</text:p>
          </table:table-cell>
          <table:table-cell office:value-type="float" office:value="5595" calcext:value-type="float">
            <text:p>5595</text:p>
          </table:table-cell>
          <table:table-cell office:value-type="float" office:value="5639" calcext:value-type="float">
            <text:p>563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2143" calcext:value-type="float">
            <text:p>2143</text:p>
          </table:table-cell>
          <table:table-cell table:number-columns-repeated="2"/>
          <table:table-cell table:style-name="ce15" table:formula="of:=[.E71]-[.D71]+1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7" table:formula="of:=[.B71]" office:value-type="string" office:string-value="100Br" calcext:value-type="string">
            <text:p>100Br</text:p>
          </table:table-cell>
          <table:table-cell office:value-type="float" office:value="116" calcext:value-type="float">
            <text:p>116</text:p>
          </table:table-cell>
          <table:table-cell office:value-type="float" office:value="5640" calcext:value-type="float">
            <text:p>5640</text:p>
          </table:table-cell>
          <table:table-cell office:value-type="float" office:value="5679" calcext:value-type="float">
            <text:p>567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2144" calcext:value-type="float">
            <text:p>2144</text:p>
          </table:table-cell>
          <table:table-cell table:number-columns-repeated="2"/>
          <table:table-cell table:style-name="ce15" table:formula="of:=[.E72]-[.D72]+1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7" table:formula="of:=[.B72]" office:value-type="string" office:string-value="100Br" calcext:value-type="string">
            <text:p>100Br</text:p>
          </table:table-cell>
          <table:table-cell office:value-type="float" office:value="118" calcext:value-type="float">
            <text:p>118</text:p>
          </table:table-cell>
          <table:table-cell office:value-type="float" office:value="5680" calcext:value-type="float">
            <text:p>5680</text:p>
          </table:table-cell>
          <table:table-cell office:value-type="float" office:value="5718" calcext:value-type="float">
            <text:p>571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2145" calcext:value-type="float">
            <text:p>2145</text:p>
          </table:table-cell>
          <table:table-cell table:number-columns-repeated="2"/>
          <table:table-cell table:style-name="ce15" table:formula="of:=[.E73]-[.D73]+1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7" table:formula="of:=[.B73]" office:value-type="string" office:string-value="100Br" calcext:value-type="string">
            <text:p>100Br</text:p>
          </table:table-cell>
          <table:table-cell office:value-type="float" office:value="120" calcext:value-type="float">
            <text:p>120</text:p>
          </table:table-cell>
          <table:table-cell office:value-type="float" office:value="5719" calcext:value-type="float">
            <text:p>5719</text:p>
          </table:table-cell>
          <table:table-cell office:value-type="float" office:value="5754" calcext:value-type="float">
            <text:p>575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2146" calcext:value-type="float">
            <text:p>2146</text:p>
          </table:table-cell>
          <table:table-cell table:number-columns-repeated="2"/>
          <table:table-cell table:formula="of:=[.E74]-[.D74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7" table:formula="of:=[.B74]" office:value-type="string" office:string-value="100Br" calcext:value-type="string">
            <text:p>100Br</text:p>
          </table:table-cell>
          <table:table-cell table:style-name="ce8" office:value-type="float" office:value="122" calcext:value-type="float">
            <text:p>122</text:p>
          </table:table-cell>
          <table:table-cell table:style-name="ce12" office:value-type="float" office:value="5755" calcext:value-type="float">
            <text:p>5755</text:p>
          </table:table-cell>
          <table:table-cell table:style-name="ce8" office:value-type="float" office:value="5790" calcext:value-type="float">
            <text:p>5790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8" office:value-type="float" office:value="2147" calcext:value-type="float">
            <text:p>2147</text:p>
          </table:table-cell>
          <table:table-cell table:number-columns-repeated="2"/>
          <table:table-cell table:formula="of:=[.E75]-[.D75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7" table:formula="of:=[.B75]" office:value-type="string" office:string-value="100Br" calcext:value-type="string">
            <text:p>100Br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791" calcext:value-type="float">
            <text:p>5791</text:p>
          </table:table-cell>
          <table:table-cell table:style-name="ce8" office:value-type="float" office:value="5828" calcext:value-type="float">
            <text:p>5828</text:p>
          </table:table-cell>
          <table:table-cell table:style-name="ce8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style-name="ce8" office:value-type="float" office:value="2148" calcext:value-type="float">
            <text:p>2148</text:p>
          </table:table-cell>
          <table:table-cell table:number-columns-repeated="2"/>
          <table:table-cell table:formula="of:=[.E76]-[.D76]+1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7" table:formula="of:=[.B76]" office:value-type="string" office:string-value="100Br" calcext:value-type="string">
            <text:p>100Br</text:p>
          </table:table-cell>
          <table:table-cell table:style-name="ce8" office:value-type="float" office:value="126" calcext:value-type="float">
            <text:p>126</text:p>
          </table:table-cell>
          <table:table-cell table:style-name="ce12" office:value-type="float" office:value="5829" calcext:value-type="float">
            <text:p>5829</text:p>
          </table:table-cell>
          <table:table-cell table:style-name="ce8" office:value-type="float" office:value="5867" calcext:value-type="float">
            <text:p>5867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style-name="ce8" office:value-type="float" office:value="2149" calcext:value-type="float">
            <text:p>2149</text:p>
          </table:table-cell>
          <table:table-cell table:number-columns-repeated="2"/>
          <table:table-cell table:formula="of:=[.E77]-[.D77]+1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7" table:formula="of:=[.B77]" office:value-type="string" office:string-value="100Br" calcext:value-type="string">
            <text:p>100Br</text:p>
          </table:table-cell>
          <table:table-cell table:style-name="ce8" office:value-type="float" office:value="128" calcext:value-type="float">
            <text:p>128</text:p>
          </table:table-cell>
          <table:table-cell table:style-name="ce12" office:value-type="float" office:value="5868" calcext:value-type="float">
            <text:p>5868</text:p>
          </table:table-cell>
          <table:table-cell table:style-name="ce8" office:value-type="float" office:value="5911" calcext:value-type="float">
            <text:p>5911</text:p>
          </table:table-cell>
          <table:table-cell table:style-name="ce8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150" calcext:value-type="float">
            <text:p>2150</text:p>
          </table:table-cell>
          <table:table-cell table:number-columns-repeated="2"/>
          <table:table-cell table:formula="of:=[.E78]-[.D78]+1" office:value-type="float" office:value="44" calcext:value-type="float">
            <text:p>44</text:p>
          </table:table-cell>
        </table:table-row>
        <table:table-row table:style-name="ro1">
          <table:table-cell/>
          <table:table-cell table:style-name="ce7" table:formula="of:=[.B78]" office:value-type="string" office:string-value="100Br" calcext:value-type="string">
            <text:p>100Br</text:p>
          </table:table-cell>
          <table:table-cell office:value-type="float" office:value="130" calcext:value-type="float">
            <text:p>130</text:p>
          </table:table-cell>
          <table:table-cell office:value-type="float" office:value="5912" calcext:value-type="float">
            <text:p>5912</text:p>
          </table:table-cell>
          <table:table-cell office:value-type="float" office:value="5951" calcext:value-type="float">
            <text:p>595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2151" calcext:value-type="float">
            <text:p>2151</text:p>
          </table:table-cell>
          <table:table-cell table:number-columns-repeated="2"/>
          <table:table-cell table:formula="of:=[.E79]-[.D79]+1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7" table:formula="of:=[.B79]" office:value-type="string" office:string-value="100Br" calcext:value-type="string">
            <text:p>100Br</text:p>
          </table:table-cell>
          <table:table-cell table:style-name="ce8" office:value-type="float" office:value="132" calcext:value-type="float">
            <text:p>132</text:p>
          </table:table-cell>
          <table:table-cell table:style-name="ce12" office:value-type="float" office:value="5951" calcext:value-type="float">
            <text:p>5951</text:p>
          </table:table-cell>
          <table:table-cell table:style-name="ce8" office:value-type="float" office:value="5968" calcext:value-type="float">
            <text:p>5968</text:p>
          </table:table-cell>
          <table:table-cell table:style-name="ce8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style-name="ce8" office:value-type="float" office:value="2152" calcext:value-type="float">
            <text:p>2152</text:p>
          </table:table-cell>
          <table:table-cell table:number-columns-repeated="2"/>
          <table:table-cell table:formula="of:=[.E80]-[.D80]+1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7" table:formula="of:=[.B80]" office:value-type="string" office:string-value="100Br" calcext:value-type="string">
            <text:p>100Br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float" office:value="5969" calcext:value-type="float">
            <text:p>5969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table:style-name="ce8" office:value-type="float" office:value="2153" calcext:value-type="float">
            <text:p>2153</text:p>
          </table:table-cell>
          <table:table-cell office:value-type="string" calcext:value-type="string">
            <text:p>Background no beam</text:p>
          </table:table-cell>
          <table:table-cell/>
          <table:table-cell table:formula="of:=[.E81]-[.D81]+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table:formula="of:=[.B81]" office:value-type="string" office:string-value="100Br" calcext:value-type="string">
            <text:p>100Br</text:p>
          </table:table-cell>
          <table:table-cell table:style-name="ce8" office:value-type="float" office:value="134" calcext:value-type="float">
            <text:p>134</text:p>
          </table:table-cell>
          <table:table-cell table:style-name="ce12" office:value-type="float" office:value="5970" calcext:value-type="float">
            <text:p>5970</text:p>
          </table:table-cell>
          <table:table-cell table:style-name="ce8" office:value-type="float" office:value="5974" calcext:value-type="float">
            <text:p>5974</text:p>
          </table:table-cell>
          <table:table-cell table:style-name="ce8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style-name="ce8" office:value-type="float" office:value="2154" calcext:value-type="float">
            <text:p>2154</text:p>
          </table:table-cell>
          <table:table-cell table:number-columns-repeated="2"/>
          <table:table-cell table:formula="of:=[.E82]-[.D82]+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7" table:formula="of:=[.B82]" office:value-type="string" office:string-value="100Br" calcext:value-type="string">
            <text:p>100Br</text:p>
          </table:table-cell>
          <table:table-cell office:value-type="float" office:value="135" calcext:value-type="float">
            <text:p>135</text:p>
          </table:table-cell>
          <table:table-cell office:value-type="float" office:value="5975" calcext:value-type="float">
            <text:p>5975</text:p>
          </table:table-cell>
          <table:table-cell office:value-type="float" office:value="6011" calcext:value-type="float">
            <text:p>601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2155" calcext:value-type="float">
            <text:p>2155</text:p>
          </table:table-cell>
          <table:table-cell table:number-columns-repeated="2"/>
          <table:table-cell table:formula="of:=[.E83]-[.D83]+1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7" table:formula="of:=[.B83]" office:value-type="string" office:string-value="100Br" calcext:value-type="string">
            <text:p>100Br</text:p>
          </table:table-cell>
          <table:table-cell office:value-type="float" office:value="137" calcext:value-type="float">
            <text:p>137</text:p>
          </table:table-cell>
          <table:table-cell office:value-type="float" office:value="6012" calcext:value-type="float">
            <text:p>6012</text:p>
          </table:table-cell>
          <table:table-cell office:value-type="float" office:value="6053" calcext:value-type="float">
            <text:p>605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2156" calcext:value-type="float">
            <text:p>2156</text:p>
          </table:table-cell>
          <table:table-cell table:number-columns-repeated="2"/>
          <table:table-cell table:formula="of:=[.E84]-[.D84]+1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7" table:formula="of:=[.B84]" office:value-type="string" office:string-value="100Br" calcext:value-type="string">
            <text:p>100Br</text:p>
          </table:table-cell>
          <table:table-cell office:value-type="float" office:value="139" calcext:value-type="float">
            <text:p>139</text:p>
          </table:table-cell>
          <table:table-cell office:value-type="float" office:value="6054" calcext:value-type="float">
            <text:p>6054</text:p>
          </table:table-cell>
          <table:table-cell office:value-type="float" office:value="6087" calcext:value-type="float">
            <text:p>608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table:formula="of:=[.E85]-[.D85]+1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7" table:formula="of:=[.B85]" office:value-type="string" office:string-value="100Br" calcext:value-type="string">
            <text:p>100Br</text:p>
          </table:table-cell>
          <table:table-cell office:value-type="float" office:value="141" calcext:value-type="float">
            <text:p>141</text:p>
          </table:table-cell>
          <table:table-cell office:value-type="float" office:value="6088" calcext:value-type="float">
            <text:p>6088</text:p>
          </table:table-cell>
          <table:table-cell office:value-type="float" office:value="6126" calcext:value-type="float">
            <text:p>612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table:style-name="ce15" table:formula="of:=[.E86]-[.D86]+1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7" table:formula="of:=[.B86]" office:value-type="string" office:string-value="100Br" calcext:value-type="string">
            <text:p>100Br</text:p>
          </table:table-cell>
          <table:table-cell office:value-type="float" office:value="143" calcext:value-type="float">
            <text:p>143</text:p>
          </table:table-cell>
          <table:table-cell office:value-type="float" office:value="6127" calcext:value-type="float">
            <text:p>6127</text:p>
          </table:table-cell>
          <table:table-cell office:value-type="float" office:value="6172" calcext:value-type="float">
            <text:p>617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2159" calcext:value-type="float">
            <text:p>2159</text:p>
          </table:table-cell>
          <table:table-cell table:number-columns-repeated="2"/>
          <table:table-cell table:style-name="ce15" table:formula="of:=[.E87]-[.D87]+1" office:value-type="float" office:value="46" calcext:value-type="float">
            <text:p>46</text:p>
          </table:table-cell>
        </table:table-row>
        <table:table-row table:style-name="ro1">
          <table:table-cell/>
          <table:table-cell table:style-name="ce7" table:formula="of:=[.B87]" office:value-type="string" office:string-value="100Br" calcext:value-type="string">
            <text:p>100Br</text:p>
          </table:table-cell>
          <table:table-cell office:value-type="float" office:value="145" calcext:value-type="float">
            <text:p>145</text:p>
          </table:table-cell>
          <table:table-cell office:value-type="float" office:value="6173" calcext:value-type="float">
            <text:p>6173</text:p>
          </table:table-cell>
          <table:table-cell office:value-type="float" office:value="6206" calcext:value-type="float">
            <text:p>620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160" calcext:value-type="float">
            <text:p>2160</text:p>
          </table:table-cell>
          <table:table-cell table:number-columns-repeated="2"/>
          <table:table-cell table:style-name="ce15" table:formula="of:=[.E88]-[.D88]+1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7" table:formula="of:=[.B88]" office:value-type="string" office:string-value="100Br" calcext:value-type="string">
            <text:p>100Br</text:p>
          </table:table-cell>
          <table:table-cell office:value-type="float" office:value="147" calcext:value-type="float">
            <text:p>147</text:p>
          </table:table-cell>
          <table:table-cell office:value-type="float" office:value="6207" calcext:value-type="float">
            <text:p>6207</text:p>
          </table:table-cell>
          <table:table-cell office:value-type="float" office:value="6241" calcext:value-type="float">
            <text:p>624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161" calcext:value-type="float">
            <text:p>2161</text:p>
          </table:table-cell>
          <table:table-cell table:number-columns-repeated="2"/>
          <table:table-cell table:formula="of:=[.E89]-[.D89]+1" office:value-type="float" office:value="35" calcext:value-type="float">
            <text:p>35</text:p>
          </table:table-cell>
        </table:table-row>
      </table:table>
      <table:named-expressions/>
      <table:database-ranges>
        <table:database-range table:name="__Anonymous_Sheet_DB__0" table:target-range-address="fromlistofrootfiles.A8:fromlistofrootfiles.C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43:03.340659617</meta:creation-date>
    <meta:generator>LibreOffice/5.0.6.2$Linux_X86_64 LibreOffice_project/00$Build-2</meta:generator>
    <dc:date>2019-10-29T19:11:02.154651380</dc:date>
    <meta:editing-duration>PT5H26M26S</meta:editing-duration>
    <meta:editing-cycles>170</meta:editing-cycles>
    <meta:document-statistic meta:table-count="2" meta:cell-count="1511" meta:object-count="0"/>
  </office:meta>
</office:document-meta>
</file>